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0.44pt"/>
    </style:style>
    <style:style style:name="co4" style:family="table-column">
      <style:table-column-properties fo:break-before="auto" style:column-width="13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query-likelihood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3"/>
          <table:table-cell table:style-name="ce1" office:value-type="string" calcext:value-type="string">
            <text:p>Jelinek-Mercer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3"/>
          <table:table-cell table:style-name="ce1" office:value-type="string" calcext:value-type="string">
            <text:p>Dirichlet-Priors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3"/>
          <table:table-cell table:style-name="ce4" office:value-type="string" calcext:value-type="string">
            <text:p>TF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bierta</text:p>
          </table:table-cell>
          <table:table-cell table:style-name="ce7" table:formula="of:=[.Z2]/[.Z$48]" office:value-type="float" office:value="0" calcext:value-type="float">
            <text:p>0.0000</text:p>
          </table:table-cell>
          <table:table-cell table:style-name="ce7" table:formula="of:=[.AA2]/[.AA$48]" office:value-type="float" office:value="0" calcext:value-type="float">
            <text:p>0.0000</text:p>
          </table:table-cell>
          <table:table-cell table:style-name="ce7" table:formula="of:=[.AB2]/[.AB$48]" office:value-type="float" office:value="0" calcext:value-type="float">
            <text:p>0.0000</text:p>
          </table:table-cell>
          <table:table-cell table:style-name="ce7" table:formula="of:=[.AC2]/[.AC$48]" office:value-type="float" office:value="0" calcext:value-type="float">
            <text:p>0.0000</text:p>
          </table:table-cell>
          <table:table-cell table:style-name="ce7" table:formula="of:=[.AD2]/[.AD$48]" office:value-type="float" office:value="0.0833333333333333" calcext:value-type="float">
            <text:p>0.0833</text:p>
          </table:table-cell>
          <table:table-cell table:style-name="ce7" table:formula="of:=[.AE2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abierta</text:p>
          </table:table-cell>
          <table:table-cell table:style-name="ce7" table:formula="of:=(1-[.$J$47])*([.Z2]/[.Z$48])+[.$J$47]*(SUM([.$Z2:.$AE2])/[.$J$48])" office:value-type="float" office:value="0.116666666666667" calcext:value-type="float">
            <text:p>0.1167</text:p>
          </table:table-cell>
          <table:table-cell table:style-name="ce7" table:formula="of:=(1-[.$J$47])*([.AA2]/[.AA$48])+[.$J$47]*(SUM([.$Z2:.$AE2])/[.$J$48])" office:value-type="float" office:value="0.116666666666667" calcext:value-type="float">
            <text:p>0.1167</text:p>
          </table:table-cell>
          <table:table-cell table:style-name="ce7" table:formula="of:=(1-[.$J$47])*([.AB2]/[.AB$48])+[.$J$47]*(SUM([.$Z2:.$AE2])/[.$J$48])" office:value-type="float" office:value="0.116666666666667" calcext:value-type="float">
            <text:p>0.1167</text:p>
          </table:table-cell>
          <table:table-cell table:style-name="ce7" table:formula="of:=(1-[.$J$47])*([.AC2]/[.AC$48])+[.$J$47]*(SUM([.$Z2:.$AE2])/[.$J$48])" office:value-type="float" office:value="0.116666666666667" calcext:value-type="float">
            <text:p>0.1167</text:p>
          </table:table-cell>
          <table:table-cell table:style-name="ce7" table:formula="of:=(1-[.$J$47])*([.AD2]/[.AD$48])+[.$J$47]*(SUM([.$Z2:.$AE2])/[.$J$48])" office:value-type="float" office:value="0.141666666666667" calcext:value-type="float">
            <text:p>0.1417</text:p>
          </table:table-cell>
          <table:table-cell table:style-name="ce7" table:formula="of:=(1-[.$J$47])*([.AE2]/[.AE$48])+[.$J$47]*(SUM([.$Z2:.$AE2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abierta</text:p>
          </table:table-cell>
          <table:table-cell table:style-name="ce7" table:formula="of:=([.Z2]+[.$R$47]*(SUM([.$Z2:.$AE2])/[.$R$48]))/([.$R$48]+[.$R$47])" office:value-type="float" office:value="0.166168162180126" calcext:value-type="float">
            <text:p>0.1662</text:p>
          </table:table-cell>
          <table:table-cell table:style-name="ce7" table:formula="of:=([.AA2]+[.$R$47]*(SUM([.$Z2:.$AE2])/[.$R$48]))/([.$R$48]+[.$R$47])" office:value-type="float" office:value="0.166168162180126" calcext:value-type="float">
            <text:p>0.1662</text:p>
          </table:table-cell>
          <table:table-cell table:style-name="ce7" table:formula="of:=([.AB2]+[.$R$47]*(SUM([.$Z2:.$AE2])/[.$R$48]))/([.$R$48]+[.$R$47])" office:value-type="float" office:value="0.166168162180126" calcext:value-type="float">
            <text:p>0.1662</text:p>
          </table:table-cell>
          <table:table-cell table:style-name="ce7" table:formula="of:=([.AC2]+[.$R$47]*(SUM([.$Z2:.$AE2])/[.$R$48]))/([.$R$48]+[.$R$47])" office:value-type="float" office:value="0.166168162180126" calcext:value-type="float">
            <text:p>0.1662</text:p>
          </table:table-cell>
          <table:table-cell table:style-name="ce7" table:formula="of:=([.AD2]+[.$R$47]*(SUM([.$Z2:.$AE2])/[.$R$48]))/([.$R$48]+[.$R$47])" office:value-type="float" office:value="0.166666666666667" calcext:value-type="float">
            <text:p>0.1667</text:p>
          </table:table-cell>
          <table:table-cell table:style-name="ce7" table:formula="of:=([.AE2]+[.$R$47]*(SUM([.$Z2:.$AE2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abierta</text:p>
          </table:table-cell>
          <table:table-cell table:style-name="ce4" table:number-columns-repeated="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accesible</text:p>
          </table:table-cell>
          <table:table-cell table:style-name="ce7" table:formula="of:=[.Z3]/[.Z$48]" office:value-type="float" office:value="0" calcext:value-type="float">
            <text:p>0.0000</text:p>
          </table:table-cell>
          <table:table-cell table:style-name="ce7" table:formula="of:=[.AA3]/[.AA$48]" office:value-type="float" office:value="0" calcext:value-type="float">
            <text:p>0.0000</text:p>
          </table:table-cell>
          <table:table-cell table:style-name="ce7" table:formula="of:=[.AB3]/[.AB$48]" office:value-type="float" office:value="0" calcext:value-type="float">
            <text:p>0.0000</text:p>
          </table:table-cell>
          <table:table-cell table:style-name="ce7" table:formula="of:=[.AC3]/[.AC$48]" office:value-type="float" office:value="0" calcext:value-type="float">
            <text:p>0.0000</text:p>
          </table:table-cell>
          <table:table-cell table:style-name="ce7" table:formula="of:=[.AD3]/[.AD$48]" office:value-type="float" office:value="0.0833333333333333" calcext:value-type="float">
            <text:p>0.0833</text:p>
          </table:table-cell>
          <table:table-cell table:style-name="ce7" table:formula="of:=[.AE3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accesible</text:p>
          </table:table-cell>
          <table:table-cell table:style-name="ce7" table:formula="of:=(1-[.$J$47])*([.Z3]/[.Z$48])+[.$J$47]*(SUM([.$Z3:.$AE3])/[.$J$48])" office:value-type="float" office:value="0.116666666666667" calcext:value-type="float">
            <text:p>0.1167</text:p>
          </table:table-cell>
          <table:table-cell table:style-name="ce7" table:formula="of:=(1-[.$J$47])*([.AA3]/[.AA$48])+[.$J$47]*(SUM([.$Z3:.$AE3])/[.$J$48])" office:value-type="float" office:value="0.116666666666667" calcext:value-type="float">
            <text:p>0.1167</text:p>
          </table:table-cell>
          <table:table-cell table:style-name="ce7" table:formula="of:=(1-[.$J$47])*([.AB3]/[.AB$48])+[.$J$47]*(SUM([.$Z3:.$AE3])/[.$J$48])" office:value-type="float" office:value="0.116666666666667" calcext:value-type="float">
            <text:p>0.1167</text:p>
          </table:table-cell>
          <table:table-cell table:style-name="ce7" table:formula="of:=(1-[.$J$47])*([.AC3]/[.AC$48])+[.$J$47]*(SUM([.$Z3:.$AE3])/[.$J$48])" office:value-type="float" office:value="0.116666666666667" calcext:value-type="float">
            <text:p>0.1167</text:p>
          </table:table-cell>
          <table:table-cell table:style-name="ce7" table:formula="of:=(1-[.$J$47])*([.AD3]/[.AD$48])+[.$J$47]*(SUM([.$Z3:.$AE3])/[.$J$48])" office:value-type="float" office:value="0.141666666666667" calcext:value-type="float">
            <text:p>0.1417</text:p>
          </table:table-cell>
          <table:table-cell table:style-name="ce7" table:formula="of:=(1-[.$J$47])*([.AE3]/[.AE$48])+[.$J$47]*(SUM([.$Z3:.$AE3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accesible</text:p>
          </table:table-cell>
          <table:table-cell table:style-name="ce7" table:formula="of:=([.Z3]+[.$R$47]*(SUM([.$Z3:.$AE3])/[.$R$48]))/([.$R$48]+[.$R$47])" office:value-type="float" office:value="0.166168162180126" calcext:value-type="float">
            <text:p>0.1662</text:p>
          </table:table-cell>
          <table:table-cell table:style-name="ce7" table:formula="of:=([.AA3]+[.$R$47]*(SUM([.$Z3:.$AE3])/[.$R$48]))/([.$R$48]+[.$R$47])" office:value-type="float" office:value="0.166168162180126" calcext:value-type="float">
            <text:p>0.1662</text:p>
          </table:table-cell>
          <table:table-cell table:style-name="ce7" table:formula="of:=([.AB3]+[.$R$47]*(SUM([.$Z3:.$AE3])/[.$R$48]))/([.$R$48]+[.$R$47])" office:value-type="float" office:value="0.166168162180126" calcext:value-type="float">
            <text:p>0.1662</text:p>
          </table:table-cell>
          <table:table-cell table:style-name="ce7" table:formula="of:=([.AC3]+[.$R$47]*(SUM([.$Z3:.$AE3])/[.$R$48]))/([.$R$48]+[.$R$47])" office:value-type="float" office:value="0.166168162180126" calcext:value-type="float">
            <text:p>0.1662</text:p>
          </table:table-cell>
          <table:table-cell table:style-name="ce7" table:formula="of:=([.AD3]+[.$R$47]*(SUM([.$Z3:.$AE3])/[.$R$48]))/([.$R$48]+[.$R$47])" office:value-type="float" office:value="0.166666666666667" calcext:value-type="float">
            <text:p>0.1667</text:p>
          </table:table-cell>
          <table:table-cell table:style-name="ce7" table:formula="of:=([.AE3]+[.$R$47]*(SUM([.$Z3:.$AE3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accesible</text:p>
          </table:table-cell>
          <table:table-cell table:style-name="ce4" table:number-columns-repeated="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acceso</text:p>
          </table:table-cell>
          <table:table-cell table:style-name="ce7" table:formula="of:=[.Z4]/[.Z$48]" office:value-type="float" office:value="0" calcext:value-type="float">
            <text:p>0.0000</text:p>
          </table:table-cell>
          <table:table-cell table:style-name="ce7" table:formula="of:=[.AA4]/[.AA$48]" office:value-type="float" office:value="0.0714285714285714" calcext:value-type="float">
            <text:p>0.0714</text:p>
          </table:table-cell>
          <table:table-cell table:style-name="ce7" table:formula="of:=[.AB4]/[.AB$48]" office:value-type="float" office:value="0" calcext:value-type="float">
            <text:p>0.0000</text:p>
          </table:table-cell>
          <table:table-cell table:style-name="ce7" table:formula="of:=[.AC4]/[.AC$48]" office:value-type="float" office:value="0" calcext:value-type="float">
            <text:p>0.0000</text:p>
          </table:table-cell>
          <table:table-cell table:style-name="ce7" table:formula="of:=[.AD4]/[.AD$48]" office:value-type="float" office:value="0" calcext:value-type="float">
            <text:p>0.0000</text:p>
          </table:table-cell>
          <table:table-cell table:style-name="ce7" table:formula="of:=[.AE4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acceso</text:p>
          </table:table-cell>
          <table:table-cell table:style-name="ce7" table:formula="of:=(1-[.$J$47])*([.Z4]/[.Z$48])+[.$J$47]*(SUM([.$Z4:.$AE4])/[.$J$48])" office:value-type="float" office:value="0.116666666666667" calcext:value-type="float">
            <text:p>0.1167</text:p>
          </table:table-cell>
          <table:table-cell table:style-name="ce7" table:formula="of:=(1-[.$J$47])*([.AA4]/[.AA$48])+[.$J$47]*(SUM([.$Z4:.$AE4])/[.$J$48])" office:value-type="float" office:value="0.138095238095238" calcext:value-type="float">
            <text:p>0.1381</text:p>
          </table:table-cell>
          <table:table-cell table:style-name="ce7" table:formula="of:=(1-[.$J$47])*([.AB4]/[.AB$48])+[.$J$47]*(SUM([.$Z4:.$AE4])/[.$J$48])" office:value-type="float" office:value="0.116666666666667" calcext:value-type="float">
            <text:p>0.1167</text:p>
          </table:table-cell>
          <table:table-cell table:style-name="ce7" table:formula="of:=(1-[.$J$47])*([.AC4]/[.AC$48])+[.$J$47]*(SUM([.$Z4:.$AE4])/[.$J$48])" office:value-type="float" office:value="0.116666666666667" calcext:value-type="float">
            <text:p>0.1167</text:p>
          </table:table-cell>
          <table:table-cell table:style-name="ce7" table:formula="of:=(1-[.$J$47])*([.AD4]/[.AD$48])+[.$J$47]*(SUM([.$Z4:.$AE4])/[.$J$48])" office:value-type="float" office:value="0.116666666666667" calcext:value-type="float">
            <text:p>0.1167</text:p>
          </table:table-cell>
          <table:table-cell table:style-name="ce7" table:formula="of:=(1-[.$J$47])*([.AE4]/[.AE$48])+[.$J$47]*(SUM([.$Z4:.$AE4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acceso</text:p>
          </table:table-cell>
          <table:table-cell table:style-name="ce7" table:formula="of:=([.Z4]+[.$R$47]*(SUM([.$Z4:.$AE4])/[.$R$48]))/([.$R$48]+[.$R$47])" office:value-type="float" office:value="0.166168162180126" calcext:value-type="float">
            <text:p>0.1662</text:p>
          </table:table-cell>
          <table:table-cell table:style-name="ce7" table:formula="of:=([.AA4]+[.$R$47]*(SUM([.$Z4:.$AE4])/[.$R$48]))/([.$R$48]+[.$R$47])" office:value-type="float" office:value="0.166666666666667" calcext:value-type="float">
            <text:p>0.1667</text:p>
          </table:table-cell>
          <table:table-cell table:style-name="ce7" table:formula="of:=([.AB4]+[.$R$47]*(SUM([.$Z4:.$AE4])/[.$R$48]))/([.$R$48]+[.$R$47])" office:value-type="float" office:value="0.166168162180126" calcext:value-type="float">
            <text:p>0.1662</text:p>
          </table:table-cell>
          <table:table-cell table:style-name="ce7" table:formula="of:=([.AC4]+[.$R$47]*(SUM([.$Z4:.$AE4])/[.$R$48]))/([.$R$48]+[.$R$47])" office:value-type="float" office:value="0.166168162180126" calcext:value-type="float">
            <text:p>0.1662</text:p>
          </table:table-cell>
          <table:table-cell table:style-name="ce7" table:formula="of:=([.AD4]+[.$R$47]*(SUM([.$Z4:.$AE4])/[.$R$48]))/([.$R$48]+[.$R$47])" office:value-type="float" office:value="0.166168162180126" calcext:value-type="float">
            <text:p>0.1662</text:p>
          </table:table-cell>
          <table:table-cell table:style-name="ce7" table:formula="of:=([.AE4]+[.$R$47]*(SUM([.$Z4:.$AE4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acceso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ademas</text:p>
          </table:table-cell>
          <table:table-cell table:style-name="ce7" table:formula="of:=[.Z5]/[.Z$48]" office:value-type="float" office:value="0.0666666666666667" calcext:value-type="float">
            <text:p>0.0667</text:p>
          </table:table-cell>
          <table:table-cell table:style-name="ce7" table:formula="of:=[.AA5]/[.AA$48]" office:value-type="float" office:value="0" calcext:value-type="float">
            <text:p>0.0000</text:p>
          </table:table-cell>
          <table:table-cell table:style-name="ce7" table:formula="of:=[.AB5]/[.AB$48]" office:value-type="float" office:value="0" calcext:value-type="float">
            <text:p>0.0000</text:p>
          </table:table-cell>
          <table:table-cell table:style-name="ce7" table:formula="of:=[.AC5]/[.AC$48]" office:value-type="float" office:value="0" calcext:value-type="float">
            <text:p>0.0000</text:p>
          </table:table-cell>
          <table:table-cell table:style-name="ce7" table:formula="of:=[.AD5]/[.AD$48]" office:value-type="float" office:value="0" calcext:value-type="float">
            <text:p>0.0000</text:p>
          </table:table-cell>
          <table:table-cell table:style-name="ce7" table:formula="of:=[.AE5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ademas</text:p>
          </table:table-cell>
          <table:table-cell table:style-name="ce7" table:formula="of:=(1-[.$J$47])*([.Z5]/[.Z$48])+[.$J$47]*(SUM([.$Z5:.$AE5])/[.$J$48])" office:value-type="float" office:value="0.136666666666667" calcext:value-type="float">
            <text:p>0.1367</text:p>
          </table:table-cell>
          <table:table-cell table:style-name="ce7" table:formula="of:=(1-[.$J$47])*([.AA5]/[.AA$48])+[.$J$47]*(SUM([.$Z5:.$AE5])/[.$J$48])" office:value-type="float" office:value="0.116666666666667" calcext:value-type="float">
            <text:p>0.1167</text:p>
          </table:table-cell>
          <table:table-cell table:style-name="ce7" table:formula="of:=(1-[.$J$47])*([.AB5]/[.AB$48])+[.$J$47]*(SUM([.$Z5:.$AE5])/[.$J$48])" office:value-type="float" office:value="0.116666666666667" calcext:value-type="float">
            <text:p>0.1167</text:p>
          </table:table-cell>
          <table:table-cell table:style-name="ce7" table:formula="of:=(1-[.$J$47])*([.AC5]/[.AC$48])+[.$J$47]*(SUM([.$Z5:.$AE5])/[.$J$48])" office:value-type="float" office:value="0.116666666666667" calcext:value-type="float">
            <text:p>0.1167</text:p>
          </table:table-cell>
          <table:table-cell table:style-name="ce7" table:formula="of:=(1-[.$J$47])*([.AD5]/[.AD$48])+[.$J$47]*(SUM([.$Z5:.$AE5])/[.$J$48])" office:value-type="float" office:value="0.116666666666667" calcext:value-type="float">
            <text:p>0.1167</text:p>
          </table:table-cell>
          <table:table-cell table:style-name="ce7" table:formula="of:=(1-[.$J$47])*([.AE5]/[.AE$48])+[.$J$47]*(SUM([.$Z5:.$AE5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ademas</text:p>
          </table:table-cell>
          <table:table-cell table:style-name="ce7" table:formula="of:=([.Z5]+[.$R$47]*(SUM([.$Z5:.$AE5])/[.$R$48]))/([.$R$48]+[.$R$47])" office:value-type="float" office:value="0.166666666666667" calcext:value-type="float">
            <text:p>0.1667</text:p>
          </table:table-cell>
          <table:table-cell table:style-name="ce7" table:formula="of:=([.AA5]+[.$R$47]*(SUM([.$Z5:.$AE5])/[.$R$48]))/([.$R$48]+[.$R$47])" office:value-type="float" office:value="0.166168162180126" calcext:value-type="float">
            <text:p>0.1662</text:p>
          </table:table-cell>
          <table:table-cell table:style-name="ce7" table:formula="of:=([.AB5]+[.$R$47]*(SUM([.$Z5:.$AE5])/[.$R$48]))/([.$R$48]+[.$R$47])" office:value-type="float" office:value="0.166168162180126" calcext:value-type="float">
            <text:p>0.1662</text:p>
          </table:table-cell>
          <table:table-cell table:style-name="ce7" table:formula="of:=([.AC5]+[.$R$47]*(SUM([.$Z5:.$AE5])/[.$R$48]))/([.$R$48]+[.$R$47])" office:value-type="float" office:value="0.166168162180126" calcext:value-type="float">
            <text:p>0.1662</text:p>
          </table:table-cell>
          <table:table-cell table:style-name="ce7" table:formula="of:=([.AD5]+[.$R$47]*(SUM([.$Z5:.$AE5])/[.$R$48]))/([.$R$48]+[.$R$47])" office:value-type="float" office:value="0.166168162180126" calcext:value-type="float">
            <text:p>0.1662</text:p>
          </table:table-cell>
          <table:table-cell table:style-name="ce7" table:formula="of:=([.AE5]+[.$R$47]*(SUM([.$Z5:.$AE5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ademas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993"/>
        </table:table-row>
        <table:table-row table:style-name="ro1">
          <table:table-cell table:style-name="ce2" office:value-type="string" calcext:value-type="string">
            <text:p>asi</text:p>
          </table:table-cell>
          <table:table-cell table:style-name="ce7" table:formula="of:=[.Z6]/[.Z$48]" office:value-type="float" office:value="0" calcext:value-type="float">
            <text:p>0.0000</text:p>
          </table:table-cell>
          <table:table-cell table:style-name="ce7" table:formula="of:=[.AA6]/[.AA$48]" office:value-type="float" office:value="0" calcext:value-type="float">
            <text:p>0.0000</text:p>
          </table:table-cell>
          <table:table-cell table:style-name="ce7" table:formula="of:=[.AB6]/[.AB$48]" office:value-type="float" office:value="0.0769230769230769" calcext:value-type="float">
            <text:p>0.0769</text:p>
          </table:table-cell>
          <table:table-cell table:style-name="ce7" table:formula="of:=[.AC6]/[.AC$48]" office:value-type="float" office:value="0" calcext:value-type="float">
            <text:p>0.0000</text:p>
          </table:table-cell>
          <table:table-cell table:style-name="ce7" table:formula="of:=[.AD6]/[.AD$48]" office:value-type="float" office:value="0" calcext:value-type="float">
            <text:p>0.0000</text:p>
          </table:table-cell>
          <table:table-cell table:style-name="ce7" table:formula="of:=[.AE6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asi</text:p>
          </table:table-cell>
          <table:table-cell table:style-name="ce7" table:formula="of:=(1-[.$J$47])*([.Z6]/[.Z$48])+[.$J$47]*(SUM([.$Z6:.$AE6])/[.$J$48])" office:value-type="float" office:value="0.116666666666667" calcext:value-type="float">
            <text:p>0.1167</text:p>
          </table:table-cell>
          <table:table-cell table:style-name="ce7" table:formula="of:=(1-[.$J$47])*([.AA6]/[.AA$48])+[.$J$47]*(SUM([.$Z6:.$AE6])/[.$J$48])" office:value-type="float" office:value="0.116666666666667" calcext:value-type="float">
            <text:p>0.1167</text:p>
          </table:table-cell>
          <table:table-cell table:style-name="ce7" table:formula="of:=(1-[.$J$47])*([.AB6]/[.AB$48])+[.$J$47]*(SUM([.$Z6:.$AE6])/[.$J$48])" office:value-type="float" office:value="0.13974358974359" calcext:value-type="float">
            <text:p>0.1397</text:p>
          </table:table-cell>
          <table:table-cell table:style-name="ce7" table:formula="of:=(1-[.$J$47])*([.AC6]/[.AC$48])+[.$J$47]*(SUM([.$Z6:.$AE6])/[.$J$48])" office:value-type="float" office:value="0.116666666666667" calcext:value-type="float">
            <text:p>0.1167</text:p>
          </table:table-cell>
          <table:table-cell table:style-name="ce7" table:formula="of:=(1-[.$J$47])*([.AD6]/[.AD$48])+[.$J$47]*(SUM([.$Z6:.$AE6])/[.$J$48])" office:value-type="float" office:value="0.116666666666667" calcext:value-type="float">
            <text:p>0.1167</text:p>
          </table:table-cell>
          <table:table-cell table:style-name="ce7" table:formula="of:=(1-[.$J$47])*([.AE6]/[.AE$48])+[.$J$47]*(SUM([.$Z6:.$AE6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asi</text:p>
          </table:table-cell>
          <table:table-cell table:style-name="ce7" table:formula="of:=([.Z6]+[.$R$47]*(SUM([.$Z6:.$AE6])/[.$R$48]))/([.$R$48]+[.$R$47])" office:value-type="float" office:value="0.166168162180126" calcext:value-type="float">
            <text:p>0.1662</text:p>
          </table:table-cell>
          <table:table-cell table:style-name="ce7" table:formula="of:=([.AA6]+[.$R$47]*(SUM([.$Z6:.$AE6])/[.$R$48]))/([.$R$48]+[.$R$47])" office:value-type="float" office:value="0.166168162180126" calcext:value-type="float">
            <text:p>0.1662</text:p>
          </table:table-cell>
          <table:table-cell table:style-name="ce7" table:formula="of:=([.AB6]+[.$R$47]*(SUM([.$Z6:.$AE6])/[.$R$48]))/([.$R$48]+[.$R$47])" office:value-type="float" office:value="0.166666666666667" calcext:value-type="float">
            <text:p>0.1667</text:p>
          </table:table-cell>
          <table:table-cell table:style-name="ce7" table:formula="of:=([.AC6]+[.$R$47]*(SUM([.$Z6:.$AE6])/[.$R$48]))/([.$R$48]+[.$R$47])" office:value-type="float" office:value="0.166168162180126" calcext:value-type="float">
            <text:p>0.1662</text:p>
          </table:table-cell>
          <table:table-cell table:style-name="ce7" table:formula="of:=([.AD6]+[.$R$47]*(SUM([.$Z6:.$AE6])/[.$R$48]))/([.$R$48]+[.$R$47])" office:value-type="float" office:value="0.166168162180126" calcext:value-type="float">
            <text:p>0.1662</text:p>
          </table:table-cell>
          <table:table-cell table:style-name="ce7" table:formula="of:=([.AE6]+[.$R$47]*(SUM([.$Z6:.$AE6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asi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ciudadanos</text:p>
          </table:table-cell>
          <table:table-cell table:style-name="ce7" table:formula="of:=[.Z7]/[.Z$48]" office:value-type="float" office:value="0" calcext:value-type="float">
            <text:p>0.0000</text:p>
          </table:table-cell>
          <table:table-cell table:style-name="ce7" table:formula="of:=[.AA7]/[.AA$48]" office:value-type="float" office:value="0" calcext:value-type="float">
            <text:p>0.0000</text:p>
          </table:table-cell>
          <table:table-cell table:style-name="ce7" table:formula="of:=[.AB7]/[.AB$48]" office:value-type="float" office:value="0" calcext:value-type="float">
            <text:p>0.0000</text:p>
          </table:table-cell>
          <table:table-cell table:style-name="ce7" table:formula="of:=[.AC7]/[.AC$48]" office:value-type="float" office:value="0" calcext:value-type="float">
            <text:p>0.0000</text:p>
          </table:table-cell>
          <table:table-cell table:style-name="ce7" table:formula="of:=[.AD7]/[.AD$48]" office:value-type="float" office:value="0.0833333333333333" calcext:value-type="float">
            <text:p>0.0833</text:p>
          </table:table-cell>
          <table:table-cell table:style-name="ce7" table:formula="of:=[.AE7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ciudadanos</text:p>
          </table:table-cell>
          <table:table-cell table:style-name="ce7" table:formula="of:=(1-[.$J$47])*([.Z7]/[.Z$48])+[.$J$47]*(SUM([.$Z7:.$AE7])/[.$J$48])" office:value-type="float" office:value="0.116666666666667" calcext:value-type="float">
            <text:p>0.1167</text:p>
          </table:table-cell>
          <table:table-cell table:style-name="ce7" table:formula="of:=(1-[.$J$47])*([.AA7]/[.AA$48])+[.$J$47]*(SUM([.$Z7:.$AE7])/[.$J$48])" office:value-type="float" office:value="0.116666666666667" calcext:value-type="float">
            <text:p>0.1167</text:p>
          </table:table-cell>
          <table:table-cell table:style-name="ce7" table:formula="of:=(1-[.$J$47])*([.AB7]/[.AB$48])+[.$J$47]*(SUM([.$Z7:.$AE7])/[.$J$48])" office:value-type="float" office:value="0.116666666666667" calcext:value-type="float">
            <text:p>0.1167</text:p>
          </table:table-cell>
          <table:table-cell table:style-name="ce7" table:formula="of:=(1-[.$J$47])*([.AC7]/[.AC$48])+[.$J$47]*(SUM([.$Z7:.$AE7])/[.$J$48])" office:value-type="float" office:value="0.116666666666667" calcext:value-type="float">
            <text:p>0.1167</text:p>
          </table:table-cell>
          <table:table-cell table:style-name="ce7" table:formula="of:=(1-[.$J$47])*([.AD7]/[.AD$48])+[.$J$47]*(SUM([.$Z7:.$AE7])/[.$J$48])" office:value-type="float" office:value="0.141666666666667" calcext:value-type="float">
            <text:p>0.1417</text:p>
          </table:table-cell>
          <table:table-cell table:style-name="ce7" table:formula="of:=(1-[.$J$47])*([.AE7]/[.AE$48])+[.$J$47]*(SUM([.$Z7:.$AE7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ciudadanos</text:p>
          </table:table-cell>
          <table:table-cell table:style-name="ce7" table:formula="of:=([.Z7]+[.$R$47]*(SUM([.$Z7:.$AE7])/[.$R$48]))/([.$R$48]+[.$R$47])" office:value-type="float" office:value="0.166168162180126" calcext:value-type="float">
            <text:p>0.1662</text:p>
          </table:table-cell>
          <table:table-cell table:style-name="ce7" table:formula="of:=([.AA7]+[.$R$47]*(SUM([.$Z7:.$AE7])/[.$R$48]))/([.$R$48]+[.$R$47])" office:value-type="float" office:value="0.166168162180126" calcext:value-type="float">
            <text:p>0.1662</text:p>
          </table:table-cell>
          <table:table-cell table:style-name="ce7" table:formula="of:=([.AB7]+[.$R$47]*(SUM([.$Z7:.$AE7])/[.$R$48]))/([.$R$48]+[.$R$47])" office:value-type="float" office:value="0.166168162180126" calcext:value-type="float">
            <text:p>0.1662</text:p>
          </table:table-cell>
          <table:table-cell table:style-name="ce7" table:formula="of:=([.AC7]+[.$R$47]*(SUM([.$Z7:.$AE7])/[.$R$48]))/([.$R$48]+[.$R$47])" office:value-type="float" office:value="0.166168162180126" calcext:value-type="float">
            <text:p>0.1662</text:p>
          </table:table-cell>
          <table:table-cell table:style-name="ce7" table:formula="of:=([.AD7]+[.$R$47]*(SUM([.$Z7:.$AE7])/[.$R$48]))/([.$R$48]+[.$R$47])" office:value-type="float" office:value="0.166666666666667" calcext:value-type="float">
            <text:p>0.1667</text:p>
          </table:table-cell>
          <table:table-cell table:style-name="ce7" table:formula="of:=([.AE7]+[.$R$47]*(SUM([.$Z7:.$AE7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ciudadanos</text:p>
          </table:table-cell>
          <table:table-cell table:style-name="ce4" table:number-columns-repeated="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colaboracion</text:p>
          </table:table-cell>
          <table:table-cell table:style-name="ce7" table:formula="of:=[.Z8]/[.Z$48]" office:value-type="float" office:value="0.0666666666666667" calcext:value-type="float">
            <text:p>0.0667</text:p>
          </table:table-cell>
          <table:table-cell table:style-name="ce7" table:formula="of:=[.AA8]/[.AA$48]" office:value-type="float" office:value="0" calcext:value-type="float">
            <text:p>0.0000</text:p>
          </table:table-cell>
          <table:table-cell table:style-name="ce7" table:formula="of:=[.AB8]/[.AB$48]" office:value-type="float" office:value="0" calcext:value-type="float">
            <text:p>0.0000</text:p>
          </table:table-cell>
          <table:table-cell table:style-name="ce7" table:formula="of:=[.AC8]/[.AC$48]" office:value-type="float" office:value="0" calcext:value-type="float">
            <text:p>0.0000</text:p>
          </table:table-cell>
          <table:table-cell table:style-name="ce7" table:formula="of:=[.AD8]/[.AD$48]" office:value-type="float" office:value="0.0833333333333333" calcext:value-type="float">
            <text:p>0.0833</text:p>
          </table:table-cell>
          <table:table-cell table:style-name="ce7" table:formula="of:=[.AE8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colaboracion</text:p>
          </table:table-cell>
          <table:table-cell table:style-name="ce7" table:formula="of:=(1-[.$J$47])*([.Z8]/[.Z$48])+[.$J$47]*(SUM([.$Z8:.$AE8])/[.$J$48])" office:value-type="float" office:value="0.253333333333333" calcext:value-type="float">
            <text:p>0.2533</text:p>
          </table:table-cell>
          <table:table-cell table:style-name="ce7" table:formula="of:=(1-[.$J$47])*([.AA8]/[.AA$48])+[.$J$47]*(SUM([.$Z8:.$AE8])/[.$J$48])" office:value-type="float" office:value="0.233333333333333" calcext:value-type="float">
            <text:p>0.2333</text:p>
          </table:table-cell>
          <table:table-cell table:style-name="ce7" table:formula="of:=(1-[.$J$47])*([.AB8]/[.AB$48])+[.$J$47]*(SUM([.$Z8:.$AE8])/[.$J$48])" office:value-type="float" office:value="0.233333333333333" calcext:value-type="float">
            <text:p>0.2333</text:p>
          </table:table-cell>
          <table:table-cell table:style-name="ce7" table:formula="of:=(1-[.$J$47])*([.AC8]/[.AC$48])+[.$J$47]*(SUM([.$Z8:.$AE8])/[.$J$48])" office:value-type="float" office:value="0.233333333333333" calcext:value-type="float">
            <text:p>0.2333</text:p>
          </table:table-cell>
          <table:table-cell table:style-name="ce7" table:formula="of:=(1-[.$J$47])*([.AD8]/[.AD$48])+[.$J$47]*(SUM([.$Z8:.$AE8])/[.$J$48])" office:value-type="float" office:value="0.258333333333333" calcext:value-type="float">
            <text:p>0.2583</text:p>
          </table:table-cell>
          <table:table-cell table:style-name="ce7" table:formula="of:=(1-[.$J$47])*([.AE8]/[.AE$48])+[.$J$47]*(SUM([.$Z8:.$AE8])/[.$J$48])" office:value-type="float" office:value="0.233333333333333" calcext:value-type="float">
            <text:p>0.2333</text:p>
          </table:table-cell>
          <table:table-cell table:style-name="ce3"/>
          <table:table-cell table:style-name="ce2" office:value-type="string" calcext:value-type="string">
            <text:p>colaboracion</text:p>
          </table:table-cell>
          <table:table-cell table:style-name="ce7" table:formula="of:=([.Z8]+[.$R$47]*(SUM([.$Z8:.$AE8])/[.$R$48]))/([.$R$48]+[.$R$47])" office:value-type="float" office:value="0.332834828846793" calcext:value-type="float">
            <text:p>0.3328</text:p>
          </table:table-cell>
          <table:table-cell table:style-name="ce7" table:formula="of:=([.AA8]+[.$R$47]*(SUM([.$Z8:.$AE8])/[.$R$48]))/([.$R$48]+[.$R$47])" office:value-type="float" office:value="0.332336324360253" calcext:value-type="float">
            <text:p>0.3323</text:p>
          </table:table-cell>
          <table:table-cell table:style-name="ce7" table:formula="of:=([.AB8]+[.$R$47]*(SUM([.$Z8:.$AE8])/[.$R$48]))/([.$R$48]+[.$R$47])" office:value-type="float" office:value="0.332336324360253" calcext:value-type="float">
            <text:p>0.3323</text:p>
          </table:table-cell>
          <table:table-cell table:style-name="ce7" table:formula="of:=([.AC8]+[.$R$47]*(SUM([.$Z8:.$AE8])/[.$R$48]))/([.$R$48]+[.$R$47])" office:value-type="float" office:value="0.332336324360253" calcext:value-type="float">
            <text:p>0.3323</text:p>
          </table:table-cell>
          <table:table-cell table:style-name="ce7" table:formula="of:=([.AD8]+[.$R$47]*(SUM([.$Z8:.$AE8])/[.$R$48]))/([.$R$48]+[.$R$47])" office:value-type="float" office:value="0.332834828846793" calcext:value-type="float">
            <text:p>0.3328</text:p>
          </table:table-cell>
          <table:table-cell table:style-name="ce7" table:formula="of:=([.AE8]+[.$R$47]*(SUM([.$Z8:.$AE8])/[.$R$48]))/([.$R$48]+[.$R$47])" office:value-type="float" office:value="0.332336324360253" calcext:value-type="float">
            <text:p>0.3323</text:p>
          </table:table-cell>
          <table:table-cell table:style-name="ce3"/>
          <table:table-cell table:style-name="ce2" office:value-type="string" calcext:value-type="string">
            <text:p>colaboracion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comunicación</text:p>
          </table:table-cell>
          <table:table-cell table:style-name="ce7" table:formula="of:=[.Z9]/[.Z$48]" office:value-type="float" office:value="0.0666666666666667" calcext:value-type="float">
            <text:p>0.0667</text:p>
          </table:table-cell>
          <table:table-cell table:style-name="ce7" table:formula="of:=[.AA9]/[.AA$48]" office:value-type="float" office:value="0" calcext:value-type="float">
            <text:p>0.0000</text:p>
          </table:table-cell>
          <table:table-cell table:style-name="ce7" table:formula="of:=[.AB9]/[.AB$48]" office:value-type="float" office:value="0.0769230769230769" calcext:value-type="float">
            <text:p>0.0769</text:p>
          </table:table-cell>
          <table:table-cell table:style-name="ce7" table:formula="of:=[.AC9]/[.AC$48]" office:value-type="float" office:value="0" calcext:value-type="float">
            <text:p>0.0000</text:p>
          </table:table-cell>
          <table:table-cell table:style-name="ce7" table:formula="of:=[.AD9]/[.AD$48]" office:value-type="float" office:value="0" calcext:value-type="float">
            <text:p>0.0000</text:p>
          </table:table-cell>
          <table:table-cell table:style-name="ce7" table:formula="of:=[.AE9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comunicación</text:p>
          </table:table-cell>
          <table:table-cell table:style-name="ce7" table:formula="of:=(1-[.$J$47])*([.Z9]/[.Z$48])+[.$J$47]*(SUM([.$Z9:.$AE9])/[.$J$48])" office:value-type="float" office:value="0.253333333333333" calcext:value-type="float">
            <text:p>0.2533</text:p>
          </table:table-cell>
          <table:table-cell table:style-name="ce7" table:formula="of:=(1-[.$J$47])*([.AA9]/[.AA$48])+[.$J$47]*(SUM([.$Z9:.$AE9])/[.$J$48])" office:value-type="float" office:value="0.233333333333333" calcext:value-type="float">
            <text:p>0.2333</text:p>
          </table:table-cell>
          <table:table-cell table:style-name="ce7" table:formula="of:=(1-[.$J$47])*([.AB9]/[.AB$48])+[.$J$47]*(SUM([.$Z9:.$AE9])/[.$J$48])" office:value-type="float" office:value="0.256410256410256" calcext:value-type="float">
            <text:p>0.2564</text:p>
          </table:table-cell>
          <table:table-cell table:style-name="ce7" table:formula="of:=(1-[.$J$47])*([.AC9]/[.AC$48])+[.$J$47]*(SUM([.$Z9:.$AE9])/[.$J$48])" office:value-type="float" office:value="0.233333333333333" calcext:value-type="float">
            <text:p>0.2333</text:p>
          </table:table-cell>
          <table:table-cell table:style-name="ce7" table:formula="of:=(1-[.$J$47])*([.AD9]/[.AD$48])+[.$J$47]*(SUM([.$Z9:.$AE9])/[.$J$48])" office:value-type="float" office:value="0.233333333333333" calcext:value-type="float">
            <text:p>0.2333</text:p>
          </table:table-cell>
          <table:table-cell table:style-name="ce7" table:formula="of:=(1-[.$J$47])*([.AE9]/[.AE$48])+[.$J$47]*(SUM([.$Z9:.$AE9])/[.$J$48])" office:value-type="float" office:value="0.233333333333333" calcext:value-type="float">
            <text:p>0.2333</text:p>
          </table:table-cell>
          <table:table-cell table:style-name="ce3"/>
          <table:table-cell table:style-name="ce2" office:value-type="string" calcext:value-type="string">
            <text:p>comunicación</text:p>
          </table:table-cell>
          <table:table-cell table:style-name="ce7" table:formula="of:=([.Z9]+[.$R$47]*(SUM([.$Z9:.$AE9])/[.$R$48]))/([.$R$48]+[.$R$47])" office:value-type="float" office:value="0.332834828846793" calcext:value-type="float">
            <text:p>0.3328</text:p>
          </table:table-cell>
          <table:table-cell table:style-name="ce7" table:formula="of:=([.AA9]+[.$R$47]*(SUM([.$Z9:.$AE9])/[.$R$48]))/([.$R$48]+[.$R$47])" office:value-type="float" office:value="0.332336324360253" calcext:value-type="float">
            <text:p>0.3323</text:p>
          </table:table-cell>
          <table:table-cell table:style-name="ce7" table:formula="of:=([.AB9]+[.$R$47]*(SUM([.$Z9:.$AE9])/[.$R$48]))/([.$R$48]+[.$R$47])" office:value-type="float" office:value="0.332834828846793" calcext:value-type="float">
            <text:p>0.3328</text:p>
          </table:table-cell>
          <table:table-cell table:style-name="ce7" table:formula="of:=([.AC9]+[.$R$47]*(SUM([.$Z9:.$AE9])/[.$R$48]))/([.$R$48]+[.$R$47])" office:value-type="float" office:value="0.332336324360253" calcext:value-type="float">
            <text:p>0.3323</text:p>
          </table:table-cell>
          <table:table-cell table:style-name="ce7" table:formula="of:=([.AD9]+[.$R$47]*(SUM([.$Z9:.$AE9])/[.$R$48]))/([.$R$48]+[.$R$47])" office:value-type="float" office:value="0.332336324360253" calcext:value-type="float">
            <text:p>0.3323</text:p>
          </table:table-cell>
          <table:table-cell table:style-name="ce7" table:formula="of:=([.AE9]+[.$R$47]*(SUM([.$Z9:.$AE9])/[.$R$48]))/([.$R$48]+[.$R$47])" office:value-type="float" office:value="0.332336324360253" calcext:value-type="float">
            <text:p>0.3323</text:p>
          </table:table-cell>
          <table:table-cell table:style-name="ce3"/>
          <table:table-cell table:style-name="ce2" office:value-type="string" calcext:value-type="string">
            <text:p>comunicación</text:p>
          </table:table-cell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conocimiento</text:p>
          </table:table-cell>
          <table:table-cell table:style-name="ce7" table:formula="of:=[.Z10]/[.Z$48]" office:value-type="float" office:value="0" calcext:value-type="float">
            <text:p>0.0000</text:p>
          </table:table-cell>
          <table:table-cell table:style-name="ce7" table:formula="of:=[.AA10]/[.AA$48]" office:value-type="float" office:value="0.0714285714285714" calcext:value-type="float">
            <text:p>0.0714</text:p>
          </table:table-cell>
          <table:table-cell table:style-name="ce7" table:formula="of:=[.AB10]/[.AB$48]" office:value-type="float" office:value="0" calcext:value-type="float">
            <text:p>0.0000</text:p>
          </table:table-cell>
          <table:table-cell table:style-name="ce7" table:formula="of:=[.AC10]/[.AC$48]" office:value-type="float" office:value="0" calcext:value-type="float">
            <text:p>0.0000</text:p>
          </table:table-cell>
          <table:table-cell table:style-name="ce7" table:formula="of:=[.AD10]/[.AD$48]" office:value-type="float" office:value="0.0833333333333333" calcext:value-type="float">
            <text:p>0.0833</text:p>
          </table:table-cell>
          <table:table-cell table:style-name="ce7" table:formula="of:=[.AE10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conocimiento</text:p>
          </table:table-cell>
          <table:table-cell table:style-name="ce7" table:formula="of:=(1-[.$J$47])*([.Z10]/[.Z$48])+[.$J$47]*(SUM([.$Z10:.$AE10])/[.$J$48])" office:value-type="float" office:value="0.233333333333333" calcext:value-type="float">
            <text:p>0.2333</text:p>
          </table:table-cell>
          <table:table-cell table:style-name="ce7" table:formula="of:=(1-[.$J$47])*([.AA10]/[.AA$48])+[.$J$47]*(SUM([.$Z10:.$AE10])/[.$J$48])" office:value-type="float" office:value="0.254761904761905" calcext:value-type="float">
            <text:p>0.2548</text:p>
          </table:table-cell>
          <table:table-cell table:style-name="ce7" table:formula="of:=(1-[.$J$47])*([.AB10]/[.AB$48])+[.$J$47]*(SUM([.$Z10:.$AE10])/[.$J$48])" office:value-type="float" office:value="0.233333333333333" calcext:value-type="float">
            <text:p>0.2333</text:p>
          </table:table-cell>
          <table:table-cell table:style-name="ce7" table:formula="of:=(1-[.$J$47])*([.AC10]/[.AC$48])+[.$J$47]*(SUM([.$Z10:.$AE10])/[.$J$48])" office:value-type="float" office:value="0.233333333333333" calcext:value-type="float">
            <text:p>0.2333</text:p>
          </table:table-cell>
          <table:table-cell table:style-name="ce7" table:formula="of:=(1-[.$J$47])*([.AD10]/[.AD$48])+[.$J$47]*(SUM([.$Z10:.$AE10])/[.$J$48])" office:value-type="float" office:value="0.258333333333333" calcext:value-type="float">
            <text:p>0.2583</text:p>
          </table:table-cell>
          <table:table-cell table:style-name="ce7" table:formula="of:=(1-[.$J$47])*([.AE10]/[.AE$48])+[.$J$47]*(SUM([.$Z10:.$AE10])/[.$J$48])" office:value-type="float" office:value="0.233333333333333" calcext:value-type="float">
            <text:p>0.2333</text:p>
          </table:table-cell>
          <table:table-cell table:style-name="ce3"/>
          <table:table-cell table:style-name="ce2" office:value-type="string" calcext:value-type="string">
            <text:p>conocimiento</text:p>
          </table:table-cell>
          <table:table-cell table:style-name="ce7" table:formula="of:=([.Z10]+[.$R$47]*(SUM([.$Z10:.$AE10])/[.$R$48]))/([.$R$48]+[.$R$47])" office:value-type="float" office:value="0.332336324360253" calcext:value-type="float">
            <text:p>0.3323</text:p>
          </table:table-cell>
          <table:table-cell table:style-name="ce7" table:formula="of:=([.AA10]+[.$R$47]*(SUM([.$Z10:.$AE10])/[.$R$48]))/([.$R$48]+[.$R$47])" office:value-type="float" office:value="0.332834828846793" calcext:value-type="float">
            <text:p>0.3328</text:p>
          </table:table-cell>
          <table:table-cell table:style-name="ce7" table:formula="of:=([.AB10]+[.$R$47]*(SUM([.$Z10:.$AE10])/[.$R$48]))/([.$R$48]+[.$R$47])" office:value-type="float" office:value="0.332336324360253" calcext:value-type="float">
            <text:p>0.3323</text:p>
          </table:table-cell>
          <table:table-cell table:style-name="ce7" table:formula="of:=([.AC10]+[.$R$47]*(SUM([.$Z10:.$AE10])/[.$R$48]))/([.$R$48]+[.$R$47])" office:value-type="float" office:value="0.332336324360253" calcext:value-type="float">
            <text:p>0.3323</text:p>
          </table:table-cell>
          <table:table-cell table:style-name="ce7" table:formula="of:=([.AD10]+[.$R$47]*(SUM([.$Z10:.$AE10])/[.$R$48]))/([.$R$48]+[.$R$47])" office:value-type="float" office:value="0.332834828846793" calcext:value-type="float">
            <text:p>0.3328</text:p>
          </table:table-cell>
          <table:table-cell table:style-name="ce7" table:formula="of:=([.AE10]+[.$R$47]*(SUM([.$Z10:.$AE10])/[.$R$48]))/([.$R$48]+[.$R$47])" office:value-type="float" office:value="0.332336324360253" calcext:value-type="float">
            <text:p>0.3323</text:p>
          </table:table-cell>
          <table:table-cell table:style-name="ce3"/>
          <table:table-cell table:style-name="ce2" office:value-type="string" calcext:value-type="string">
            <text:p>conocimiento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contribuye</text:p>
          </table:table-cell>
          <table:table-cell table:style-name="ce7" table:formula="of:=[.Z11]/[.Z$48]" office:value-type="float" office:value="0" calcext:value-type="float">
            <text:p>0.0000</text:p>
          </table:table-cell>
          <table:table-cell table:style-name="ce7" table:formula="of:=[.AA11]/[.AA$48]" office:value-type="float" office:value="0" calcext:value-type="float">
            <text:p>0.0000</text:p>
          </table:table-cell>
          <table:table-cell table:style-name="ce7" table:formula="of:=[.AB11]/[.AB$48]" office:value-type="float" office:value="0" calcext:value-type="float">
            <text:p>0.0000</text:p>
          </table:table-cell>
          <table:table-cell table:style-name="ce7" table:formula="of:=[.AC11]/[.AC$48]" office:value-type="float" office:value="0" calcext:value-type="float">
            <text:p>0.0000</text:p>
          </table:table-cell>
          <table:table-cell table:style-name="ce7" table:formula="of:=[.AD11]/[.AD$48]" office:value-type="float" office:value="0" calcext:value-type="float">
            <text:p>0.0000</text:p>
          </table:table-cell>
          <table:table-cell table:style-name="ce7" table:formula="of:=[.AE11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contribuye</text:p>
          </table:table-cell>
          <table:table-cell table:style-name="ce7" table:formula="of:=(1-[.$J$47])*([.Z11]/[.Z$48])+[.$J$47]*(SUM([.$Z11:.$AE11])/[.$J$48])" office:value-type="float" office:value="0.116666666666667" calcext:value-type="float">
            <text:p>0.1167</text:p>
          </table:table-cell>
          <table:table-cell table:style-name="ce7" table:formula="of:=(1-[.$J$47])*([.AA11]/[.AA$48])+[.$J$47]*(SUM([.$Z11:.$AE11])/[.$J$48])" office:value-type="float" office:value="0.116666666666667" calcext:value-type="float">
            <text:p>0.1167</text:p>
          </table:table-cell>
          <table:table-cell table:style-name="ce7" table:formula="of:=(1-[.$J$47])*([.AB11]/[.AB$48])+[.$J$47]*(SUM([.$Z11:.$AE11])/[.$J$48])" office:value-type="float" office:value="0.116666666666667" calcext:value-type="float">
            <text:p>0.1167</text:p>
          </table:table-cell>
          <table:table-cell table:style-name="ce7" table:formula="of:=(1-[.$J$47])*([.AC11]/[.AC$48])+[.$J$47]*(SUM([.$Z11:.$AE11])/[.$J$48])" office:value-type="float" office:value="0.116666666666667" calcext:value-type="float">
            <text:p>0.1167</text:p>
          </table:table-cell>
          <table:table-cell table:style-name="ce7" table:formula="of:=(1-[.$J$47])*([.AD11]/[.AD$48])+[.$J$47]*(SUM([.$Z11:.$AE11])/[.$J$48])" office:value-type="float" office:value="0.116666666666667" calcext:value-type="float">
            <text:p>0.1167</text:p>
          </table:table-cell>
          <table:table-cell table:style-name="ce7" table:formula="of:=(1-[.$J$47])*([.AE11]/[.AE$48])+[.$J$47]*(SUM([.$Z11:.$AE11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contribuye</text:p>
          </table:table-cell>
          <table:table-cell table:style-name="ce7" table:formula="of:=([.Z11]+[.$R$47]*(SUM([.$Z11:.$AE11])/[.$R$48]))/([.$R$48]+[.$R$47])" office:value-type="float" office:value="0.166168162180126" calcext:value-type="float">
            <text:p>0.1662</text:p>
          </table:table-cell>
          <table:table-cell table:style-name="ce7" table:formula="of:=([.AA11]+[.$R$47]*(SUM([.$Z11:.$AE11])/[.$R$48]))/([.$R$48]+[.$R$47])" office:value-type="float" office:value="0.166168162180126" calcext:value-type="float">
            <text:p>0.1662</text:p>
          </table:table-cell>
          <table:table-cell table:style-name="ce7" table:formula="of:=([.AB11]+[.$R$47]*(SUM([.$Z11:.$AE11])/[.$R$48]))/([.$R$48]+[.$R$47])" office:value-type="float" office:value="0.166168162180126" calcext:value-type="float">
            <text:p>0.1662</text:p>
          </table:table-cell>
          <table:table-cell table:style-name="ce7" table:formula="of:=([.AC11]+[.$R$47]*(SUM([.$Z11:.$AE11])/[.$R$48]))/([.$R$48]+[.$R$47])" office:value-type="float" office:value="0.166168162180126" calcext:value-type="float">
            <text:p>0.1662</text:p>
          </table:table-cell>
          <table:table-cell table:style-name="ce7" table:formula="of:=([.AD11]+[.$R$47]*(SUM([.$Z11:.$AE11])/[.$R$48]))/([.$R$48]+[.$R$47])" office:value-type="float" office:value="0.166168162180126" calcext:value-type="float">
            <text:p>0.1662</text:p>
          </table:table-cell>
          <table:table-cell table:style-name="ce7" table:formula="of:=([.AE11]+[.$R$47]*(SUM([.$Z11:.$AE11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contribuye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recimiento</text:p>
          </table:table-cell>
          <table:table-cell table:style-name="ce7" table:formula="of:=[.Z12]/[.Z$48]" office:value-type="float" office:value="0.0666666666666667" calcext:value-type="float">
            <text:p>0.0667</text:p>
          </table:table-cell>
          <table:table-cell table:style-name="ce7" table:formula="of:=[.AA12]/[.AA$48]" office:value-type="float" office:value="0" calcext:value-type="float">
            <text:p>0.0000</text:p>
          </table:table-cell>
          <table:table-cell table:style-name="ce7" table:formula="of:=[.AB12]/[.AB$48]" office:value-type="float" office:value="0" calcext:value-type="float">
            <text:p>0.0000</text:p>
          </table:table-cell>
          <table:table-cell table:style-name="ce7" table:formula="of:=[.AC12]/[.AC$48]" office:value-type="float" office:value="0.111111111111111" calcext:value-type="float">
            <text:p>0.1111</text:p>
          </table:table-cell>
          <table:table-cell table:style-name="ce7" table:formula="of:=[.AD12]/[.AD$48]" office:value-type="float" office:value="0" calcext:value-type="float">
            <text:p>0.0000</text:p>
          </table:table-cell>
          <table:table-cell table:style-name="ce7" table:formula="of:=[.AE12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crecimiento</text:p>
          </table:table-cell>
          <table:table-cell table:style-name="ce7" table:formula="of:=(1-[.$J$47])*([.Z12]/[.Z$48])+[.$J$47]*(SUM([.$Z12:.$AE12])/[.$J$48])" office:value-type="float" office:value="0.37" calcext:value-type="float">
            <text:p>0.3700</text:p>
          </table:table-cell>
          <table:table-cell table:style-name="ce7" table:formula="of:=(1-[.$J$47])*([.AA12]/[.AA$48])+[.$J$47]*(SUM([.$Z12:.$AE12])/[.$J$48])" office:value-type="float" office:value="0.35" calcext:value-type="float">
            <text:p>0.3500</text:p>
          </table:table-cell>
          <table:table-cell table:style-name="ce7" table:formula="of:=(1-[.$J$47])*([.AB12]/[.AB$48])+[.$J$47]*(SUM([.$Z12:.$AE12])/[.$J$48])" office:value-type="float" office:value="0.35" calcext:value-type="float">
            <text:p>0.3500</text:p>
          </table:table-cell>
          <table:table-cell table:style-name="ce7" table:formula="of:=(1-[.$J$47])*([.AC12]/[.AC$48])+[.$J$47]*(SUM([.$Z12:.$AE12])/[.$J$48])" office:value-type="float" office:value="0.383333333333333" calcext:value-type="float">
            <text:p>0.3833</text:p>
          </table:table-cell>
          <table:table-cell table:style-name="ce7" table:formula="of:=(1-[.$J$47])*([.AD12]/[.AD$48])+[.$J$47]*(SUM([.$Z12:.$AE12])/[.$J$48])" office:value-type="float" office:value="0.35" calcext:value-type="float">
            <text:p>0.3500</text:p>
          </table:table-cell>
          <table:table-cell table:style-name="ce7" table:formula="of:=(1-[.$J$47])*([.AE12]/[.AE$48])+[.$J$47]*(SUM([.$Z12:.$AE12])/[.$J$48])" office:value-type="float" office:value="0.375" calcext:value-type="float">
            <text:p>0.3750</text:p>
          </table:table-cell>
          <table:table-cell table:style-name="ce3"/>
          <table:table-cell table:style-name="ce2" office:value-type="string" calcext:value-type="string">
            <text:p>crecimiento</text:p>
          </table:table-cell>
          <table:table-cell table:style-name="ce7" table:formula="of:=([.Z12]+[.$R$47]*(SUM([.$Z12:.$AE12])/[.$R$48]))/([.$R$48]+[.$R$47])" office:value-type="float" office:value="0.499002991026919" calcext:value-type="float">
            <text:p>0.4990</text:p>
          </table:table-cell>
          <table:table-cell table:style-name="ce7" table:formula="of:=([.AA12]+[.$R$47]*(SUM([.$Z12:.$AE12])/[.$R$48]))/([.$R$48]+[.$R$47])" office:value-type="float" office:value="0.498504486540379" calcext:value-type="float">
            <text:p>0.4985</text:p>
          </table:table-cell>
          <table:table-cell table:style-name="ce7" table:formula="of:=([.AB12]+[.$R$47]*(SUM([.$Z12:.$AE12])/[.$R$48]))/([.$R$48]+[.$R$47])" office:value-type="float" office:value="0.498504486540379" calcext:value-type="float">
            <text:p>0.4985</text:p>
          </table:table-cell>
          <table:table-cell table:style-name="ce7" table:formula="of:=([.AC12]+[.$R$47]*(SUM([.$Z12:.$AE12])/[.$R$48]))/([.$R$48]+[.$R$47])" office:value-type="float" office:value="0.499002991026919" calcext:value-type="float">
            <text:p>0.4990</text:p>
          </table:table-cell>
          <table:table-cell table:style-name="ce7" table:formula="of:=([.AD12]+[.$R$47]*(SUM([.$Z12:.$AE12])/[.$R$48]))/([.$R$48]+[.$R$47])" office:value-type="float" office:value="0.498504486540379" calcext:value-type="float">
            <text:p>0.4985</text:p>
          </table:table-cell>
          <table:table-cell table:style-name="ce7" table:formula="of:=([.AE12]+[.$R$47]*(SUM([.$Z12:.$AE12])/[.$R$48]))/([.$R$48]+[.$R$47])" office:value-type="float" office:value="0.499002991026919" calcext:value-type="float">
            <text:p>0.4990</text:p>
          </table:table-cell>
          <table:table-cell table:style-name="ce3"/>
          <table:table-cell table:style-name="ce2" office:value-type="string" calcext:value-type="string">
            <text:p>crecimiento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ultura</text:p>
          </table:table-cell>
          <table:table-cell table:style-name="ce7" table:formula="of:=[.Z13]/[.Z$48]" office:value-type="float" office:value="0" calcext:value-type="float">
            <text:p>0.0000</text:p>
          </table:table-cell>
          <table:table-cell table:style-name="ce7" table:formula="of:=[.AA13]/[.AA$48]" office:value-type="float" office:value="0.0714285714285714" calcext:value-type="float">
            <text:p>0.0714</text:p>
          </table:table-cell>
          <table:table-cell table:style-name="ce7" table:formula="of:=[.AB13]/[.AB$48]" office:value-type="float" office:value="0" calcext:value-type="float">
            <text:p>0.0000</text:p>
          </table:table-cell>
          <table:table-cell table:style-name="ce7" table:formula="of:=[.AC13]/[.AC$48]" office:value-type="float" office:value="0.111111111111111" calcext:value-type="float">
            <text:p>0.1111</text:p>
          </table:table-cell>
          <table:table-cell table:style-name="ce7" table:formula="of:=[.AD13]/[.AD$48]" office:value-type="float" office:value="0.0833333333333333" calcext:value-type="float">
            <text:p>0.0833</text:p>
          </table:table-cell>
          <table:table-cell table:style-name="ce7" table:formula="of:=[.AE13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cultura</text:p>
          </table:table-cell>
          <table:table-cell table:style-name="ce7" table:formula="of:=(1-[.$J$47])*([.Z13]/[.Z$48])+[.$J$47]*(SUM([.$Z13:.$AE13])/[.$J$48])" office:value-type="float" office:value="0.35" calcext:value-type="float">
            <text:p>0.3500</text:p>
          </table:table-cell>
          <table:table-cell table:style-name="ce7" table:formula="of:=(1-[.$J$47])*([.AA13]/[.AA$48])+[.$J$47]*(SUM([.$Z13:.$AE13])/[.$J$48])" office:value-type="float" office:value="0.371428571428571" calcext:value-type="float">
            <text:p>0.3714</text:p>
          </table:table-cell>
          <table:table-cell table:style-name="ce7" table:formula="of:=(1-[.$J$47])*([.AB13]/[.AB$48])+[.$J$47]*(SUM([.$Z13:.$AE13])/[.$J$48])" office:value-type="float" office:value="0.35" calcext:value-type="float">
            <text:p>0.3500</text:p>
          </table:table-cell>
          <table:table-cell table:style-name="ce7" table:formula="of:=(1-[.$J$47])*([.AC13]/[.AC$48])+[.$J$47]*(SUM([.$Z13:.$AE13])/[.$J$48])" office:value-type="float" office:value="0.383333333333333" calcext:value-type="float">
            <text:p>0.3833</text:p>
          </table:table-cell>
          <table:table-cell table:style-name="ce7" table:formula="of:=(1-[.$J$47])*([.AD13]/[.AD$48])+[.$J$47]*(SUM([.$Z13:.$AE13])/[.$J$48])" office:value-type="float" office:value="0.375" calcext:value-type="float">
            <text:p>0.3750</text:p>
          </table:table-cell>
          <table:table-cell table:style-name="ce7" table:formula="of:=(1-[.$J$47])*([.AE13]/[.AE$48])+[.$J$47]*(SUM([.$Z13:.$AE13])/[.$J$48])" office:value-type="float" office:value="0.35" calcext:value-type="float">
            <text:p>0.3500</text:p>
          </table:table-cell>
          <table:table-cell table:style-name="ce3"/>
          <table:table-cell table:style-name="ce2" office:value-type="string" calcext:value-type="string">
            <text:p>cultura</text:p>
          </table:table-cell>
          <table:table-cell table:style-name="ce7" table:formula="of:=([.Z13]+[.$R$47]*(SUM([.$Z13:.$AE13])/[.$R$48]))/([.$R$48]+[.$R$47])" office:value-type="float" office:value="0.498504486540379" calcext:value-type="float">
            <text:p>0.4985</text:p>
          </table:table-cell>
          <table:table-cell table:style-name="ce7" table:formula="of:=([.AA13]+[.$R$47]*(SUM([.$Z13:.$AE13])/[.$R$48]))/([.$R$48]+[.$R$47])" office:value-type="float" office:value="0.499002991026919" calcext:value-type="float">
            <text:p>0.4990</text:p>
          </table:table-cell>
          <table:table-cell table:style-name="ce7" table:formula="of:=([.AB13]+[.$R$47]*(SUM([.$Z13:.$AE13])/[.$R$48]))/([.$R$48]+[.$R$47])" office:value-type="float" office:value="0.498504486540379" calcext:value-type="float">
            <text:p>0.4985</text:p>
          </table:table-cell>
          <table:table-cell table:style-name="ce7" table:formula="of:=([.AC13]+[.$R$47]*(SUM([.$Z13:.$AE13])/[.$R$48]))/([.$R$48]+[.$R$47])" office:value-type="float" office:value="0.499002991026919" calcext:value-type="float">
            <text:p>0.4990</text:p>
          </table:table-cell>
          <table:table-cell table:style-name="ce7" table:formula="of:=([.AD13]+[.$R$47]*(SUM([.$Z13:.$AE13])/[.$R$48]))/([.$R$48]+[.$R$47])" office:value-type="float" office:value="0.499002991026919" calcext:value-type="float">
            <text:p>0.4990</text:p>
          </table:table-cell>
          <table:table-cell table:style-name="ce7" table:formula="of:=([.AE13]+[.$R$47]*(SUM([.$Z13:.$AE13])/[.$R$48]))/([.$R$48]+[.$R$47])" office:value-type="float" office:value="0.498504486540379" calcext:value-type="float">
            <text:p>0.4985</text:p>
          </table:table-cell>
          <table:table-cell table:style-name="ce3"/>
          <table:table-cell table:style-name="ce2" office:value-type="string" calcext:value-type="string">
            <text:p>cultura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2"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debe</text:p>
          </table:table-cell>
          <table:table-cell table:style-name="ce7" table:formula="of:=[.Z14]/[.Z$48]" office:value-type="float" office:value="0" calcext:value-type="float">
            <text:p>0.0000</text:p>
          </table:table-cell>
          <table:table-cell table:style-name="ce7" table:formula="of:=[.AA14]/[.AA$48]" office:value-type="float" office:value="0" calcext:value-type="float">
            <text:p>0.0000</text:p>
          </table:table-cell>
          <table:table-cell table:style-name="ce7" table:formula="of:=[.AB14]/[.AB$48]" office:value-type="float" office:value="0" calcext:value-type="float">
            <text:p>0.0000</text:p>
          </table:table-cell>
          <table:table-cell table:style-name="ce7" table:formula="of:=[.AC14]/[.AC$48]" office:value-type="float" office:value="0" calcext:value-type="float">
            <text:p>0.0000</text:p>
          </table:table-cell>
          <table:table-cell table:style-name="ce7" table:formula="of:=[.AD14]/[.AD$48]" office:value-type="float" office:value="0.0833333333333333" calcext:value-type="float">
            <text:p>0.0833</text:p>
          </table:table-cell>
          <table:table-cell table:style-name="ce7" table:formula="of:=[.AE14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debe</text:p>
          </table:table-cell>
          <table:table-cell table:style-name="ce7" table:formula="of:=(1-[.$J$47])*([.Z14]/[.Z$48])+[.$J$47]*(SUM([.$Z14:.$AE14])/[.$J$48])" office:value-type="float" office:value="0.116666666666667" calcext:value-type="float">
            <text:p>0.1167</text:p>
          </table:table-cell>
          <table:table-cell table:style-name="ce7" table:formula="of:=(1-[.$J$47])*([.AA14]/[.AA$48])+[.$J$47]*(SUM([.$Z14:.$AE14])/[.$J$48])" office:value-type="float" office:value="0.116666666666667" calcext:value-type="float">
            <text:p>0.1167</text:p>
          </table:table-cell>
          <table:table-cell table:style-name="ce7" table:formula="of:=(1-[.$J$47])*([.AB14]/[.AB$48])+[.$J$47]*(SUM([.$Z14:.$AE14])/[.$J$48])" office:value-type="float" office:value="0.116666666666667" calcext:value-type="float">
            <text:p>0.1167</text:p>
          </table:table-cell>
          <table:table-cell table:style-name="ce7" table:formula="of:=(1-[.$J$47])*([.AC14]/[.AC$48])+[.$J$47]*(SUM([.$Z14:.$AE14])/[.$J$48])" office:value-type="float" office:value="0.116666666666667" calcext:value-type="float">
            <text:p>0.1167</text:p>
          </table:table-cell>
          <table:table-cell table:style-name="ce7" table:formula="of:=(1-[.$J$47])*([.AD14]/[.AD$48])+[.$J$47]*(SUM([.$Z14:.$AE14])/[.$J$48])" office:value-type="float" office:value="0.141666666666667" calcext:value-type="float">
            <text:p>0.1417</text:p>
          </table:table-cell>
          <table:table-cell table:style-name="ce7" table:formula="of:=(1-[.$J$47])*([.AE14]/[.AE$48])+[.$J$47]*(SUM([.$Z14:.$AE14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debe</text:p>
          </table:table-cell>
          <table:table-cell table:style-name="ce7" table:formula="of:=([.Z14]+[.$R$47]*(SUM([.$Z14:.$AE14])/[.$R$48]))/([.$R$48]+[.$R$47])" office:value-type="float" office:value="0.166168162180126" calcext:value-type="float">
            <text:p>0.1662</text:p>
          </table:table-cell>
          <table:table-cell table:style-name="ce7" table:formula="of:=([.AA14]+[.$R$47]*(SUM([.$Z14:.$AE14])/[.$R$48]))/([.$R$48]+[.$R$47])" office:value-type="float" office:value="0.166168162180126" calcext:value-type="float">
            <text:p>0.1662</text:p>
          </table:table-cell>
          <table:table-cell table:style-name="ce7" table:formula="of:=([.AB14]+[.$R$47]*(SUM([.$Z14:.$AE14])/[.$R$48]))/([.$R$48]+[.$R$47])" office:value-type="float" office:value="0.166168162180126" calcext:value-type="float">
            <text:p>0.1662</text:p>
          </table:table-cell>
          <table:table-cell table:style-name="ce7" table:formula="of:=([.AC14]+[.$R$47]*(SUM([.$Z14:.$AE14])/[.$R$48]))/([.$R$48]+[.$R$47])" office:value-type="float" office:value="0.166168162180126" calcext:value-type="float">
            <text:p>0.1662</text:p>
          </table:table-cell>
          <table:table-cell table:style-name="ce7" table:formula="of:=([.AD14]+[.$R$47]*(SUM([.$Z14:.$AE14])/[.$R$48]))/([.$R$48]+[.$R$47])" office:value-type="float" office:value="0.166666666666667" calcext:value-type="float">
            <text:p>0.1667</text:p>
          </table:table-cell>
          <table:table-cell table:style-name="ce7" table:formula="of:=([.AE14]+[.$R$47]*(SUM([.$Z14:.$AE14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debe</text:p>
          </table:table-cell>
          <table:table-cell table:style-name="ce4" table:number-columns-repeated="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desarrolladores</text:p>
          </table:table-cell>
          <table:table-cell table:style-name="ce7" table:formula="of:=[.Z15]/[.Z$48]" office:value-type="float" office:value="0.0666666666666667" calcext:value-type="float">
            <text:p>0.0667</text:p>
          </table:table-cell>
          <table:table-cell table:style-name="ce7" table:formula="of:=[.AA15]/[.AA$48]" office:value-type="float" office:value="0" calcext:value-type="float">
            <text:p>0.0000</text:p>
          </table:table-cell>
          <table:table-cell table:style-name="ce7" table:formula="of:=[.AB15]/[.AB$48]" office:value-type="float" office:value="0" calcext:value-type="float">
            <text:p>0.0000</text:p>
          </table:table-cell>
          <table:table-cell table:style-name="ce7" table:formula="of:=[.AC15]/[.AC$48]" office:value-type="float" office:value="0" calcext:value-type="float">
            <text:p>0.0000</text:p>
          </table:table-cell>
          <table:table-cell table:style-name="ce7" table:formula="of:=[.AD15]/[.AD$48]" office:value-type="float" office:value="0" calcext:value-type="float">
            <text:p>0.0000</text:p>
          </table:table-cell>
          <table:table-cell table:style-name="ce7" table:formula="of:=[.AE15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desarrolladores</text:p>
          </table:table-cell>
          <table:table-cell table:style-name="ce7" table:formula="of:=(1-[.$J$47])*([.Z15]/[.Z$48])+[.$J$47]*(SUM([.$Z15:.$AE15])/[.$J$48])" office:value-type="float" office:value="0.136666666666667" calcext:value-type="float">
            <text:p>0.1367</text:p>
          </table:table-cell>
          <table:table-cell table:style-name="ce7" table:formula="of:=(1-[.$J$47])*([.AA15]/[.AA$48])+[.$J$47]*(SUM([.$Z15:.$AE15])/[.$J$48])" office:value-type="float" office:value="0.116666666666667" calcext:value-type="float">
            <text:p>0.1167</text:p>
          </table:table-cell>
          <table:table-cell table:style-name="ce7" table:formula="of:=(1-[.$J$47])*([.AB15]/[.AB$48])+[.$J$47]*(SUM([.$Z15:.$AE15])/[.$J$48])" office:value-type="float" office:value="0.116666666666667" calcext:value-type="float">
            <text:p>0.1167</text:p>
          </table:table-cell>
          <table:table-cell table:style-name="ce7" table:formula="of:=(1-[.$J$47])*([.AC15]/[.AC$48])+[.$J$47]*(SUM([.$Z15:.$AE15])/[.$J$48])" office:value-type="float" office:value="0.116666666666667" calcext:value-type="float">
            <text:p>0.1167</text:p>
          </table:table-cell>
          <table:table-cell table:style-name="ce7" table:formula="of:=(1-[.$J$47])*([.AD15]/[.AD$48])+[.$J$47]*(SUM([.$Z15:.$AE15])/[.$J$48])" office:value-type="float" office:value="0.116666666666667" calcext:value-type="float">
            <text:p>0.1167</text:p>
          </table:table-cell>
          <table:table-cell table:style-name="ce7" table:formula="of:=(1-[.$J$47])*([.AE15]/[.AE$48])+[.$J$47]*(SUM([.$Z15:.$AE15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desarrolladores</text:p>
          </table:table-cell>
          <table:table-cell table:style-name="ce7" table:formula="of:=([.Z15]+[.$R$47]*(SUM([.$Z15:.$AE15])/[.$R$48]))/([.$R$48]+[.$R$47])" office:value-type="float" office:value="0.166666666666667" calcext:value-type="float">
            <text:p>0.1667</text:p>
          </table:table-cell>
          <table:table-cell table:style-name="ce7" table:formula="of:=([.AA15]+[.$R$47]*(SUM([.$Z15:.$AE15])/[.$R$48]))/([.$R$48]+[.$R$47])" office:value-type="float" office:value="0.166168162180126" calcext:value-type="float">
            <text:p>0.1662</text:p>
          </table:table-cell>
          <table:table-cell table:style-name="ce7" table:formula="of:=([.AB15]+[.$R$47]*(SUM([.$Z15:.$AE15])/[.$R$48]))/([.$R$48]+[.$R$47])" office:value-type="float" office:value="0.166168162180126" calcext:value-type="float">
            <text:p>0.1662</text:p>
          </table:table-cell>
          <table:table-cell table:style-name="ce7" table:formula="of:=([.AC15]+[.$R$47]*(SUM([.$Z15:.$AE15])/[.$R$48]))/([.$R$48]+[.$R$47])" office:value-type="float" office:value="0.166168162180126" calcext:value-type="float">
            <text:p>0.1662</text:p>
          </table:table-cell>
          <table:table-cell table:style-name="ce7" table:formula="of:=([.AD15]+[.$R$47]*(SUM([.$Z15:.$AE15])/[.$R$48]))/([.$R$48]+[.$R$47])" office:value-type="float" office:value="0.166168162180126" calcext:value-type="float">
            <text:p>0.1662</text:p>
          </table:table-cell>
          <table:table-cell table:style-name="ce7" table:formula="of:=([.AE15]+[.$R$47]*(SUM([.$Z15:.$AE15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desarrolladores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993"/>
        </table:table-row>
        <table:table-row table:style-name="ro1">
          <table:table-cell table:style-name="ce2" office:value-type="string" calcext:value-type="string">
            <text:p>economico</text:p>
          </table:table-cell>
          <table:table-cell table:style-name="ce7" table:formula="of:=[.Z16]/[.Z$48]" office:value-type="float" office:value="0" calcext:value-type="float">
            <text:p>0.0000</text:p>
          </table:table-cell>
          <table:table-cell table:style-name="ce7" table:formula="of:=[.AA16]/[.AA$48]" office:value-type="float" office:value="0" calcext:value-type="float">
            <text:p>0.0000</text:p>
          </table:table-cell>
          <table:table-cell table:style-name="ce7" table:formula="of:=[.AB16]/[.AB$48]" office:value-type="float" office:value="0" calcext:value-type="float">
            <text:p>0.0000</text:p>
          </table:table-cell>
          <table:table-cell table:style-name="ce7" table:formula="of:=[.AC16]/[.AC$48]" office:value-type="float" office:value="0" calcext:value-type="float">
            <text:p>0.0000</text:p>
          </table:table-cell>
          <table:table-cell table:style-name="ce7" table:formula="of:=[.AD16]/[.AD$48]" office:value-type="float" office:value="0" calcext:value-type="float">
            <text:p>0.0000</text:p>
          </table:table-cell>
          <table:table-cell table:style-name="ce7" table:formula="of:=[.AE16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economico</text:p>
          </table:table-cell>
          <table:table-cell table:style-name="ce7" table:formula="of:=(1-[.$J$47])*([.Z16]/[.Z$48])+[.$J$47]*(SUM([.$Z16:.$AE16])/[.$J$48])" office:value-type="float" office:value="0.116666666666667" calcext:value-type="float">
            <text:p>0.1167</text:p>
          </table:table-cell>
          <table:table-cell table:style-name="ce7" table:formula="of:=(1-[.$J$47])*([.AA16]/[.AA$48])+[.$J$47]*(SUM([.$Z16:.$AE16])/[.$J$48])" office:value-type="float" office:value="0.116666666666667" calcext:value-type="float">
            <text:p>0.1167</text:p>
          </table:table-cell>
          <table:table-cell table:style-name="ce7" table:formula="of:=(1-[.$J$47])*([.AB16]/[.AB$48])+[.$J$47]*(SUM([.$Z16:.$AE16])/[.$J$48])" office:value-type="float" office:value="0.116666666666667" calcext:value-type="float">
            <text:p>0.1167</text:p>
          </table:table-cell>
          <table:table-cell table:style-name="ce7" table:formula="of:=(1-[.$J$47])*([.AC16]/[.AC$48])+[.$J$47]*(SUM([.$Z16:.$AE16])/[.$J$48])" office:value-type="float" office:value="0.116666666666667" calcext:value-type="float">
            <text:p>0.1167</text:p>
          </table:table-cell>
          <table:table-cell table:style-name="ce7" table:formula="of:=(1-[.$J$47])*([.AD16]/[.AD$48])+[.$J$47]*(SUM([.$Z16:.$AE16])/[.$J$48])" office:value-type="float" office:value="0.116666666666667" calcext:value-type="float">
            <text:p>0.1167</text:p>
          </table:table-cell>
          <table:table-cell table:style-name="ce7" table:formula="of:=(1-[.$J$47])*([.AE16]/[.AE$48])+[.$J$47]*(SUM([.$Z16:.$AE16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economico</text:p>
          </table:table-cell>
          <table:table-cell table:style-name="ce7" table:formula="of:=([.Z16]+[.$R$47]*(SUM([.$Z16:.$AE16])/[.$R$48]))/([.$R$48]+[.$R$47])" office:value-type="float" office:value="0.166168162180126" calcext:value-type="float">
            <text:p>0.1662</text:p>
          </table:table-cell>
          <table:table-cell table:style-name="ce7" table:formula="of:=([.AA16]+[.$R$47]*(SUM([.$Z16:.$AE16])/[.$R$48]))/([.$R$48]+[.$R$47])" office:value-type="float" office:value="0.166168162180126" calcext:value-type="float">
            <text:p>0.1662</text:p>
          </table:table-cell>
          <table:table-cell table:style-name="ce7" table:formula="of:=([.AB16]+[.$R$47]*(SUM([.$Z16:.$AE16])/[.$R$48]))/([.$R$48]+[.$R$47])" office:value-type="float" office:value="0.166168162180126" calcext:value-type="float">
            <text:p>0.1662</text:p>
          </table:table-cell>
          <table:table-cell table:style-name="ce7" table:formula="of:=([.AC16]+[.$R$47]*(SUM([.$Z16:.$AE16])/[.$R$48]))/([.$R$48]+[.$R$47])" office:value-type="float" office:value="0.166168162180126" calcext:value-type="float">
            <text:p>0.1662</text:p>
          </table:table-cell>
          <table:table-cell table:style-name="ce7" table:formula="of:=([.AD16]+[.$R$47]*(SUM([.$Z16:.$AE16])/[.$R$48]))/([.$R$48]+[.$R$47])" office:value-type="float" office:value="0.166168162180126" calcext:value-type="float">
            <text:p>0.1662</text:p>
          </table:table-cell>
          <table:table-cell table:style-name="ce7" table:formula="of:=([.AE16]+[.$R$47]*(SUM([.$Z16:.$AE16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economico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sencial</text:p>
          </table:table-cell>
          <table:table-cell table:style-name="ce7" table:formula="of:=[.Z17]/[.Z$48]" office:value-type="float" office:value="0" calcext:value-type="float">
            <text:p>0.0000</text:p>
          </table:table-cell>
          <table:table-cell table:style-name="ce7" table:formula="of:=[.AA17]/[.AA$48]" office:value-type="float" office:value="0" calcext:value-type="float">
            <text:p>0.0000</text:p>
          </table:table-cell>
          <table:table-cell table:style-name="ce7" table:formula="of:=[.AB17]/[.AB$48]" office:value-type="float" office:value="0.0769230769230769" calcext:value-type="float">
            <text:p>0.0769</text:p>
          </table:table-cell>
          <table:table-cell table:style-name="ce7" table:formula="of:=[.AC17]/[.AC$48]" office:value-type="float" office:value="0" calcext:value-type="float">
            <text:p>0.0000</text:p>
          </table:table-cell>
          <table:table-cell table:style-name="ce7" table:formula="of:=[.AD17]/[.AD$48]" office:value-type="float" office:value="0" calcext:value-type="float">
            <text:p>0.0000</text:p>
          </table:table-cell>
          <table:table-cell table:style-name="ce7" table:formula="of:=[.AE17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esencial</text:p>
          </table:table-cell>
          <table:table-cell table:style-name="ce7" table:formula="of:=(1-[.$J$47])*([.Z17]/[.Z$48])+[.$J$47]*(SUM([.$Z17:.$AE17])/[.$J$48])" office:value-type="float" office:value="0.116666666666667" calcext:value-type="float">
            <text:p>0.1167</text:p>
          </table:table-cell>
          <table:table-cell table:style-name="ce7" table:formula="of:=(1-[.$J$47])*([.AA17]/[.AA$48])+[.$J$47]*(SUM([.$Z17:.$AE17])/[.$J$48])" office:value-type="float" office:value="0.116666666666667" calcext:value-type="float">
            <text:p>0.1167</text:p>
          </table:table-cell>
          <table:table-cell table:style-name="ce7" table:formula="of:=(1-[.$J$47])*([.AB17]/[.AB$48])+[.$J$47]*(SUM([.$Z17:.$AE17])/[.$J$48])" office:value-type="float" office:value="0.13974358974359" calcext:value-type="float">
            <text:p>0.1397</text:p>
          </table:table-cell>
          <table:table-cell table:style-name="ce7" table:formula="of:=(1-[.$J$47])*([.AC17]/[.AC$48])+[.$J$47]*(SUM([.$Z17:.$AE17])/[.$J$48])" office:value-type="float" office:value="0.116666666666667" calcext:value-type="float">
            <text:p>0.1167</text:p>
          </table:table-cell>
          <table:table-cell table:style-name="ce7" table:formula="of:=(1-[.$J$47])*([.AD17]/[.AD$48])+[.$J$47]*(SUM([.$Z17:.$AE17])/[.$J$48])" office:value-type="float" office:value="0.116666666666667" calcext:value-type="float">
            <text:p>0.1167</text:p>
          </table:table-cell>
          <table:table-cell table:style-name="ce7" table:formula="of:=(1-[.$J$47])*([.AE17]/[.AE$48])+[.$J$47]*(SUM([.$Z17:.$AE17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esencial</text:p>
          </table:table-cell>
          <table:table-cell table:style-name="ce7" table:formula="of:=([.Z17]+[.$R$47]*(SUM([.$Z17:.$AE17])/[.$R$48]))/([.$R$48]+[.$R$47])" office:value-type="float" office:value="0.166168162180126" calcext:value-type="float">
            <text:p>0.1662</text:p>
          </table:table-cell>
          <table:table-cell table:style-name="ce7" table:formula="of:=([.AA17]+[.$R$47]*(SUM([.$Z17:.$AE17])/[.$R$48]))/([.$R$48]+[.$R$47])" office:value-type="float" office:value="0.166168162180126" calcext:value-type="float">
            <text:p>0.1662</text:p>
          </table:table-cell>
          <table:table-cell table:style-name="ce7" table:formula="of:=([.AB17]+[.$R$47]*(SUM([.$Z17:.$AE17])/[.$R$48]))/([.$R$48]+[.$R$47])" office:value-type="float" office:value="0.166666666666667" calcext:value-type="float">
            <text:p>0.1667</text:p>
          </table:table-cell>
          <table:table-cell table:style-name="ce7" table:formula="of:=([.AC17]+[.$R$47]*(SUM([.$Z17:.$AE17])/[.$R$48]))/([.$R$48]+[.$R$47])" office:value-type="float" office:value="0.166168162180126" calcext:value-type="float">
            <text:p>0.1662</text:p>
          </table:table-cell>
          <table:table-cell table:style-name="ce7" table:formula="of:=([.AD17]+[.$R$47]*(SUM([.$Z17:.$AE17])/[.$R$48]))/([.$R$48]+[.$R$47])" office:value-type="float" office:value="0.166168162180126" calcext:value-type="float">
            <text:p>0.1662</text:p>
          </table:table-cell>
          <table:table-cell table:style-name="ce7" table:formula="of:=([.AE17]+[.$R$47]*(SUM([.$Z17:.$AE17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esencial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favorecido</text:p>
          </table:table-cell>
          <table:table-cell table:style-name="ce7" table:formula="of:=[.Z18]/[.Z$48]" office:value-type="float" office:value="0.0666666666666667" calcext:value-type="float">
            <text:p>0.0667</text:p>
          </table:table-cell>
          <table:table-cell table:style-name="ce7" table:formula="of:=[.AA18]/[.AA$48]" office:value-type="float" office:value="0" calcext:value-type="float">
            <text:p>0.0000</text:p>
          </table:table-cell>
          <table:table-cell table:style-name="ce7" table:formula="of:=[.AB18]/[.AB$48]" office:value-type="float" office:value="0" calcext:value-type="float">
            <text:p>0.0000</text:p>
          </table:table-cell>
          <table:table-cell table:style-name="ce7" table:formula="of:=[.AC18]/[.AC$48]" office:value-type="float" office:value="0" calcext:value-type="float">
            <text:p>0.0000</text:p>
          </table:table-cell>
          <table:table-cell table:style-name="ce7" table:formula="of:=[.AD18]/[.AD$48]" office:value-type="float" office:value="0" calcext:value-type="float">
            <text:p>0.0000</text:p>
          </table:table-cell>
          <table:table-cell table:style-name="ce7" table:formula="of:=[.AE18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favorecido</text:p>
          </table:table-cell>
          <table:table-cell table:style-name="ce7" table:formula="of:=(1-[.$J$47])*([.Z18]/[.Z$48])+[.$J$47]*(SUM([.$Z18:.$AE18])/[.$J$48])" office:value-type="float" office:value="0.136666666666667" calcext:value-type="float">
            <text:p>0.1367</text:p>
          </table:table-cell>
          <table:table-cell table:style-name="ce7" table:formula="of:=(1-[.$J$47])*([.AA18]/[.AA$48])+[.$J$47]*(SUM([.$Z18:.$AE18])/[.$J$48])" office:value-type="float" office:value="0.116666666666667" calcext:value-type="float">
            <text:p>0.1167</text:p>
          </table:table-cell>
          <table:table-cell table:style-name="ce7" table:formula="of:=(1-[.$J$47])*([.AB18]/[.AB$48])+[.$J$47]*(SUM([.$Z18:.$AE18])/[.$J$48])" office:value-type="float" office:value="0.116666666666667" calcext:value-type="float">
            <text:p>0.1167</text:p>
          </table:table-cell>
          <table:table-cell table:style-name="ce7" table:formula="of:=(1-[.$J$47])*([.AC18]/[.AC$48])+[.$J$47]*(SUM([.$Z18:.$AE18])/[.$J$48])" office:value-type="float" office:value="0.116666666666667" calcext:value-type="float">
            <text:p>0.1167</text:p>
          </table:table-cell>
          <table:table-cell table:style-name="ce7" table:formula="of:=(1-[.$J$47])*([.AD18]/[.AD$48])+[.$J$47]*(SUM([.$Z18:.$AE18])/[.$J$48])" office:value-type="float" office:value="0.116666666666667" calcext:value-type="float">
            <text:p>0.1167</text:p>
          </table:table-cell>
          <table:table-cell table:style-name="ce7" table:formula="of:=(1-[.$J$47])*([.AE18]/[.AE$48])+[.$J$47]*(SUM([.$Z18:.$AE18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favorecido</text:p>
          </table:table-cell>
          <table:table-cell table:style-name="ce7" table:formula="of:=([.Z18]+[.$R$47]*(SUM([.$Z18:.$AE18])/[.$R$48]))/([.$R$48]+[.$R$47])" office:value-type="float" office:value="0.166666666666667" calcext:value-type="float">
            <text:p>0.1667</text:p>
          </table:table-cell>
          <table:table-cell table:style-name="ce7" table:formula="of:=([.AA18]+[.$R$47]*(SUM([.$Z18:.$AE18])/[.$R$48]))/([.$R$48]+[.$R$47])" office:value-type="float" office:value="0.166168162180126" calcext:value-type="float">
            <text:p>0.1662</text:p>
          </table:table-cell>
          <table:table-cell table:style-name="ce7" table:formula="of:=([.AB18]+[.$R$47]*(SUM([.$Z18:.$AE18])/[.$R$48]))/([.$R$48]+[.$R$47])" office:value-type="float" office:value="0.166168162180126" calcext:value-type="float">
            <text:p>0.1662</text:p>
          </table:table-cell>
          <table:table-cell table:style-name="ce7" table:formula="of:=([.AC18]+[.$R$47]*(SUM([.$Z18:.$AE18])/[.$R$48]))/([.$R$48]+[.$R$47])" office:value-type="float" office:value="0.166168162180126" calcext:value-type="float">
            <text:p>0.1662</text:p>
          </table:table-cell>
          <table:table-cell table:style-name="ce7" table:formula="of:=([.AD18]+[.$R$47]*(SUM([.$Z18:.$AE18])/[.$R$48]))/([.$R$48]+[.$R$47])" office:value-type="float" office:value="0.166168162180126" calcext:value-type="float">
            <text:p>0.1662</text:p>
          </table:table-cell>
          <table:table-cell table:style-name="ce7" table:formula="of:=([.AE18]+[.$R$47]*(SUM([.$Z18:.$AE18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favorecido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993"/>
        </table:table-row>
        <table:table-row table:style-name="ro1">
          <table:table-cell table:style-name="ce2" office:value-type="string" calcext:value-type="string">
            <text:p>fomentar</text:p>
          </table:table-cell>
          <table:table-cell table:style-name="ce7" table:formula="of:=[.Z19]/[.Z$48]" office:value-type="float" office:value="0" calcext:value-type="float">
            <text:p>0.0000</text:p>
          </table:table-cell>
          <table:table-cell table:style-name="ce7" table:formula="of:=[.AA19]/[.AA$48]" office:value-type="float" office:value="0" calcext:value-type="float">
            <text:p>0.0000</text:p>
          </table:table-cell>
          <table:table-cell table:style-name="ce7" table:formula="of:=[.AB19]/[.AB$48]" office:value-type="float" office:value="0.0769230769230769" calcext:value-type="float">
            <text:p>0.0769</text:p>
          </table:table-cell>
          <table:table-cell table:style-name="ce7" table:formula="of:=[.AC19]/[.AC$48]" office:value-type="float" office:value="0" calcext:value-type="float">
            <text:p>0.0000</text:p>
          </table:table-cell>
          <table:table-cell table:style-name="ce7" table:formula="of:=[.AD19]/[.AD$48]" office:value-type="float" office:value="0" calcext:value-type="float">
            <text:p>0.0000</text:p>
          </table:table-cell>
          <table:table-cell table:style-name="ce7" table:formula="of:=[.AE19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fomentar</text:p>
          </table:table-cell>
          <table:table-cell table:style-name="ce7" table:formula="of:=(1-[.$J$47])*([.Z19]/[.Z$48])+[.$J$47]*(SUM([.$Z19:.$AE19])/[.$J$48])" office:value-type="float" office:value="0.116666666666667" calcext:value-type="float">
            <text:p>0.1167</text:p>
          </table:table-cell>
          <table:table-cell table:style-name="ce7" table:formula="of:=(1-[.$J$47])*([.AA19]/[.AA$48])+[.$J$47]*(SUM([.$Z19:.$AE19])/[.$J$48])" office:value-type="float" office:value="0.116666666666667" calcext:value-type="float">
            <text:p>0.1167</text:p>
          </table:table-cell>
          <table:table-cell table:style-name="ce7" table:formula="of:=(1-[.$J$47])*([.AB19]/[.AB$48])+[.$J$47]*(SUM([.$Z19:.$AE19])/[.$J$48])" office:value-type="float" office:value="0.13974358974359" calcext:value-type="float">
            <text:p>0.1397</text:p>
          </table:table-cell>
          <table:table-cell table:style-name="ce7" table:formula="of:=(1-[.$J$47])*([.AC19]/[.AC$48])+[.$J$47]*(SUM([.$Z19:.$AE19])/[.$J$48])" office:value-type="float" office:value="0.116666666666667" calcext:value-type="float">
            <text:p>0.1167</text:p>
          </table:table-cell>
          <table:table-cell table:style-name="ce7" table:formula="of:=(1-[.$J$47])*([.AD19]/[.AD$48])+[.$J$47]*(SUM([.$Z19:.$AE19])/[.$J$48])" office:value-type="float" office:value="0.116666666666667" calcext:value-type="float">
            <text:p>0.1167</text:p>
          </table:table-cell>
          <table:table-cell table:style-name="ce7" table:formula="of:=(1-[.$J$47])*([.AE19]/[.AE$48])+[.$J$47]*(SUM([.$Z19:.$AE19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fomentar</text:p>
          </table:table-cell>
          <table:table-cell table:style-name="ce7" table:formula="of:=([.Z19]+[.$R$47]*(SUM([.$Z19:.$AE19])/[.$R$48]))/([.$R$48]+[.$R$47])" office:value-type="float" office:value="0.166168162180126" calcext:value-type="float">
            <text:p>0.1662</text:p>
          </table:table-cell>
          <table:table-cell table:style-name="ce7" table:formula="of:=([.AA19]+[.$R$47]*(SUM([.$Z19:.$AE19])/[.$R$48]))/([.$R$48]+[.$R$47])" office:value-type="float" office:value="0.166168162180126" calcext:value-type="float">
            <text:p>0.1662</text:p>
          </table:table-cell>
          <table:table-cell table:style-name="ce7" table:formula="of:=([.AB19]+[.$R$47]*(SUM([.$Z19:.$AE19])/[.$R$48]))/([.$R$48]+[.$R$47])" office:value-type="float" office:value="0.166666666666667" calcext:value-type="float">
            <text:p>0.1667</text:p>
          </table:table-cell>
          <table:table-cell table:style-name="ce7" table:formula="of:=([.AC19]+[.$R$47]*(SUM([.$Z19:.$AE19])/[.$R$48]))/([.$R$48]+[.$R$47])" office:value-type="float" office:value="0.166168162180126" calcext:value-type="float">
            <text:p>0.1662</text:p>
          </table:table-cell>
          <table:table-cell table:style-name="ce7" table:formula="of:=([.AD19]+[.$R$47]*(SUM([.$Z19:.$AE19])/[.$R$48]))/([.$R$48]+[.$R$47])" office:value-type="float" office:value="0.166168162180126" calcext:value-type="float">
            <text:p>0.1662</text:p>
          </table:table-cell>
          <table:table-cell table:style-name="ce7" table:formula="of:=([.AE19]+[.$R$47]*(SUM([.$Z19:.$AE19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fomentar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fundamental</text:p>
          </table:table-cell>
          <table:table-cell table:style-name="ce7" table:formula="of:=[.Z20]/[.Z$48]" office:value-type="float" office:value="0.0666666666666667" calcext:value-type="float">
            <text:p>0.0667</text:p>
          </table:table-cell>
          <table:table-cell table:style-name="ce7" table:formula="of:=[.AA20]/[.AA$48]" office:value-type="float" office:value="0" calcext:value-type="float">
            <text:p>0.0000</text:p>
          </table:table-cell>
          <table:table-cell table:style-name="ce7" table:formula="of:=[.AB20]/[.AB$48]" office:value-type="float" office:value="0.0769230769230769" calcext:value-type="float">
            <text:p>0.0769</text:p>
          </table:table-cell>
          <table:table-cell table:style-name="ce7" table:formula="of:=[.AC20]/[.AC$48]" office:value-type="float" office:value="0.111111111111111" calcext:value-type="float">
            <text:p>0.1111</text:p>
          </table:table-cell>
          <table:table-cell table:style-name="ce7" table:formula="of:=[.AD20]/[.AD$48]" office:value-type="float" office:value="0" calcext:value-type="float">
            <text:p>0.0000</text:p>
          </table:table-cell>
          <table:table-cell table:style-name="ce7" table:formula="of:=[.AE20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fundamental</text:p>
          </table:table-cell>
          <table:table-cell table:style-name="ce7" table:formula="of:=(1-[.$J$47])*([.Z20]/[.Z$48])+[.$J$47]*(SUM([.$Z20:.$AE20])/[.$J$48])" office:value-type="float" office:value="0.37" calcext:value-type="float">
            <text:p>0.3700</text:p>
          </table:table-cell>
          <table:table-cell table:style-name="ce7" table:formula="of:=(1-[.$J$47])*([.AA20]/[.AA$48])+[.$J$47]*(SUM([.$Z20:.$AE20])/[.$J$48])" office:value-type="float" office:value="0.35" calcext:value-type="float">
            <text:p>0.3500</text:p>
          </table:table-cell>
          <table:table-cell table:style-name="ce7" table:formula="of:=(1-[.$J$47])*([.AB20]/[.AB$48])+[.$J$47]*(SUM([.$Z20:.$AE20])/[.$J$48])" office:value-type="float" office:value="0.373076923076923" calcext:value-type="float">
            <text:p>0.3731</text:p>
          </table:table-cell>
          <table:table-cell table:style-name="ce7" table:formula="of:=(1-[.$J$47])*([.AC20]/[.AC$48])+[.$J$47]*(SUM([.$Z20:.$AE20])/[.$J$48])" office:value-type="float" office:value="0.383333333333333" calcext:value-type="float">
            <text:p>0.3833</text:p>
          </table:table-cell>
          <table:table-cell table:style-name="ce7" table:formula="of:=(1-[.$J$47])*([.AD20]/[.AD$48])+[.$J$47]*(SUM([.$Z20:.$AE20])/[.$J$48])" office:value-type="float" office:value="0.35" calcext:value-type="float">
            <text:p>0.3500</text:p>
          </table:table-cell>
          <table:table-cell table:style-name="ce7" table:formula="of:=(1-[.$J$47])*([.AE20]/[.AE$48])+[.$J$47]*(SUM([.$Z20:.$AE20])/[.$J$48])" office:value-type="float" office:value="0.35" calcext:value-type="float">
            <text:p>0.3500</text:p>
          </table:table-cell>
          <table:table-cell table:style-name="ce3"/>
          <table:table-cell table:style-name="ce2" office:value-type="string" calcext:value-type="string">
            <text:p>fundamental</text:p>
          </table:table-cell>
          <table:table-cell table:style-name="ce7" table:formula="of:=([.Z20]+[.$R$47]*(SUM([.$Z20:.$AE20])/[.$R$48]))/([.$R$48]+[.$R$47])" office:value-type="float" office:value="0.499002991026919" calcext:value-type="float">
            <text:p>0.4990</text:p>
          </table:table-cell>
          <table:table-cell table:style-name="ce7" table:formula="of:=([.AA20]+[.$R$47]*(SUM([.$Z20:.$AE20])/[.$R$48]))/([.$R$48]+[.$R$47])" office:value-type="float" office:value="0.498504486540379" calcext:value-type="float">
            <text:p>0.4985</text:p>
          </table:table-cell>
          <table:table-cell table:style-name="ce7" table:formula="of:=([.AB20]+[.$R$47]*(SUM([.$Z20:.$AE20])/[.$R$48]))/([.$R$48]+[.$R$47])" office:value-type="float" office:value="0.499002991026919" calcext:value-type="float">
            <text:p>0.4990</text:p>
          </table:table-cell>
          <table:table-cell table:style-name="ce7" table:formula="of:=([.AC20]+[.$R$47]*(SUM([.$Z20:.$AE20])/[.$R$48]))/([.$R$48]+[.$R$47])" office:value-type="float" office:value="0.499002991026919" calcext:value-type="float">
            <text:p>0.4990</text:p>
          </table:table-cell>
          <table:table-cell table:style-name="ce7" table:formula="of:=([.AD20]+[.$R$47]*(SUM([.$Z20:.$AE20])/[.$R$48]))/([.$R$48]+[.$R$47])" office:value-type="float" office:value="0.498504486540379" calcext:value-type="float">
            <text:p>0.4985</text:p>
          </table:table-cell>
          <table:table-cell table:style-name="ce7" table:formula="of:=([.AE20]+[.$R$47]*(SUM([.$Z20:.$AE20])/[.$R$48]))/([.$R$48]+[.$R$47])" office:value-type="float" office:value="0.498504486540379" calcext:value-type="float">
            <text:p>0.4985</text:p>
          </table:table-cell>
          <table:table-cell table:style-name="ce3"/>
          <table:table-cell table:style-name="ce2" office:value-type="string" calcext:value-type="string">
            <text:p>fundamental</text:p>
          </table:table-cell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2" table:style-name="ce1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993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7" table:formula="of:=[.Z21]/[.Z$48]" office:value-type="float" office:value="0" calcext:value-type="float">
            <text:p>0.0000</text:p>
          </table:table-cell>
          <table:table-cell table:style-name="ce7" table:formula="of:=[.AA21]/[.AA$48]" office:value-type="float" office:value="0.0714285714285714" calcext:value-type="float">
            <text:p>0.0714</text:p>
          </table:table-cell>
          <table:table-cell table:style-name="ce7" table:formula="of:=[.AB21]/[.AB$48]" office:value-type="float" office:value="0" calcext:value-type="float">
            <text:p>0.0000</text:p>
          </table:table-cell>
          <table:table-cell table:style-name="ce7" table:formula="of:=[.AC21]/[.AC$48]" office:value-type="float" office:value="0" calcext:value-type="float">
            <text:p>0.0000</text:p>
          </table:table-cell>
          <table:table-cell table:style-name="ce7" table:formula="of:=[.AD21]/[.AD$48]" office:value-type="float" office:value="0" calcext:value-type="float">
            <text:p>0.0000</text:p>
          </table:table-cell>
          <table:table-cell table:style-name="ce7" table:formula="of:=[.AE21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hace</text:p>
          </table:table-cell>
          <table:table-cell table:style-name="ce7" table:formula="of:=(1-[.$J$47])*([.Z21]/[.Z$48])+[.$J$47]*(SUM([.$Z21:.$AE21])/[.$J$48])" office:value-type="float" office:value="0.116666666666667" calcext:value-type="float">
            <text:p>0.1167</text:p>
          </table:table-cell>
          <table:table-cell table:style-name="ce7" table:formula="of:=(1-[.$J$47])*([.AA21]/[.AA$48])+[.$J$47]*(SUM([.$Z21:.$AE21])/[.$J$48])" office:value-type="float" office:value="0.138095238095238" calcext:value-type="float">
            <text:p>0.1381</text:p>
          </table:table-cell>
          <table:table-cell table:style-name="ce7" table:formula="of:=(1-[.$J$47])*([.AB21]/[.AB$48])+[.$J$47]*(SUM([.$Z21:.$AE21])/[.$J$48])" office:value-type="float" office:value="0.116666666666667" calcext:value-type="float">
            <text:p>0.1167</text:p>
          </table:table-cell>
          <table:table-cell table:style-name="ce7" table:formula="of:=(1-[.$J$47])*([.AC21]/[.AC$48])+[.$J$47]*(SUM([.$Z21:.$AE21])/[.$J$48])" office:value-type="float" office:value="0.116666666666667" calcext:value-type="float">
            <text:p>0.1167</text:p>
          </table:table-cell>
          <table:table-cell table:style-name="ce7" table:formula="of:=(1-[.$J$47])*([.AD21]/[.AD$48])+[.$J$47]*(SUM([.$Z21:.$AE21])/[.$J$48])" office:value-type="float" office:value="0.116666666666667" calcext:value-type="float">
            <text:p>0.1167</text:p>
          </table:table-cell>
          <table:table-cell table:style-name="ce7" table:formula="of:=(1-[.$J$47])*([.AE21]/[.AE$48])+[.$J$47]*(SUM([.$Z21:.$AE21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hace</text:p>
          </table:table-cell>
          <table:table-cell table:style-name="ce7" table:formula="of:=([.Z21]+[.$R$47]*(SUM([.$Z21:.$AE21])/[.$R$48]))/([.$R$48]+[.$R$47])" office:value-type="float" office:value="0.166168162180126" calcext:value-type="float">
            <text:p>0.1662</text:p>
          </table:table-cell>
          <table:table-cell table:style-name="ce7" table:formula="of:=([.AA21]+[.$R$47]*(SUM([.$Z21:.$AE21])/[.$R$48]))/([.$R$48]+[.$R$47])" office:value-type="float" office:value="0.166666666666667" calcext:value-type="float">
            <text:p>0.1667</text:p>
          </table:table-cell>
          <table:table-cell table:style-name="ce7" table:formula="of:=([.AB21]+[.$R$47]*(SUM([.$Z21:.$AE21])/[.$R$48]))/([.$R$48]+[.$R$47])" office:value-type="float" office:value="0.166168162180126" calcext:value-type="float">
            <text:p>0.1662</text:p>
          </table:table-cell>
          <table:table-cell table:style-name="ce7" table:formula="of:=([.AC21]+[.$R$47]*(SUM([.$Z21:.$AE21])/[.$R$48]))/([.$R$48]+[.$R$47])" office:value-type="float" office:value="0.166168162180126" calcext:value-type="float">
            <text:p>0.1662</text:p>
          </table:table-cell>
          <table:table-cell table:style-name="ce7" table:formula="of:=([.AD21]+[.$R$47]*(SUM([.$Z21:.$AE21])/[.$R$48]))/([.$R$48]+[.$R$47])" office:value-type="float" office:value="0.166168162180126" calcext:value-type="float">
            <text:p>0.1662</text:p>
          </table:table-cell>
          <table:table-cell table:style-name="ce7" table:formula="of:=([.AE21]+[.$R$47]*(SUM([.$Z21:.$AE21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hace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7" table:formula="of:=[.Z22]/[.Z$48]" office:value-type="float" office:value="0" calcext:value-type="float">
            <text:p>0.0000</text:p>
          </table:table-cell>
          <table:table-cell table:style-name="ce7" table:formula="of:=[.AA22]/[.AA$48]" office:value-type="float" office:value="0" calcext:value-type="float">
            <text:p>0.0000</text:p>
          </table:table-cell>
          <table:table-cell table:style-name="ce7" table:formula="of:=[.AB22]/[.AB$48]" office:value-type="float" office:value="0.0769230769230769" calcext:value-type="float">
            <text:p>0.0769</text:p>
          </table:table-cell>
          <table:table-cell table:style-name="ce7" table:formula="of:=[.AC22]/[.AC$48]" office:value-type="float" office:value="0" calcext:value-type="float">
            <text:p>0.0000</text:p>
          </table:table-cell>
          <table:table-cell table:style-name="ce7" table:formula="of:=[.AD22]/[.AD$48]" office:value-type="float" office:value="0" calcext:value-type="float">
            <text:p>0.0000</text:p>
          </table:table-cell>
          <table:table-cell table:style-name="ce7" table:formula="of:=[.AE22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hardware</text:p>
          </table:table-cell>
          <table:table-cell table:style-name="ce7" table:formula="of:=(1-[.$J$47])*([.Z22]/[.Z$48])+[.$J$47]*(SUM([.$Z22:.$AE22])/[.$J$48])" office:value-type="float" office:value="0.116666666666667" calcext:value-type="float">
            <text:p>0.1167</text:p>
          </table:table-cell>
          <table:table-cell table:style-name="ce7" table:formula="of:=(1-[.$J$47])*([.AA22]/[.AA$48])+[.$J$47]*(SUM([.$Z22:.$AE22])/[.$J$48])" office:value-type="float" office:value="0.116666666666667" calcext:value-type="float">
            <text:p>0.1167</text:p>
          </table:table-cell>
          <table:table-cell table:style-name="ce7" table:formula="of:=(1-[.$J$47])*([.AB22]/[.AB$48])+[.$J$47]*(SUM([.$Z22:.$AE22])/[.$J$48])" office:value-type="float" office:value="0.13974358974359" calcext:value-type="float">
            <text:p>0.1397</text:p>
          </table:table-cell>
          <table:table-cell table:style-name="ce7" table:formula="of:=(1-[.$J$47])*([.AC22]/[.AC$48])+[.$J$47]*(SUM([.$Z22:.$AE22])/[.$J$48])" office:value-type="float" office:value="0.116666666666667" calcext:value-type="float">
            <text:p>0.1167</text:p>
          </table:table-cell>
          <table:table-cell table:style-name="ce7" table:formula="of:=(1-[.$J$47])*([.AD22]/[.AD$48])+[.$J$47]*(SUM([.$Z22:.$AE22])/[.$J$48])" office:value-type="float" office:value="0.116666666666667" calcext:value-type="float">
            <text:p>0.1167</text:p>
          </table:table-cell>
          <table:table-cell table:style-name="ce7" table:formula="of:=(1-[.$J$47])*([.AE22]/[.AE$48])+[.$J$47]*(SUM([.$Z22:.$AE22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hardware</text:p>
          </table:table-cell>
          <table:table-cell table:style-name="ce7" table:formula="of:=([.Z22]+[.$R$47]*(SUM([.$Z22:.$AE22])/[.$R$48]))/([.$R$48]+[.$R$47])" office:value-type="float" office:value="0.166168162180126" calcext:value-type="float">
            <text:p>0.1662</text:p>
          </table:table-cell>
          <table:table-cell table:style-name="ce7" table:formula="of:=([.AA22]+[.$R$47]*(SUM([.$Z22:.$AE22])/[.$R$48]))/([.$R$48]+[.$R$47])" office:value-type="float" office:value="0.166168162180126" calcext:value-type="float">
            <text:p>0.1662</text:p>
          </table:table-cell>
          <table:table-cell table:style-name="ce7" table:formula="of:=([.AB22]+[.$R$47]*(SUM([.$Z22:.$AE22])/[.$R$48]))/([.$R$48]+[.$R$47])" office:value-type="float" office:value="0.166666666666667" calcext:value-type="float">
            <text:p>0.1667</text:p>
          </table:table-cell>
          <table:table-cell table:style-name="ce7" table:formula="of:=([.AC22]+[.$R$47]*(SUM([.$Z22:.$AE22])/[.$R$48]))/([.$R$48]+[.$R$47])" office:value-type="float" office:value="0.166168162180126" calcext:value-type="float">
            <text:p>0.1662</text:p>
          </table:table-cell>
          <table:table-cell table:style-name="ce7" table:formula="of:=([.AD22]+[.$R$47]*(SUM([.$Z22:.$AE22])/[.$R$48]))/([.$R$48]+[.$R$47])" office:value-type="float" office:value="0.166168162180126" calcext:value-type="float">
            <text:p>0.1662</text:p>
          </table:table-cell>
          <table:table-cell table:style-name="ce7" table:formula="of:=([.AE22]+[.$R$47]*(SUM([.$Z22:.$AE22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hardware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igualdad</text:p>
          </table:table-cell>
          <table:table-cell table:style-name="ce7" table:formula="of:=[.Z23]/[.Z$48]" office:value-type="float" office:value="0" calcext:value-type="float">
            <text:p>0.0000</text:p>
          </table:table-cell>
          <table:table-cell table:style-name="ce7" table:formula="of:=[.AA23]/[.AA$48]" office:value-type="float" office:value="0" calcext:value-type="float">
            <text:p>0.0000</text:p>
          </table:table-cell>
          <table:table-cell table:style-name="ce7" table:formula="of:=[.AB23]/[.AB$48]" office:value-type="float" office:value="0" calcext:value-type="float">
            <text:p>0.0000</text:p>
          </table:table-cell>
          <table:table-cell table:style-name="ce7" table:formula="of:=[.AC23]/[.AC$48]" office:value-type="float" office:value="0" calcext:value-type="float">
            <text:p>0.0000</text:p>
          </table:table-cell>
          <table:table-cell table:style-name="ce7" table:formula="of:=[.AD23]/[.AD$48]" office:value-type="float" office:value="0" calcext:value-type="float">
            <text:p>0.0000</text:p>
          </table:table-cell>
          <table:table-cell table:style-name="ce7" table:formula="of:=[.AE23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igualdad</text:p>
          </table:table-cell>
          <table:table-cell table:style-name="ce7" table:formula="of:=(1-[.$J$47])*([.Z23]/[.Z$48])+[.$J$47]*(SUM([.$Z23:.$AE23])/[.$J$48])" office:value-type="float" office:value="0.116666666666667" calcext:value-type="float">
            <text:p>0.1167</text:p>
          </table:table-cell>
          <table:table-cell table:style-name="ce7" table:formula="of:=(1-[.$J$47])*([.AA23]/[.AA$48])+[.$J$47]*(SUM([.$Z23:.$AE23])/[.$J$48])" office:value-type="float" office:value="0.116666666666667" calcext:value-type="float">
            <text:p>0.1167</text:p>
          </table:table-cell>
          <table:table-cell table:style-name="ce7" table:formula="of:=(1-[.$J$47])*([.AB23]/[.AB$48])+[.$J$47]*(SUM([.$Z23:.$AE23])/[.$J$48])" office:value-type="float" office:value="0.116666666666667" calcext:value-type="float">
            <text:p>0.1167</text:p>
          </table:table-cell>
          <table:table-cell table:style-name="ce7" table:formula="of:=(1-[.$J$47])*([.AC23]/[.AC$48])+[.$J$47]*(SUM([.$Z23:.$AE23])/[.$J$48])" office:value-type="float" office:value="0.116666666666667" calcext:value-type="float">
            <text:p>0.1167</text:p>
          </table:table-cell>
          <table:table-cell table:style-name="ce7" table:formula="of:=(1-[.$J$47])*([.AD23]/[.AD$48])+[.$J$47]*(SUM([.$Z23:.$AE23])/[.$J$48])" office:value-type="float" office:value="0.116666666666667" calcext:value-type="float">
            <text:p>0.1167</text:p>
          </table:table-cell>
          <table:table-cell table:style-name="ce7" table:formula="of:=(1-[.$J$47])*([.AE23]/[.AE$48])+[.$J$47]*(SUM([.$Z23:.$AE23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igualdad</text:p>
          </table:table-cell>
          <table:table-cell table:style-name="ce7" table:formula="of:=([.Z23]+[.$R$47]*(SUM([.$Z23:.$AE23])/[.$R$48]))/([.$R$48]+[.$R$47])" office:value-type="float" office:value="0.166168162180126" calcext:value-type="float">
            <text:p>0.1662</text:p>
          </table:table-cell>
          <table:table-cell table:style-name="ce7" table:formula="of:=([.AA23]+[.$R$47]*(SUM([.$Z23:.$AE23])/[.$R$48]))/([.$R$48]+[.$R$47])" office:value-type="float" office:value="0.166168162180126" calcext:value-type="float">
            <text:p>0.1662</text:p>
          </table:table-cell>
          <table:table-cell table:style-name="ce7" table:formula="of:=([.AB23]+[.$R$47]*(SUM([.$Z23:.$AE23])/[.$R$48]))/([.$R$48]+[.$R$47])" office:value-type="float" office:value="0.166168162180126" calcext:value-type="float">
            <text:p>0.1662</text:p>
          </table:table-cell>
          <table:table-cell table:style-name="ce7" table:formula="of:=([.AC23]+[.$R$47]*(SUM([.$Z23:.$AE23])/[.$R$48]))/([.$R$48]+[.$R$47])" office:value-type="float" office:value="0.166168162180126" calcext:value-type="float">
            <text:p>0.1662</text:p>
          </table:table-cell>
          <table:table-cell table:style-name="ce7" table:formula="of:=([.AD23]+[.$R$47]*(SUM([.$Z23:.$AE23])/[.$R$48]))/([.$R$48]+[.$R$47])" office:value-type="float" office:value="0.166168162180126" calcext:value-type="float">
            <text:p>0.1662</text:p>
          </table:table-cell>
          <table:table-cell table:style-name="ce7" table:formula="of:=([.AE23]+[.$R$47]*(SUM([.$Z23:.$AE23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igualdad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mportante</text:p>
          </table:table-cell>
          <table:table-cell table:style-name="ce7" table:formula="of:=[.Z24]/[.Z$48]" office:value-type="float" office:value="0" calcext:value-type="float">
            <text:p>0.0000</text:p>
          </table:table-cell>
          <table:table-cell table:style-name="ce7" table:formula="of:=[.AA24]/[.AA$48]" office:value-type="float" office:value="0.0714285714285714" calcext:value-type="float">
            <text:p>0.0714</text:p>
          </table:table-cell>
          <table:table-cell table:style-name="ce7" table:formula="of:=[.AB24]/[.AB$48]" office:value-type="float" office:value="0" calcext:value-type="float">
            <text:p>0.0000</text:p>
          </table:table-cell>
          <table:table-cell table:style-name="ce7" table:formula="of:=[.AC24]/[.AC$48]" office:value-type="float" office:value="0" calcext:value-type="float">
            <text:p>0.0000</text:p>
          </table:table-cell>
          <table:table-cell table:style-name="ce7" table:formula="of:=[.AD24]/[.AD$48]" office:value-type="float" office:value="0" calcext:value-type="float">
            <text:p>0.0000</text:p>
          </table:table-cell>
          <table:table-cell table:style-name="ce7" table:formula="of:=[.AE24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importante</text:p>
          </table:table-cell>
          <table:table-cell table:style-name="ce7" table:formula="of:=(1-[.$J$47])*([.Z24]/[.Z$48])+[.$J$47]*(SUM([.$Z24:.$AE24])/[.$J$48])" office:value-type="float" office:value="0.116666666666667" calcext:value-type="float">
            <text:p>0.1167</text:p>
          </table:table-cell>
          <table:table-cell table:style-name="ce7" table:formula="of:=(1-[.$J$47])*([.AA24]/[.AA$48])+[.$J$47]*(SUM([.$Z24:.$AE24])/[.$J$48])" office:value-type="float" office:value="0.138095238095238" calcext:value-type="float">
            <text:p>0.1381</text:p>
          </table:table-cell>
          <table:table-cell table:style-name="ce7" table:formula="of:=(1-[.$J$47])*([.AB24]/[.AB$48])+[.$J$47]*(SUM([.$Z24:.$AE24])/[.$J$48])" office:value-type="float" office:value="0.116666666666667" calcext:value-type="float">
            <text:p>0.1167</text:p>
          </table:table-cell>
          <table:table-cell table:style-name="ce7" table:formula="of:=(1-[.$J$47])*([.AC24]/[.AC$48])+[.$J$47]*(SUM([.$Z24:.$AE24])/[.$J$48])" office:value-type="float" office:value="0.116666666666667" calcext:value-type="float">
            <text:p>0.1167</text:p>
          </table:table-cell>
          <table:table-cell table:style-name="ce7" table:formula="of:=(1-[.$J$47])*([.AD24]/[.AD$48])+[.$J$47]*(SUM([.$Z24:.$AE24])/[.$J$48])" office:value-type="float" office:value="0.116666666666667" calcext:value-type="float">
            <text:p>0.1167</text:p>
          </table:table-cell>
          <table:table-cell table:style-name="ce7" table:formula="of:=(1-[.$J$47])*([.AE24]/[.AE$48])+[.$J$47]*(SUM([.$Z24:.$AE24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importante</text:p>
          </table:table-cell>
          <table:table-cell table:style-name="ce7" table:formula="of:=([.Z24]+[.$R$47]*(SUM([.$Z24:.$AE24])/[.$R$48]))/([.$R$48]+[.$R$47])" office:value-type="float" office:value="0.166168162180126" calcext:value-type="float">
            <text:p>0.1662</text:p>
          </table:table-cell>
          <table:table-cell table:style-name="ce7" table:formula="of:=([.AA24]+[.$R$47]*(SUM([.$Z24:.$AE24])/[.$R$48]))/([.$R$48]+[.$R$47])" office:value-type="float" office:value="0.166666666666667" calcext:value-type="float">
            <text:p>0.1667</text:p>
          </table:table-cell>
          <table:table-cell table:style-name="ce7" table:formula="of:=([.AB24]+[.$R$47]*(SUM([.$Z24:.$AE24])/[.$R$48]))/([.$R$48]+[.$R$47])" office:value-type="float" office:value="0.166168162180126" calcext:value-type="float">
            <text:p>0.1662</text:p>
          </table:table-cell>
          <table:table-cell table:style-name="ce7" table:formula="of:=([.AC24]+[.$R$47]*(SUM([.$Z24:.$AE24])/[.$R$48]))/([.$R$48]+[.$R$47])" office:value-type="float" office:value="0.166168162180126" calcext:value-type="float">
            <text:p>0.1662</text:p>
          </table:table-cell>
          <table:table-cell table:style-name="ce7" table:formula="of:=([.AD24]+[.$R$47]*(SUM([.$Z24:.$AE24])/[.$R$48]))/([.$R$48]+[.$R$47])" office:value-type="float" office:value="0.166168162180126" calcext:value-type="float">
            <text:p>0.1662</text:p>
          </table:table-cell>
          <table:table-cell table:style-name="ce7" table:formula="of:=([.AE24]+[.$R$47]*(SUM([.$Z24:.$AE24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importante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incorpore</text:p>
          </table:table-cell>
          <table:table-cell table:style-name="ce7" table:formula="of:=[.Z25]/[.Z$48]" office:value-type="float" office:value="0" calcext:value-type="float">
            <text:p>0.0000</text:p>
          </table:table-cell>
          <table:table-cell table:style-name="ce7" table:formula="of:=[.AA25]/[.AA$48]" office:value-type="float" office:value="0" calcext:value-type="float">
            <text:p>0.0000</text:p>
          </table:table-cell>
          <table:table-cell table:style-name="ce7" table:formula="of:=[.AB25]/[.AB$48]" office:value-type="float" office:value="0" calcext:value-type="float">
            <text:p>0.0000</text:p>
          </table:table-cell>
          <table:table-cell table:style-name="ce7" table:formula="of:=[.AC25]/[.AC$48]" office:value-type="float" office:value="0.111111111111111" calcext:value-type="float">
            <text:p>0.1111</text:p>
          </table:table-cell>
          <table:table-cell table:style-name="ce7" table:formula="of:=[.AD25]/[.AD$48]" office:value-type="float" office:value="0" calcext:value-type="float">
            <text:p>0.0000</text:p>
          </table:table-cell>
          <table:table-cell table:style-name="ce7" table:formula="of:=[.AE25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incorpore</text:p>
          </table:table-cell>
          <table:table-cell table:style-name="ce7" table:formula="of:=(1-[.$J$47])*([.Z25]/[.Z$48])+[.$J$47]*(SUM([.$Z25:.$AE25])/[.$J$48])" office:value-type="float" office:value="0.116666666666667" calcext:value-type="float">
            <text:p>0.1167</text:p>
          </table:table-cell>
          <table:table-cell table:style-name="ce7" table:formula="of:=(1-[.$J$47])*([.AA25]/[.AA$48])+[.$J$47]*(SUM([.$Z25:.$AE25])/[.$J$48])" office:value-type="float" office:value="0.116666666666667" calcext:value-type="float">
            <text:p>0.1167</text:p>
          </table:table-cell>
          <table:table-cell table:style-name="ce7" table:formula="of:=(1-[.$J$47])*([.AB25]/[.AB$48])+[.$J$47]*(SUM([.$Z25:.$AE25])/[.$J$48])" office:value-type="float" office:value="0.116666666666667" calcext:value-type="float">
            <text:p>0.1167</text:p>
          </table:table-cell>
          <table:table-cell table:style-name="ce7" table:formula="of:=(1-[.$J$47])*([.AC25]/[.AC$48])+[.$J$47]*(SUM([.$Z25:.$AE25])/[.$J$48])" office:value-type="float" office:value="0.15" calcext:value-type="float">
            <text:p>0.1500</text:p>
          </table:table-cell>
          <table:table-cell table:style-name="ce7" table:formula="of:=(1-[.$J$47])*([.AD25]/[.AD$48])+[.$J$47]*(SUM([.$Z25:.$AE25])/[.$J$48])" office:value-type="float" office:value="0.116666666666667" calcext:value-type="float">
            <text:p>0.1167</text:p>
          </table:table-cell>
          <table:table-cell table:style-name="ce7" table:formula="of:=(1-[.$J$47])*([.AE25]/[.AE$48])+[.$J$47]*(SUM([.$Z25:.$AE25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incorpore</text:p>
          </table:table-cell>
          <table:table-cell table:style-name="ce7" table:formula="of:=([.Z25]+[.$R$47]*(SUM([.$Z25:.$AE25])/[.$R$48]))/([.$R$48]+[.$R$47])" office:value-type="float" office:value="0.166168162180126" calcext:value-type="float">
            <text:p>0.1662</text:p>
          </table:table-cell>
          <table:table-cell table:style-name="ce7" table:formula="of:=([.AA25]+[.$R$47]*(SUM([.$Z25:.$AE25])/[.$R$48]))/([.$R$48]+[.$R$47])" office:value-type="float" office:value="0.166168162180126" calcext:value-type="float">
            <text:p>0.1662</text:p>
          </table:table-cell>
          <table:table-cell table:style-name="ce7" table:formula="of:=([.AB25]+[.$R$47]*(SUM([.$Z25:.$AE25])/[.$R$48]))/([.$R$48]+[.$R$47])" office:value-type="float" office:value="0.166168162180126" calcext:value-type="float">
            <text:p>0.1662</text:p>
          </table:table-cell>
          <table:table-cell table:style-name="ce7" table:formula="of:=([.AC25]+[.$R$47]*(SUM([.$Z25:.$AE25])/[.$R$48]))/([.$R$48]+[.$R$47])" office:value-type="float" office:value="0.166666666666667" calcext:value-type="float">
            <text:p>0.1667</text:p>
          </table:table-cell>
          <table:table-cell table:style-name="ce7" table:formula="of:=([.AD25]+[.$R$47]*(SUM([.$Z25:.$AE25])/[.$R$48]))/([.$R$48]+[.$R$47])" office:value-type="float" office:value="0.166168162180126" calcext:value-type="float">
            <text:p>0.1662</text:p>
          </table:table-cell>
          <table:table-cell table:style-name="ce7" table:formula="of:=([.AE25]+[.$R$47]*(SUM([.$Z25:.$AE25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incorpore</text:p>
          </table:table-cell>
          <table:table-cell table:style-name="ce4" table:number-columns-repeated="3"/>
          <table:table-cell table:style-name="ce1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993"/>
        </table:table-row>
        <table:table-row table:style-name="ro1">
          <table:table-cell table:style-name="ce2" office:value-type="string" calcext:value-type="string">
            <text:p>informacion</text:p>
          </table:table-cell>
          <table:table-cell table:style-name="ce7" table:formula="of:=[.Z26]/[.Z$48]" office:value-type="float" office:value="0" calcext:value-type="float">
            <text:p>0.0000</text:p>
          </table:table-cell>
          <table:table-cell table:style-name="ce7" table:formula="of:=[.AA26]/[.AA$48]" office:value-type="float" office:value="0.0714285714285714" calcext:value-type="float">
            <text:p>0.0714</text:p>
          </table:table-cell>
          <table:table-cell table:style-name="ce7" table:formula="of:=[.AB26]/[.AB$48]" office:value-type="float" office:value="0" calcext:value-type="float">
            <text:p>0.0000</text:p>
          </table:table-cell>
          <table:table-cell table:style-name="ce7" table:formula="of:=[.AC26]/[.AC$48]" office:value-type="float" office:value="0" calcext:value-type="float">
            <text:p>0.0000</text:p>
          </table:table-cell>
          <table:table-cell table:style-name="ce7" table:formula="of:=[.AD26]/[.AD$48]" office:value-type="float" office:value="0" calcext:value-type="float">
            <text:p>0.0000</text:p>
          </table:table-cell>
          <table:table-cell table:style-name="ce7" table:formula="of:=[.AE26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informacion</text:p>
          </table:table-cell>
          <table:table-cell table:style-name="ce7" table:formula="of:=(1-[.$J$47])*([.Z26]/[.Z$48])+[.$J$47]*(SUM([.$Z26:.$AE26])/[.$J$48])" office:value-type="float" office:value="0.116666666666667" calcext:value-type="float">
            <text:p>0.1167</text:p>
          </table:table-cell>
          <table:table-cell table:style-name="ce7" table:formula="of:=(1-[.$J$47])*([.AA26]/[.AA$48])+[.$J$47]*(SUM([.$Z26:.$AE26])/[.$J$48])" office:value-type="float" office:value="0.138095238095238" calcext:value-type="float">
            <text:p>0.1381</text:p>
          </table:table-cell>
          <table:table-cell table:style-name="ce7" table:formula="of:=(1-[.$J$47])*([.AB26]/[.AB$48])+[.$J$47]*(SUM([.$Z26:.$AE26])/[.$J$48])" office:value-type="float" office:value="0.116666666666667" calcext:value-type="float">
            <text:p>0.1167</text:p>
          </table:table-cell>
          <table:table-cell table:style-name="ce7" table:formula="of:=(1-[.$J$47])*([.AC26]/[.AC$48])+[.$J$47]*(SUM([.$Z26:.$AE26])/[.$J$48])" office:value-type="float" office:value="0.116666666666667" calcext:value-type="float">
            <text:p>0.1167</text:p>
          </table:table-cell>
          <table:table-cell table:style-name="ce7" table:formula="of:=(1-[.$J$47])*([.AD26]/[.AD$48])+[.$J$47]*(SUM([.$Z26:.$AE26])/[.$J$48])" office:value-type="float" office:value="0.116666666666667" calcext:value-type="float">
            <text:p>0.1167</text:p>
          </table:table-cell>
          <table:table-cell table:style-name="ce7" table:formula="of:=(1-[.$J$47])*([.AE26]/[.AE$48])+[.$J$47]*(SUM([.$Z26:.$AE26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informacion</text:p>
          </table:table-cell>
          <table:table-cell table:style-name="ce7" table:formula="of:=([.Z26]+[.$R$47]*(SUM([.$Z26:.$AE26])/[.$R$48]))/([.$R$48]+[.$R$47])" office:value-type="float" office:value="0.166168162180126" calcext:value-type="float">
            <text:p>0.1662</text:p>
          </table:table-cell>
          <table:table-cell table:style-name="ce7" table:formula="of:=([.AA26]+[.$R$47]*(SUM([.$Z26:.$AE26])/[.$R$48]))/([.$R$48]+[.$R$47])" office:value-type="float" office:value="0.166666666666667" calcext:value-type="float">
            <text:p>0.1667</text:p>
          </table:table-cell>
          <table:table-cell table:style-name="ce7" table:formula="of:=([.AB26]+[.$R$47]*(SUM([.$Z26:.$AE26])/[.$R$48]))/([.$R$48]+[.$R$47])" office:value-type="float" office:value="0.166168162180126" calcext:value-type="float">
            <text:p>0.1662</text:p>
          </table:table-cell>
          <table:table-cell table:style-name="ce7" table:formula="of:=([.AC26]+[.$R$47]*(SUM([.$Z26:.$AE26])/[.$R$48]))/([.$R$48]+[.$R$47])" office:value-type="float" office:value="0.166168162180126" calcext:value-type="float">
            <text:p>0.1662</text:p>
          </table:table-cell>
          <table:table-cell table:style-name="ce7" table:formula="of:=([.AD26]+[.$R$47]*(SUM([.$Z26:.$AE26])/[.$R$48]))/([.$R$48]+[.$R$47])" office:value-type="float" office:value="0.166168162180126" calcext:value-type="float">
            <text:p>0.1662</text:p>
          </table:table-cell>
          <table:table-cell table:style-name="ce7" table:formula="of:=([.AE26]+[.$R$47]*(SUM([.$Z26:.$AE26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informacion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infraestructura</text:p>
          </table:table-cell>
          <table:table-cell table:style-name="ce7" table:formula="of:=[.Z27]/[.Z$48]" office:value-type="float" office:value="0" calcext:value-type="float">
            <text:p>0.0000</text:p>
          </table:table-cell>
          <table:table-cell table:style-name="ce7" table:formula="of:=[.AA27]/[.AA$48]" office:value-type="float" office:value="0" calcext:value-type="float">
            <text:p>0.0000</text:p>
          </table:table-cell>
          <table:table-cell table:style-name="ce7" table:formula="of:=[.AB27]/[.AB$48]" office:value-type="float" office:value="0" calcext:value-type="float">
            <text:p>0.0000</text:p>
          </table:table-cell>
          <table:table-cell table:style-name="ce7" table:formula="of:=[.AC27]/[.AC$48]" office:value-type="float" office:value="0" calcext:value-type="float">
            <text:p>0.0000</text:p>
          </table:table-cell>
          <table:table-cell table:style-name="ce7" table:formula="of:=[.AD27]/[.AD$48]" office:value-type="float" office:value="0" calcext:value-type="float">
            <text:p>0.0000</text:p>
          </table:table-cell>
          <table:table-cell table:style-name="ce7" table:formula="of:=[.AE27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infraestructura</text:p>
          </table:table-cell>
          <table:table-cell table:style-name="ce7" table:formula="of:=(1-[.$J$47])*([.Z27]/[.Z$48])+[.$J$47]*(SUM([.$Z27:.$AE27])/[.$J$48])" office:value-type="float" office:value="0.116666666666667" calcext:value-type="float">
            <text:p>0.1167</text:p>
          </table:table-cell>
          <table:table-cell table:style-name="ce7" table:formula="of:=(1-[.$J$47])*([.AA27]/[.AA$48])+[.$J$47]*(SUM([.$Z27:.$AE27])/[.$J$48])" office:value-type="float" office:value="0.116666666666667" calcext:value-type="float">
            <text:p>0.1167</text:p>
          </table:table-cell>
          <table:table-cell table:style-name="ce7" table:formula="of:=(1-[.$J$47])*([.AB27]/[.AB$48])+[.$J$47]*(SUM([.$Z27:.$AE27])/[.$J$48])" office:value-type="float" office:value="0.116666666666667" calcext:value-type="float">
            <text:p>0.1167</text:p>
          </table:table-cell>
          <table:table-cell table:style-name="ce7" table:formula="of:=(1-[.$J$47])*([.AC27]/[.AC$48])+[.$J$47]*(SUM([.$Z27:.$AE27])/[.$J$48])" office:value-type="float" office:value="0.116666666666667" calcext:value-type="float">
            <text:p>0.1167</text:p>
          </table:table-cell>
          <table:table-cell table:style-name="ce7" table:formula="of:=(1-[.$J$47])*([.AD27]/[.AD$48])+[.$J$47]*(SUM([.$Z27:.$AE27])/[.$J$48])" office:value-type="float" office:value="0.116666666666667" calcext:value-type="float">
            <text:p>0.1167</text:p>
          </table:table-cell>
          <table:table-cell table:style-name="ce7" table:formula="of:=(1-[.$J$47])*([.AE27]/[.AE$48])+[.$J$47]*(SUM([.$Z27:.$AE27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infraestructura</text:p>
          </table:table-cell>
          <table:table-cell table:style-name="ce7" table:formula="of:=([.Z27]+[.$R$47]*(SUM([.$Z27:.$AE27])/[.$R$48]))/([.$R$48]+[.$R$47])" office:value-type="float" office:value="0.166168162180126" calcext:value-type="float">
            <text:p>0.1662</text:p>
          </table:table-cell>
          <table:table-cell table:style-name="ce7" table:formula="of:=([.AA27]+[.$R$47]*(SUM([.$Z27:.$AE27])/[.$R$48]))/([.$R$48]+[.$R$47])" office:value-type="float" office:value="0.166168162180126" calcext:value-type="float">
            <text:p>0.1662</text:p>
          </table:table-cell>
          <table:table-cell table:style-name="ce7" table:formula="of:=([.AB27]+[.$R$47]*(SUM([.$Z27:.$AE27])/[.$R$48]))/([.$R$48]+[.$R$47])" office:value-type="float" office:value="0.166168162180126" calcext:value-type="float">
            <text:p>0.1662</text:p>
          </table:table-cell>
          <table:table-cell table:style-name="ce7" table:formula="of:=([.AC27]+[.$R$47]*(SUM([.$Z27:.$AE27])/[.$R$48]))/([.$R$48]+[.$R$47])" office:value-type="float" office:value="0.166168162180126" calcext:value-type="float">
            <text:p>0.1662</text:p>
          </table:table-cell>
          <table:table-cell table:style-name="ce7" table:formula="of:=([.AD27]+[.$R$47]*(SUM([.$Z27:.$AE27])/[.$R$48]))/([.$R$48]+[.$R$47])" office:value-type="float" office:value="0.166168162180126" calcext:value-type="float">
            <text:p>0.1662</text:p>
          </table:table-cell>
          <table:table-cell table:style-name="ce7" table:formula="of:=([.AE27]+[.$R$47]*(SUM([.$Z27:.$AE27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infraestructura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nnovacion</text:p>
          </table:table-cell>
          <table:table-cell table:style-name="ce7" table:formula="of:=[.Z28]/[.Z$48]" office:value-type="float" office:value="0" calcext:value-type="float">
            <text:p>0.0000</text:p>
          </table:table-cell>
          <table:table-cell table:style-name="ce7" table:formula="of:=[.AA28]/[.AA$48]" office:value-type="float" office:value="0" calcext:value-type="float">
            <text:p>0.0000</text:p>
          </table:table-cell>
          <table:table-cell table:style-name="ce7" table:formula="of:=[.AB28]/[.AB$48]" office:value-type="float" office:value="0.0769230769230769" calcext:value-type="float">
            <text:p>0.0769</text:p>
          </table:table-cell>
          <table:table-cell table:style-name="ce7" table:formula="of:=[.AC28]/[.AC$48]" office:value-type="float" office:value="0" calcext:value-type="float">
            <text:p>0.0000</text:p>
          </table:table-cell>
          <table:table-cell table:style-name="ce7" table:formula="of:=[.AD28]/[.AD$48]" office:value-type="float" office:value="0" calcext:value-type="float">
            <text:p>0.0000</text:p>
          </table:table-cell>
          <table:table-cell table:style-name="ce7" table:formula="of:=[.AE28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innovacion</text:p>
          </table:table-cell>
          <table:table-cell table:style-name="ce7" table:formula="of:=(1-[.$J$47])*([.Z28]/[.Z$48])+[.$J$47]*(SUM([.$Z28:.$AE28])/[.$J$48])" office:value-type="float" office:value="0.116666666666667" calcext:value-type="float">
            <text:p>0.1167</text:p>
          </table:table-cell>
          <table:table-cell table:style-name="ce7" table:formula="of:=(1-[.$J$47])*([.AA28]/[.AA$48])+[.$J$47]*(SUM([.$Z28:.$AE28])/[.$J$48])" office:value-type="float" office:value="0.116666666666667" calcext:value-type="float">
            <text:p>0.1167</text:p>
          </table:table-cell>
          <table:table-cell table:style-name="ce7" table:formula="of:=(1-[.$J$47])*([.AB28]/[.AB$48])+[.$J$47]*(SUM([.$Z28:.$AE28])/[.$J$48])" office:value-type="float" office:value="0.13974358974359" calcext:value-type="float">
            <text:p>0.1397</text:p>
          </table:table-cell>
          <table:table-cell table:style-name="ce7" table:formula="of:=(1-[.$J$47])*([.AC28]/[.AC$48])+[.$J$47]*(SUM([.$Z28:.$AE28])/[.$J$48])" office:value-type="float" office:value="0.116666666666667" calcext:value-type="float">
            <text:p>0.1167</text:p>
          </table:table-cell>
          <table:table-cell table:style-name="ce7" table:formula="of:=(1-[.$J$47])*([.AD28]/[.AD$48])+[.$J$47]*(SUM([.$Z28:.$AE28])/[.$J$48])" office:value-type="float" office:value="0.116666666666667" calcext:value-type="float">
            <text:p>0.1167</text:p>
          </table:table-cell>
          <table:table-cell table:style-name="ce7" table:formula="of:=(1-[.$J$47])*([.AE28]/[.AE$48])+[.$J$47]*(SUM([.$Z28:.$AE28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innovacion</text:p>
          </table:table-cell>
          <table:table-cell table:style-name="ce7" table:formula="of:=([.Z28]+[.$R$47]*(SUM([.$Z28:.$AE28])/[.$R$48]))/([.$R$48]+[.$R$47])" office:value-type="float" office:value="0.166168162180126" calcext:value-type="float">
            <text:p>0.1662</text:p>
          </table:table-cell>
          <table:table-cell table:style-name="ce7" table:formula="of:=([.AA28]+[.$R$47]*(SUM([.$Z28:.$AE28])/[.$R$48]))/([.$R$48]+[.$R$47])" office:value-type="float" office:value="0.166168162180126" calcext:value-type="float">
            <text:p>0.1662</text:p>
          </table:table-cell>
          <table:table-cell table:style-name="ce7" table:formula="of:=([.AB28]+[.$R$47]*(SUM([.$Z28:.$AE28])/[.$R$48]))/([.$R$48]+[.$R$47])" office:value-type="float" office:value="0.166666666666667" calcext:value-type="float">
            <text:p>0.1667</text:p>
          </table:table-cell>
          <table:table-cell table:style-name="ce7" table:formula="of:=([.AC28]+[.$R$47]*(SUM([.$Z28:.$AE28])/[.$R$48]))/([.$R$48]+[.$R$47])" office:value-type="float" office:value="0.166168162180126" calcext:value-type="float">
            <text:p>0.1662</text:p>
          </table:table-cell>
          <table:table-cell table:style-name="ce7" table:formula="of:=([.AD28]+[.$R$47]*(SUM([.$Z28:.$AE28])/[.$R$48]))/([.$R$48]+[.$R$47])" office:value-type="float" office:value="0.166168162180126" calcext:value-type="float">
            <text:p>0.1662</text:p>
          </table:table-cell>
          <table:table-cell table:style-name="ce7" table:formula="of:=([.AE28]+[.$R$47]*(SUM([.$Z28:.$AE28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innovacion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intercambio</text:p>
          </table:table-cell>
          <table:table-cell table:style-name="ce7" table:formula="of:=[.Z29]/[.Z$48]" office:value-type="float" office:value="0" calcext:value-type="float">
            <text:p>0.0000</text:p>
          </table:table-cell>
          <table:table-cell table:style-name="ce7" table:formula="of:=[.AA29]/[.AA$48]" office:value-type="float" office:value="0.0714285714285714" calcext:value-type="float">
            <text:p>0.0714</text:p>
          </table:table-cell>
          <table:table-cell table:style-name="ce7" table:formula="of:=[.AB29]/[.AB$48]" office:value-type="float" office:value="0" calcext:value-type="float">
            <text:p>0.0000</text:p>
          </table:table-cell>
          <table:table-cell table:style-name="ce7" table:formula="of:=[.AC29]/[.AC$48]" office:value-type="float" office:value="0" calcext:value-type="float">
            <text:p>0.0000</text:p>
          </table:table-cell>
          <table:table-cell table:style-name="ce7" table:formula="of:=[.AD29]/[.AD$48]" office:value-type="float" office:value="0.0833333333333333" calcext:value-type="float">
            <text:p>0.0833</text:p>
          </table:table-cell>
          <table:table-cell table:style-name="ce7" table:formula="of:=[.AE29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intercambio</text:p>
          </table:table-cell>
          <table:table-cell table:style-name="ce7" table:formula="of:=(1-[.$J$47])*([.Z29]/[.Z$48])+[.$J$47]*(SUM([.$Z29:.$AE29])/[.$J$48])" office:value-type="float" office:value="0.233333333333333" calcext:value-type="float">
            <text:p>0.2333</text:p>
          </table:table-cell>
          <table:table-cell table:style-name="ce7" table:formula="of:=(1-[.$J$47])*([.AA29]/[.AA$48])+[.$J$47]*(SUM([.$Z29:.$AE29])/[.$J$48])" office:value-type="float" office:value="0.254761904761905" calcext:value-type="float">
            <text:p>0.2548</text:p>
          </table:table-cell>
          <table:table-cell table:style-name="ce7" table:formula="of:=(1-[.$J$47])*([.AB29]/[.AB$48])+[.$J$47]*(SUM([.$Z29:.$AE29])/[.$J$48])" office:value-type="float" office:value="0.233333333333333" calcext:value-type="float">
            <text:p>0.2333</text:p>
          </table:table-cell>
          <table:table-cell table:style-name="ce7" table:formula="of:=(1-[.$J$47])*([.AC29]/[.AC$48])+[.$J$47]*(SUM([.$Z29:.$AE29])/[.$J$48])" office:value-type="float" office:value="0.233333333333333" calcext:value-type="float">
            <text:p>0.2333</text:p>
          </table:table-cell>
          <table:table-cell table:style-name="ce7" table:formula="of:=(1-[.$J$47])*([.AD29]/[.AD$48])+[.$J$47]*(SUM([.$Z29:.$AE29])/[.$J$48])" office:value-type="float" office:value="0.258333333333333" calcext:value-type="float">
            <text:p>0.2583</text:p>
          </table:table-cell>
          <table:table-cell table:style-name="ce7" table:formula="of:=(1-[.$J$47])*([.AE29]/[.AE$48])+[.$J$47]*(SUM([.$Z29:.$AE29])/[.$J$48])" office:value-type="float" office:value="0.233333333333333" calcext:value-type="float">
            <text:p>0.2333</text:p>
          </table:table-cell>
          <table:table-cell table:style-name="ce3"/>
          <table:table-cell table:style-name="ce2" office:value-type="string" calcext:value-type="string">
            <text:p>intercambio</text:p>
          </table:table-cell>
          <table:table-cell table:style-name="ce7" table:formula="of:=([.Z29]+[.$R$47]*(SUM([.$Z29:.$AE29])/[.$R$48]))/([.$R$48]+[.$R$47])" office:value-type="float" office:value="0.332336324360253" calcext:value-type="float">
            <text:p>0.3323</text:p>
          </table:table-cell>
          <table:table-cell table:style-name="ce7" table:formula="of:=([.AA29]+[.$R$47]*(SUM([.$Z29:.$AE29])/[.$R$48]))/([.$R$48]+[.$R$47])" office:value-type="float" office:value="0.332834828846793" calcext:value-type="float">
            <text:p>0.3328</text:p>
          </table:table-cell>
          <table:table-cell table:style-name="ce7" table:formula="of:=([.AB29]+[.$R$47]*(SUM([.$Z29:.$AE29])/[.$R$48]))/([.$R$48]+[.$R$47])" office:value-type="float" office:value="0.332336324360253" calcext:value-type="float">
            <text:p>0.3323</text:p>
          </table:table-cell>
          <table:table-cell table:style-name="ce7" table:formula="of:=([.AC29]+[.$R$47]*(SUM([.$Z29:.$AE29])/[.$R$48]))/([.$R$48]+[.$R$47])" office:value-type="float" office:value="0.332336324360253" calcext:value-type="float">
            <text:p>0.3323</text:p>
          </table:table-cell>
          <table:table-cell table:style-name="ce7" table:formula="of:=([.AD29]+[.$R$47]*(SUM([.$Z29:.$AE29])/[.$R$48]))/([.$R$48]+[.$R$47])" office:value-type="float" office:value="0.332834828846793" calcext:value-type="float">
            <text:p>0.3328</text:p>
          </table:table-cell>
          <table:table-cell table:style-name="ce7" table:formula="of:=([.AE29]+[.$R$47]*(SUM([.$Z29:.$AE29])/[.$R$48]))/([.$R$48]+[.$R$47])" office:value-type="float" office:value="0.332336324360253" calcext:value-type="float">
            <text:p>0.3323</text:p>
          </table:table-cell>
          <table:table-cell table:style-name="ce3"/>
          <table:table-cell table:style-name="ce2" office:value-type="string" calcext:value-type="string">
            <text:p>intercambio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7" table:formula="of:=[.Z30]/[.Z$48]" office:value-type="float" office:value="0.133333333333333" calcext:value-type="float">
            <text:p>0.1333</text:p>
          </table:table-cell>
          <table:table-cell table:style-name="ce7" table:formula="of:=[.AA30]/[.AA$48]" office:value-type="float" office:value="0.0714285714285714" calcext:value-type="float">
            <text:p>0.0714</text:p>
          </table:table-cell>
          <table:table-cell table:style-name="ce7" table:formula="of:=[.AB30]/[.AB$48]" office:value-type="float" office:value="0" calcext:value-type="float">
            <text:p>0.0000</text:p>
          </table:table-cell>
          <table:table-cell table:style-name="ce7" table:formula="of:=[.AC30]/[.AC$48]" office:value-type="float" office:value="0" calcext:value-type="float">
            <text:p>0.0000</text:p>
          </table:table-cell>
          <table:table-cell table:style-name="ce7" table:formula="of:=[.AD30]/[.AD$48]" office:value-type="float" office:value="0" calcext:value-type="float">
            <text:p>0.0000</text:p>
          </table:table-cell>
          <table:table-cell table:style-name="ce7" table:formula="of:=[.AE30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internet</text:p>
          </table:table-cell>
          <table:table-cell table:style-name="ce7" table:formula="of:=(1-[.$J$47])*([.Z30]/[.Z$48])+[.$J$47]*(SUM([.$Z30:.$AE30])/[.$J$48])" office:value-type="float" office:value="0.39" calcext:value-type="float">
            <text:p>0.3900</text:p>
          </table:table-cell>
          <table:table-cell table:style-name="ce7" table:formula="of:=(1-[.$J$47])*([.AA30]/[.AA$48])+[.$J$47]*(SUM([.$Z30:.$AE30])/[.$J$48])" office:value-type="float" office:value="0.371428571428571" calcext:value-type="float">
            <text:p>0.3714</text:p>
          </table:table-cell>
          <table:table-cell table:style-name="ce7" table:formula="of:=(1-[.$J$47])*([.AB30]/[.AB$48])+[.$J$47]*(SUM([.$Z30:.$AE30])/[.$J$48])" office:value-type="float" office:value="0.35" calcext:value-type="float">
            <text:p>0.3500</text:p>
          </table:table-cell>
          <table:table-cell table:style-name="ce7" table:formula="of:=(1-[.$J$47])*([.AC30]/[.AC$48])+[.$J$47]*(SUM([.$Z30:.$AE30])/[.$J$48])" office:value-type="float" office:value="0.35" calcext:value-type="float">
            <text:p>0.3500</text:p>
          </table:table-cell>
          <table:table-cell table:style-name="ce7" table:formula="of:=(1-[.$J$47])*([.AD30]/[.AD$48])+[.$J$47]*(SUM([.$Z30:.$AE30])/[.$J$48])" office:value-type="float" office:value="0.35" calcext:value-type="float">
            <text:p>0.3500</text:p>
          </table:table-cell>
          <table:table-cell table:style-name="ce7" table:formula="of:=(1-[.$J$47])*([.AE30]/[.AE$48])+[.$J$47]*(SUM([.$Z30:.$AE30])/[.$J$48])" office:value-type="float" office:value="0.35" calcext:value-type="float">
            <text:p>0.3500</text:p>
          </table:table-cell>
          <table:table-cell table:style-name="ce3"/>
          <table:table-cell table:style-name="ce2" office:value-type="string" calcext:value-type="string">
            <text:p>internet</text:p>
          </table:table-cell>
          <table:table-cell table:style-name="ce7" table:formula="of:=([.Z30]+[.$R$47]*(SUM([.$Z30:.$AE30])/[.$R$48]))/([.$R$48]+[.$R$47])" office:value-type="float" office:value="0.49950149551346" calcext:value-type="float">
            <text:p>0.4995</text:p>
          </table:table-cell>
          <table:table-cell table:style-name="ce7" table:formula="of:=([.AA30]+[.$R$47]*(SUM([.$Z30:.$AE30])/[.$R$48]))/([.$R$48]+[.$R$47])" office:value-type="float" office:value="0.499002991026919" calcext:value-type="float">
            <text:p>0.4990</text:p>
          </table:table-cell>
          <table:table-cell table:style-name="ce7" table:formula="of:=([.AB30]+[.$R$47]*(SUM([.$Z30:.$AE30])/[.$R$48]))/([.$R$48]+[.$R$47])" office:value-type="float" office:value="0.498504486540379" calcext:value-type="float">
            <text:p>0.4985</text:p>
          </table:table-cell>
          <table:table-cell table:style-name="ce7" table:formula="of:=([.AC30]+[.$R$47]*(SUM([.$Z30:.$AE30])/[.$R$48]))/([.$R$48]+[.$R$47])" office:value-type="float" office:value="0.498504486540379" calcext:value-type="float">
            <text:p>0.4985</text:p>
          </table:table-cell>
          <table:table-cell table:style-name="ce7" table:formula="of:=([.AD30]+[.$R$47]*(SUM([.$Z30:.$AE30])/[.$R$48]))/([.$R$48]+[.$R$47])" office:value-type="float" office:value="0.498504486540379" calcext:value-type="float">
            <text:p>0.4985</text:p>
          </table:table-cell>
          <table:table-cell table:style-name="ce7" table:formula="of:=([.AE30]+[.$R$47]*(SUM([.$Z30:.$AE30])/[.$R$48]))/([.$R$48]+[.$R$47])" office:value-type="float" office:value="0.498504486540379" calcext:value-type="float">
            <text:p>0.4985</text:p>
          </table:table-cell>
          <table:table-cell table:style-name="ce3"/>
          <table:table-cell table:style-name="ce2" office:value-type="string" calcext:value-type="string">
            <text:p>interne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libre</text:p>
          </table:table-cell>
          <table:table-cell table:style-name="ce7" table:formula="of:=[.Z31]/[.Z$48]" office:value-type="float" office:value="0.0666666666666667" calcext:value-type="float">
            <text:p>0.0667</text:p>
          </table:table-cell>
          <table:table-cell table:style-name="ce7" table:formula="of:=[.AA31]/[.AA$48]" office:value-type="float" office:value="0.0714285714285714" calcext:value-type="float">
            <text:p>0.0714</text:p>
          </table:table-cell>
          <table:table-cell table:style-name="ce7" table:formula="of:=[.AB31]/[.AB$48]" office:value-type="float" office:value="0" calcext:value-type="float">
            <text:p>0.0000</text:p>
          </table:table-cell>
          <table:table-cell table:style-name="ce7" table:formula="of:=[.AC31]/[.AC$48]" office:value-type="float" office:value="0.222222222222222" calcext:value-type="float">
            <text:p>0.2222</text:p>
          </table:table-cell>
          <table:table-cell table:style-name="ce7" table:formula="of:=[.AD31]/[.AD$48]" office:value-type="float" office:value="0.0833333333333333" calcext:value-type="float">
            <text:p>0.0833</text:p>
          </table:table-cell>
          <table:table-cell table:style-name="ce7" table:formula="of:=[.AE31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libre</text:p>
          </table:table-cell>
          <table:table-cell table:style-name="ce7" table:formula="of:=(1-[.$J$47])*([.Z31]/[.Z$48])+[.$J$47]*(SUM([.$Z31:.$AE31])/[.$J$48])" office:value-type="float" office:value="0.72" calcext:value-type="float">
            <text:p>0.7200</text:p>
          </table:table-cell>
          <table:table-cell table:style-name="ce7" table:formula="of:=(1-[.$J$47])*([.AA31]/[.AA$48])+[.$J$47]*(SUM([.$Z31:.$AE31])/[.$J$48])" office:value-type="float" office:value="0.721428571428572" calcext:value-type="float">
            <text:p>0.7214</text:p>
          </table:table-cell>
          <table:table-cell table:style-name="ce7" table:formula="of:=(1-[.$J$47])*([.AB31]/[.AB$48])+[.$J$47]*(SUM([.$Z31:.$AE31])/[.$J$48])" office:value-type="float" office:value="0.7" calcext:value-type="float">
            <text:p>0.7000</text:p>
          </table:table-cell>
          <table:table-cell table:style-name="ce7" table:formula="of:=(1-[.$J$47])*([.AC31]/[.AC$48])+[.$J$47]*(SUM([.$Z31:.$AE31])/[.$J$48])" office:value-type="float" office:value="0.766666666666667" calcext:value-type="float">
            <text:p>0.7667</text:p>
          </table:table-cell>
          <table:table-cell table:style-name="ce7" table:formula="of:=(1-[.$J$47])*([.AD31]/[.AD$48])+[.$J$47]*(SUM([.$Z31:.$AE31])/[.$J$48])" office:value-type="float" office:value="0.725" calcext:value-type="float">
            <text:p>0.7250</text:p>
          </table:table-cell>
          <table:table-cell table:style-name="ce7" table:formula="of:=(1-[.$J$47])*([.AE31]/[.AE$48])+[.$J$47]*(SUM([.$Z31:.$AE31])/[.$J$48])" office:value-type="float" office:value="0.725" calcext:value-type="float">
            <text:p>0.7250</text:p>
          </table:table-cell>
          <table:table-cell table:style-name="ce3"/>
          <table:table-cell table:style-name="ce2" office:value-type="string" calcext:value-type="string">
            <text:p>libre</text:p>
          </table:table-cell>
          <table:table-cell table:style-name="ce7" table:formula="of:=([.Z31]+[.$R$47]*(SUM([.$Z31:.$AE31])/[.$R$48]))/([.$R$48]+[.$R$47])" office:value-type="float" office:value="0.997507477567298" calcext:value-type="float">
            <text:p>0.9975</text:p>
          </table:table-cell>
          <table:table-cell table:style-name="ce7" table:formula="of:=([.AA31]+[.$R$47]*(SUM([.$Z31:.$AE31])/[.$R$48]))/([.$R$48]+[.$R$47])" office:value-type="float" office:value="0.997507477567298" calcext:value-type="float">
            <text:p>0.9975</text:p>
          </table:table-cell>
          <table:table-cell table:style-name="ce7" table:formula="of:=([.AB31]+[.$R$47]*(SUM([.$Z31:.$AE31])/[.$R$48]))/([.$R$48]+[.$R$47])" office:value-type="float" office:value="0.997008973080758" calcext:value-type="float">
            <text:p>0.9970</text:p>
          </table:table-cell>
          <table:table-cell table:style-name="ce7" table:formula="of:=([.AC31]+[.$R$47]*(SUM([.$Z31:.$AE31])/[.$R$48]))/([.$R$48]+[.$R$47])" office:value-type="float" office:value="0.998005982053838" calcext:value-type="float">
            <text:p>0.9980</text:p>
          </table:table-cell>
          <table:table-cell table:style-name="ce7" table:formula="of:=([.AD31]+[.$R$47]*(SUM([.$Z31:.$AE31])/[.$R$48]))/([.$R$48]+[.$R$47])" office:value-type="float" office:value="0.997507477567298" calcext:value-type="float">
            <text:p>0.9975</text:p>
          </table:table-cell>
          <table:table-cell table:style-name="ce7" table:formula="of:=([.AE31]+[.$R$47]*(SUM([.$Z31:.$AE31])/[.$R$48]))/([.$R$48]+[.$R$47])" office:value-type="float" office:value="0.997507477567298" calcext:value-type="float">
            <text:p>0.9975</text:p>
          </table:table-cell>
          <table:table-cell table:style-name="ce3"/>
          <table:table-cell table:style-name="ce2" office:value-type="string" calcext:value-type="string">
            <text:p>libr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ayor</text:p>
          </table:table-cell>
          <table:table-cell table:style-name="ce7" table:formula="of:=[.Z32]/[.Z$48]" office:value-type="float" office:value="0.0666666666666667" calcext:value-type="float">
            <text:p>0.0667</text:p>
          </table:table-cell>
          <table:table-cell table:style-name="ce7" table:formula="of:=[.AA32]/[.AA$48]" office:value-type="float" office:value="0.0714285714285714" calcext:value-type="float">
            <text:p>0.0714</text:p>
          </table:table-cell>
          <table:table-cell table:style-name="ce7" table:formula="of:=[.AB32]/[.AB$48]" office:value-type="float" office:value="0" calcext:value-type="float">
            <text:p>0.0000</text:p>
          </table:table-cell>
          <table:table-cell table:style-name="ce7" table:formula="of:=[.AC32]/[.AC$48]" office:value-type="float" office:value="0" calcext:value-type="float">
            <text:p>0.0000</text:p>
          </table:table-cell>
          <table:table-cell table:style-name="ce7" table:formula="of:=[.AD32]/[.AD$48]" office:value-type="float" office:value="0" calcext:value-type="float">
            <text:p>0.0000</text:p>
          </table:table-cell>
          <table:table-cell table:style-name="ce7" table:formula="of:=[.AE32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mayor</text:p>
          </table:table-cell>
          <table:table-cell table:style-name="ce7" table:formula="of:=(1-[.$J$47])*([.Z32]/[.Z$48])+[.$J$47]*(SUM([.$Z32:.$AE32])/[.$J$48])" office:value-type="float" office:value="0.37" calcext:value-type="float">
            <text:p>0.3700</text:p>
          </table:table-cell>
          <table:table-cell table:style-name="ce7" table:formula="of:=(1-[.$J$47])*([.AA32]/[.AA$48])+[.$J$47]*(SUM([.$Z32:.$AE32])/[.$J$48])" office:value-type="float" office:value="0.371428571428571" calcext:value-type="float">
            <text:p>0.3714</text:p>
          </table:table-cell>
          <table:table-cell table:style-name="ce7" table:formula="of:=(1-[.$J$47])*([.AB32]/[.AB$48])+[.$J$47]*(SUM([.$Z32:.$AE32])/[.$J$48])" office:value-type="float" office:value="0.35" calcext:value-type="float">
            <text:p>0.3500</text:p>
          </table:table-cell>
          <table:table-cell table:style-name="ce7" table:formula="of:=(1-[.$J$47])*([.AC32]/[.AC$48])+[.$J$47]*(SUM([.$Z32:.$AE32])/[.$J$48])" office:value-type="float" office:value="0.35" calcext:value-type="float">
            <text:p>0.3500</text:p>
          </table:table-cell>
          <table:table-cell table:style-name="ce7" table:formula="of:=(1-[.$J$47])*([.AD32]/[.AD$48])+[.$J$47]*(SUM([.$Z32:.$AE32])/[.$J$48])" office:value-type="float" office:value="0.35" calcext:value-type="float">
            <text:p>0.3500</text:p>
          </table:table-cell>
          <table:table-cell table:style-name="ce7" table:formula="of:=(1-[.$J$47])*([.AE32]/[.AE$48])+[.$J$47]*(SUM([.$Z32:.$AE32])/[.$J$48])" office:value-type="float" office:value="0.375" calcext:value-type="float">
            <text:p>0.3750</text:p>
          </table:table-cell>
          <table:table-cell table:style-name="ce3"/>
          <table:table-cell table:style-name="ce2" office:value-type="string" calcext:value-type="string">
            <text:p>mayor</text:p>
          </table:table-cell>
          <table:table-cell table:style-name="ce7" table:formula="of:=([.Z32]+[.$R$47]*(SUM([.$Z32:.$AE32])/[.$R$48]))/([.$R$48]+[.$R$47])" office:value-type="float" office:value="0.499002991026919" calcext:value-type="float">
            <text:p>0.4990</text:p>
          </table:table-cell>
          <table:table-cell table:style-name="ce7" table:formula="of:=([.AA32]+[.$R$47]*(SUM([.$Z32:.$AE32])/[.$R$48]))/([.$R$48]+[.$R$47])" office:value-type="float" office:value="0.499002991026919" calcext:value-type="float">
            <text:p>0.4990</text:p>
          </table:table-cell>
          <table:table-cell table:style-name="ce7" table:formula="of:=([.AB32]+[.$R$47]*(SUM([.$Z32:.$AE32])/[.$R$48]))/([.$R$48]+[.$R$47])" office:value-type="float" office:value="0.498504486540379" calcext:value-type="float">
            <text:p>0.4985</text:p>
          </table:table-cell>
          <table:table-cell table:style-name="ce7" table:formula="of:=([.AC32]+[.$R$47]*(SUM([.$Z32:.$AE32])/[.$R$48]))/([.$R$48]+[.$R$47])" office:value-type="float" office:value="0.498504486540379" calcext:value-type="float">
            <text:p>0.4985</text:p>
          </table:table-cell>
          <table:table-cell table:style-name="ce7" table:formula="of:=([.AD32]+[.$R$47]*(SUM([.$Z32:.$AE32])/[.$R$48]))/([.$R$48]+[.$R$47])" office:value-type="float" office:value="0.498504486540379" calcext:value-type="float">
            <text:p>0.4985</text:p>
          </table:table-cell>
          <table:table-cell table:style-name="ce7" table:formula="of:=([.AE32]+[.$R$47]*(SUM([.$Z32:.$AE32])/[.$R$48]))/([.$R$48]+[.$R$47])" office:value-type="float" office:value="0.499002991026919" calcext:value-type="float">
            <text:p>0.4990</text:p>
          </table:table-cell>
          <table:table-cell table:style-name="ce3"/>
          <table:table-cell table:style-name="ce2" office:value-type="string" calcext:value-type="string">
            <text:p>mayo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"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oportunidades</text:p>
          </table:table-cell>
          <table:table-cell table:style-name="ce7" table:formula="of:=[.Z33]/[.Z$48]" office:value-type="float" office:value="0" calcext:value-type="float">
            <text:p>0.0000</text:p>
          </table:table-cell>
          <table:table-cell table:style-name="ce7" table:formula="of:=[.AA33]/[.AA$48]" office:value-type="float" office:value="0" calcext:value-type="float">
            <text:p>0.0000</text:p>
          </table:table-cell>
          <table:table-cell table:style-name="ce7" table:formula="of:=[.AB33]/[.AB$48]" office:value-type="float" office:value="0" calcext:value-type="float">
            <text:p>0.0000</text:p>
          </table:table-cell>
          <table:table-cell table:style-name="ce7" table:formula="of:=[.AC33]/[.AC$48]" office:value-type="float" office:value="0" calcext:value-type="float">
            <text:p>0.0000</text:p>
          </table:table-cell>
          <table:table-cell table:style-name="ce7" table:formula="of:=[.AD33]/[.AD$48]" office:value-type="float" office:value="0" calcext:value-type="float">
            <text:p>0.0000</text:p>
          </table:table-cell>
          <table:table-cell table:style-name="ce7" table:formula="of:=[.AE33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oportunidades</text:p>
          </table:table-cell>
          <table:table-cell table:style-name="ce7" table:formula="of:=(1-[.$J$47])*([.Z33]/[.Z$48])+[.$J$47]*(SUM([.$Z33:.$AE33])/[.$J$48])" office:value-type="float" office:value="0.116666666666667" calcext:value-type="float">
            <text:p>0.1167</text:p>
          </table:table-cell>
          <table:table-cell table:style-name="ce7" table:formula="of:=(1-[.$J$47])*([.AA33]/[.AA$48])+[.$J$47]*(SUM([.$Z33:.$AE33])/[.$J$48])" office:value-type="float" office:value="0.116666666666667" calcext:value-type="float">
            <text:p>0.1167</text:p>
          </table:table-cell>
          <table:table-cell table:style-name="ce7" table:formula="of:=(1-[.$J$47])*([.AB33]/[.AB$48])+[.$J$47]*(SUM([.$Z33:.$AE33])/[.$J$48])" office:value-type="float" office:value="0.116666666666667" calcext:value-type="float">
            <text:p>0.1167</text:p>
          </table:table-cell>
          <table:table-cell table:style-name="ce7" table:formula="of:=(1-[.$J$47])*([.AC33]/[.AC$48])+[.$J$47]*(SUM([.$Z33:.$AE33])/[.$J$48])" office:value-type="float" office:value="0.116666666666667" calcext:value-type="float">
            <text:p>0.1167</text:p>
          </table:table-cell>
          <table:table-cell table:style-name="ce7" table:formula="of:=(1-[.$J$47])*([.AD33]/[.AD$48])+[.$J$47]*(SUM([.$Z33:.$AE33])/[.$J$48])" office:value-type="float" office:value="0.116666666666667" calcext:value-type="float">
            <text:p>0.1167</text:p>
          </table:table-cell>
          <table:table-cell table:style-name="ce7" table:formula="of:=(1-[.$J$47])*([.AE33]/[.AE$48])+[.$J$47]*(SUM([.$Z33:.$AE33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oportunidades</text:p>
          </table:table-cell>
          <table:table-cell table:style-name="ce7" table:formula="of:=([.Z33]+[.$R$47]*(SUM([.$Z33:.$AE33])/[.$R$48]))/([.$R$48]+[.$R$47])" office:value-type="float" office:value="0.166168162180126" calcext:value-type="float">
            <text:p>0.1662</text:p>
          </table:table-cell>
          <table:table-cell table:style-name="ce7" table:formula="of:=([.AA33]+[.$R$47]*(SUM([.$Z33:.$AE33])/[.$R$48]))/([.$R$48]+[.$R$47])" office:value-type="float" office:value="0.166168162180126" calcext:value-type="float">
            <text:p>0.1662</text:p>
          </table:table-cell>
          <table:table-cell table:style-name="ce7" table:formula="of:=([.AB33]+[.$R$47]*(SUM([.$Z33:.$AE33])/[.$R$48]))/([.$R$48]+[.$R$47])" office:value-type="float" office:value="0.166168162180126" calcext:value-type="float">
            <text:p>0.1662</text:p>
          </table:table-cell>
          <table:table-cell table:style-name="ce7" table:formula="of:=([.AC33]+[.$R$47]*(SUM([.$Z33:.$AE33])/[.$R$48]))/([.$R$48]+[.$R$47])" office:value-type="float" office:value="0.166168162180126" calcext:value-type="float">
            <text:p>0.1662</text:p>
          </table:table-cell>
          <table:table-cell table:style-name="ce7" table:formula="of:=([.AD33]+[.$R$47]*(SUM([.$Z33:.$AE33])/[.$R$48]))/([.$R$48]+[.$R$47])" office:value-type="float" office:value="0.166168162180126" calcext:value-type="float">
            <text:p>0.1662</text:p>
          </table:table-cell>
          <table:table-cell table:style-name="ce7" table:formula="of:=([.AE33]+[.$R$47]*(SUM([.$Z33:.$AE33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oportunidades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papel</text:p>
          </table:table-cell>
          <table:table-cell table:style-name="ce7" table:formula="of:=[.Z34]/[.Z$48]" office:value-type="float" office:value="0.0666666666666667" calcext:value-type="float">
            <text:p>0.0667</text:p>
          </table:table-cell>
          <table:table-cell table:style-name="ce7" table:formula="of:=[.AA34]/[.AA$48]" office:value-type="float" office:value="0.0714285714285714" calcext:value-type="float">
            <text:p>0.0714</text:p>
          </table:table-cell>
          <table:table-cell table:style-name="ce7" table:formula="of:=[.AB34]/[.AB$48]" office:value-type="float" office:value="0" calcext:value-type="float">
            <text:p>0.0000</text:p>
          </table:table-cell>
          <table:table-cell table:style-name="ce7" table:formula="of:=[.AC34]/[.AC$48]" office:value-type="float" office:value="0" calcext:value-type="float">
            <text:p>0.0000</text:p>
          </table:table-cell>
          <table:table-cell table:style-name="ce7" table:formula="of:=[.AD34]/[.AD$48]" office:value-type="float" office:value="0" calcext:value-type="float">
            <text:p>0.0000</text:p>
          </table:table-cell>
          <table:table-cell table:style-name="ce7" table:formula="of:=[.AE34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papel</text:p>
          </table:table-cell>
          <table:table-cell table:style-name="ce7" table:formula="of:=(1-[.$J$47])*([.Z34]/[.Z$48])+[.$J$47]*(SUM([.$Z34:.$AE34])/[.$J$48])" office:value-type="float" office:value="0.253333333333333" calcext:value-type="float">
            <text:p>0.2533</text:p>
          </table:table-cell>
          <table:table-cell table:style-name="ce7" table:formula="of:=(1-[.$J$47])*([.AA34]/[.AA$48])+[.$J$47]*(SUM([.$Z34:.$AE34])/[.$J$48])" office:value-type="float" office:value="0.254761904761905" calcext:value-type="float">
            <text:p>0.2548</text:p>
          </table:table-cell>
          <table:table-cell table:style-name="ce7" table:formula="of:=(1-[.$J$47])*([.AB34]/[.AB$48])+[.$J$47]*(SUM([.$Z34:.$AE34])/[.$J$48])" office:value-type="float" office:value="0.233333333333333" calcext:value-type="float">
            <text:p>0.2333</text:p>
          </table:table-cell>
          <table:table-cell table:style-name="ce7" table:formula="of:=(1-[.$J$47])*([.AC34]/[.AC$48])+[.$J$47]*(SUM([.$Z34:.$AE34])/[.$J$48])" office:value-type="float" office:value="0.233333333333333" calcext:value-type="float">
            <text:p>0.2333</text:p>
          </table:table-cell>
          <table:table-cell table:style-name="ce7" table:formula="of:=(1-[.$J$47])*([.AD34]/[.AD$48])+[.$J$47]*(SUM([.$Z34:.$AE34])/[.$J$48])" office:value-type="float" office:value="0.233333333333333" calcext:value-type="float">
            <text:p>0.2333</text:p>
          </table:table-cell>
          <table:table-cell table:style-name="ce7" table:formula="of:=(1-[.$J$47])*([.AE34]/[.AE$48])+[.$J$47]*(SUM([.$Z34:.$AE34])/[.$J$48])" office:value-type="float" office:value="0.233333333333333" calcext:value-type="float">
            <text:p>0.2333</text:p>
          </table:table-cell>
          <table:table-cell table:style-name="ce3"/>
          <table:table-cell table:style-name="ce2" office:value-type="string" calcext:value-type="string">
            <text:p>papel</text:p>
          </table:table-cell>
          <table:table-cell table:style-name="ce7" table:formula="of:=([.Z34]+[.$R$47]*(SUM([.$Z34:.$AE34])/[.$R$48]))/([.$R$48]+[.$R$47])" office:value-type="float" office:value="0.332834828846793" calcext:value-type="float">
            <text:p>0.3328</text:p>
          </table:table-cell>
          <table:table-cell table:style-name="ce7" table:formula="of:=([.AA34]+[.$R$47]*(SUM([.$Z34:.$AE34])/[.$R$48]))/([.$R$48]+[.$R$47])" office:value-type="float" office:value="0.332834828846793" calcext:value-type="float">
            <text:p>0.3328</text:p>
          </table:table-cell>
          <table:table-cell table:style-name="ce7" table:formula="of:=([.AB34]+[.$R$47]*(SUM([.$Z34:.$AE34])/[.$R$48]))/([.$R$48]+[.$R$47])" office:value-type="float" office:value="0.332336324360253" calcext:value-type="float">
            <text:p>0.3323</text:p>
          </table:table-cell>
          <table:table-cell table:style-name="ce7" table:formula="of:=([.AC34]+[.$R$47]*(SUM([.$Z34:.$AE34])/[.$R$48]))/([.$R$48]+[.$R$47])" office:value-type="float" office:value="0.332336324360253" calcext:value-type="float">
            <text:p>0.3323</text:p>
          </table:table-cell>
          <table:table-cell table:style-name="ce7" table:formula="of:=([.AD34]+[.$R$47]*(SUM([.$Z34:.$AE34])/[.$R$48]))/([.$R$48]+[.$R$47])" office:value-type="float" office:value="0.332336324360253" calcext:value-type="float">
            <text:p>0.3323</text:p>
          </table:table-cell>
          <table:table-cell table:style-name="ce7" table:formula="of:=([.AE34]+[.$R$47]*(SUM([.$Z34:.$AE34])/[.$R$48]))/([.$R$48]+[.$R$47])" office:value-type="float" office:value="0.332336324360253" calcext:value-type="float">
            <text:p>0.3323</text:p>
          </table:table-cell>
          <table:table-cell table:style-name="ce3"/>
          <table:table-cell table:style-name="ce2" office:value-type="string" calcext:value-type="string">
            <text:p>papel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pais</text:p>
          </table:table-cell>
          <table:table-cell table:style-name="ce7" table:formula="of:=[.Z35]/[.Z$48]" office:value-type="float" office:value="0" calcext:value-type="float">
            <text:p>0.0000</text:p>
          </table:table-cell>
          <table:table-cell table:style-name="ce7" table:formula="of:=[.AA35]/[.AA$48]" office:value-type="float" office:value="0.0714285714285714" calcext:value-type="float">
            <text:p>0.0714</text:p>
          </table:table-cell>
          <table:table-cell table:style-name="ce7" table:formula="of:=[.AB35]/[.AB$48]" office:value-type="float" office:value="0.0769230769230769" calcext:value-type="float">
            <text:p>0.0769</text:p>
          </table:table-cell>
          <table:table-cell table:style-name="ce7" table:formula="of:=[.AC35]/[.AC$48]" office:value-type="float" office:value="0.111111111111111" calcext:value-type="float">
            <text:p>0.1111</text:p>
          </table:table-cell>
          <table:table-cell table:style-name="ce7" table:formula="of:=[.AD35]/[.AD$48]" office:value-type="float" office:value="0" calcext:value-type="float">
            <text:p>0.0000</text:p>
          </table:table-cell>
          <table:table-cell table:style-name="ce7" table:formula="of:=[.AE35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pais</text:p>
          </table:table-cell>
          <table:table-cell table:style-name="ce7" table:formula="of:=(1-[.$J$47])*([.Z35]/[.Z$48])+[.$J$47]*(SUM([.$Z35:.$AE35])/[.$J$48])" office:value-type="float" office:value="0.35" calcext:value-type="float">
            <text:p>0.3500</text:p>
          </table:table-cell>
          <table:table-cell table:style-name="ce7" table:formula="of:=(1-[.$J$47])*([.AA35]/[.AA$48])+[.$J$47]*(SUM([.$Z35:.$AE35])/[.$J$48])" office:value-type="float" office:value="0.371428571428571" calcext:value-type="float">
            <text:p>0.3714</text:p>
          </table:table-cell>
          <table:table-cell table:style-name="ce7" table:formula="of:=(1-[.$J$47])*([.AB35]/[.AB$48])+[.$J$47]*(SUM([.$Z35:.$AE35])/[.$J$48])" office:value-type="float" office:value="0.373076923076923" calcext:value-type="float">
            <text:p>0.3731</text:p>
          </table:table-cell>
          <table:table-cell table:style-name="ce7" table:formula="of:=(1-[.$J$47])*([.AC35]/[.AC$48])+[.$J$47]*(SUM([.$Z35:.$AE35])/[.$J$48])" office:value-type="float" office:value="0.383333333333333" calcext:value-type="float">
            <text:p>0.3833</text:p>
          </table:table-cell>
          <table:table-cell table:style-name="ce7" table:formula="of:=(1-[.$J$47])*([.AD35]/[.AD$48])+[.$J$47]*(SUM([.$Z35:.$AE35])/[.$J$48])" office:value-type="float" office:value="0.35" calcext:value-type="float">
            <text:p>0.3500</text:p>
          </table:table-cell>
          <table:table-cell table:style-name="ce7" table:formula="of:=(1-[.$J$47])*([.AE35]/[.AE$48])+[.$J$47]*(SUM([.$Z35:.$AE35])/[.$J$48])" office:value-type="float" office:value="0.35" calcext:value-type="float">
            <text:p>0.3500</text:p>
          </table:table-cell>
          <table:table-cell table:style-name="ce3"/>
          <table:table-cell table:style-name="ce2" office:value-type="string" calcext:value-type="string">
            <text:p>pais</text:p>
          </table:table-cell>
          <table:table-cell table:style-name="ce7" table:formula="of:=([.Z35]+[.$R$47]*(SUM([.$Z35:.$AE35])/[.$R$48]))/([.$R$48]+[.$R$47])" office:value-type="float" office:value="0.498504486540379" calcext:value-type="float">
            <text:p>0.4985</text:p>
          </table:table-cell>
          <table:table-cell table:style-name="ce7" table:formula="of:=([.AA35]+[.$R$47]*(SUM([.$Z35:.$AE35])/[.$R$48]))/([.$R$48]+[.$R$47])" office:value-type="float" office:value="0.499002991026919" calcext:value-type="float">
            <text:p>0.4990</text:p>
          </table:table-cell>
          <table:table-cell table:style-name="ce7" table:formula="of:=([.AB35]+[.$R$47]*(SUM([.$Z35:.$AE35])/[.$R$48]))/([.$R$48]+[.$R$47])" office:value-type="float" office:value="0.499002991026919" calcext:value-type="float">
            <text:p>0.4990</text:p>
          </table:table-cell>
          <table:table-cell table:style-name="ce7" table:formula="of:=([.AC35]+[.$R$47]*(SUM([.$Z35:.$AE35])/[.$R$48]))/([.$R$48]+[.$R$47])" office:value-type="float" office:value="0.499002991026919" calcext:value-type="float">
            <text:p>0.4990</text:p>
          </table:table-cell>
          <table:table-cell table:style-name="ce7" table:formula="of:=([.AD35]+[.$R$47]*(SUM([.$Z35:.$AE35])/[.$R$48]))/([.$R$48]+[.$R$47])" office:value-type="float" office:value="0.498504486540379" calcext:value-type="float">
            <text:p>0.4985</text:p>
          </table:table-cell>
          <table:table-cell table:style-name="ce7" table:formula="of:=([.AE35]+[.$R$47]*(SUM([.$Z35:.$AE35])/[.$R$48]))/([.$R$48]+[.$R$47])" office:value-type="float" office:value="0.498504486540379" calcext:value-type="float">
            <text:p>0.4985</text:p>
          </table:table-cell>
          <table:table-cell table:style-name="ce3"/>
          <table:table-cell table:style-name="ce2" office:value-type="string" calcext:value-type="string">
            <text:p>pais</text:p>
          </table:table-cell>
          <table:table-cell table:style-name="ce4"/>
          <table:table-cell table:number-columns-repeated="3" table:style-name="ce1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993"/>
        </table:table-row>
        <table:table-row table:style-name="ro1">
          <table:table-cell table:style-name="ce2" office:value-type="string" calcext:value-type="string">
            <text:p>permitido</text:p>
          </table:table-cell>
          <table:table-cell table:style-name="ce7" table:formula="of:=[.Z36]/[.Z$48]" office:value-type="float" office:value="0.0666666666666667" calcext:value-type="float">
            <text:p>0.0667</text:p>
          </table:table-cell>
          <table:table-cell table:style-name="ce7" table:formula="of:=[.AA36]/[.AA$48]" office:value-type="float" office:value="0" calcext:value-type="float">
            <text:p>0.0000</text:p>
          </table:table-cell>
          <table:table-cell table:style-name="ce7" table:formula="of:=[.AB36]/[.AB$48]" office:value-type="float" office:value="0" calcext:value-type="float">
            <text:p>0.0000</text:p>
          </table:table-cell>
          <table:table-cell table:style-name="ce7" table:formula="of:=[.AC36]/[.AC$48]" office:value-type="float" office:value="0" calcext:value-type="float">
            <text:p>0.0000</text:p>
          </table:table-cell>
          <table:table-cell table:style-name="ce7" table:formula="of:=[.AD36]/[.AD$48]" office:value-type="float" office:value="0" calcext:value-type="float">
            <text:p>0.0000</text:p>
          </table:table-cell>
          <table:table-cell table:style-name="ce7" table:formula="of:=[.AE36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permitido</text:p>
          </table:table-cell>
          <table:table-cell table:style-name="ce7" table:formula="of:=(1-[.$J$47])*([.Z36]/[.Z$48])+[.$J$47]*(SUM([.$Z36:.$AE36])/[.$J$48])" office:value-type="float" office:value="0.136666666666667" calcext:value-type="float">
            <text:p>0.1367</text:p>
          </table:table-cell>
          <table:table-cell table:style-name="ce7" table:formula="of:=(1-[.$J$47])*([.AA36]/[.AA$48])+[.$J$47]*(SUM([.$Z36:.$AE36])/[.$J$48])" office:value-type="float" office:value="0.116666666666667" calcext:value-type="float">
            <text:p>0.1167</text:p>
          </table:table-cell>
          <table:table-cell table:style-name="ce7" table:formula="of:=(1-[.$J$47])*([.AB36]/[.AB$48])+[.$J$47]*(SUM([.$Z36:.$AE36])/[.$J$48])" office:value-type="float" office:value="0.116666666666667" calcext:value-type="float">
            <text:p>0.1167</text:p>
          </table:table-cell>
          <table:table-cell table:style-name="ce7" table:formula="of:=(1-[.$J$47])*([.AC36]/[.AC$48])+[.$J$47]*(SUM([.$Z36:.$AE36])/[.$J$48])" office:value-type="float" office:value="0.116666666666667" calcext:value-type="float">
            <text:p>0.1167</text:p>
          </table:table-cell>
          <table:table-cell table:style-name="ce7" table:formula="of:=(1-[.$J$47])*([.AD36]/[.AD$48])+[.$J$47]*(SUM([.$Z36:.$AE36])/[.$J$48])" office:value-type="float" office:value="0.116666666666667" calcext:value-type="float">
            <text:p>0.1167</text:p>
          </table:table-cell>
          <table:table-cell table:style-name="ce7" table:formula="of:=(1-[.$J$47])*([.AE36]/[.AE$48])+[.$J$47]*(SUM([.$Z36:.$AE36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permitido</text:p>
          </table:table-cell>
          <table:table-cell table:style-name="ce7" table:formula="of:=([.Z36]+[.$R$47]*(SUM([.$Z36:.$AE36])/[.$R$48]))/([.$R$48]+[.$R$47])" office:value-type="float" office:value="0.166666666666667" calcext:value-type="float">
            <text:p>0.1667</text:p>
          </table:table-cell>
          <table:table-cell table:style-name="ce7" table:formula="of:=([.AA36]+[.$R$47]*(SUM([.$Z36:.$AE36])/[.$R$48]))/([.$R$48]+[.$R$47])" office:value-type="float" office:value="0.166168162180126" calcext:value-type="float">
            <text:p>0.1662</text:p>
          </table:table-cell>
          <table:table-cell table:style-name="ce7" table:formula="of:=([.AB36]+[.$R$47]*(SUM([.$Z36:.$AE36])/[.$R$48]))/([.$R$48]+[.$R$47])" office:value-type="float" office:value="0.166168162180126" calcext:value-type="float">
            <text:p>0.1662</text:p>
          </table:table-cell>
          <table:table-cell table:style-name="ce7" table:formula="of:=([.AC36]+[.$R$47]*(SUM([.$Z36:.$AE36])/[.$R$48]))/([.$R$48]+[.$R$47])" office:value-type="float" office:value="0.166168162180126" calcext:value-type="float">
            <text:p>0.1662</text:p>
          </table:table-cell>
          <table:table-cell table:style-name="ce7" table:formula="of:=([.AD36]+[.$R$47]*(SUM([.$Z36:.$AE36])/[.$R$48]))/([.$R$48]+[.$R$47])" office:value-type="float" office:value="0.166168162180126" calcext:value-type="float">
            <text:p>0.1662</text:p>
          </table:table-cell>
          <table:table-cell table:style-name="ce7" table:formula="of:=([.AE36]+[.$R$47]*(SUM([.$Z36:.$AE36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permitido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993"/>
        </table:table-row>
        <table:table-row table:style-name="ro1">
          <table:table-cell table:style-name="ce2" office:value-type="string" calcext:value-type="string">
            <text:p>pilares</text:p>
          </table:table-cell>
          <table:table-cell table:style-name="ce7" table:formula="of:=[.Z37]/[.Z$48]" office:value-type="float" office:value="0" calcext:value-type="float">
            <text:p>0.0000</text:p>
          </table:table-cell>
          <table:table-cell table:style-name="ce7" table:formula="of:=[.AA37]/[.AA$48]" office:value-type="float" office:value="0" calcext:value-type="float">
            <text:p>0.0000</text:p>
          </table:table-cell>
          <table:table-cell table:style-name="ce7" table:formula="of:=[.AB37]/[.AB$48]" office:value-type="float" office:value="0" calcext:value-type="float">
            <text:p>0.0000</text:p>
          </table:table-cell>
          <table:table-cell table:style-name="ce7" table:formula="of:=[.AC37]/[.AC$48]" office:value-type="float" office:value="0" calcext:value-type="float">
            <text:p>0.0000</text:p>
          </table:table-cell>
          <table:table-cell table:style-name="ce7" table:formula="of:=[.AD37]/[.AD$48]" office:value-type="float" office:value="0.0833333333333333" calcext:value-type="float">
            <text:p>0.0833</text:p>
          </table:table-cell>
          <table:table-cell table:style-name="ce7" table:formula="of:=[.AE37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pilares</text:p>
          </table:table-cell>
          <table:table-cell table:style-name="ce7" table:formula="of:=(1-[.$J$47])*([.Z37]/[.Z$48])+[.$J$47]*(SUM([.$Z37:.$AE37])/[.$J$48])" office:value-type="float" office:value="0.116666666666667" calcext:value-type="float">
            <text:p>0.1167</text:p>
          </table:table-cell>
          <table:table-cell table:style-name="ce7" table:formula="of:=(1-[.$J$47])*([.AA37]/[.AA$48])+[.$J$47]*(SUM([.$Z37:.$AE37])/[.$J$48])" office:value-type="float" office:value="0.116666666666667" calcext:value-type="float">
            <text:p>0.1167</text:p>
          </table:table-cell>
          <table:table-cell table:style-name="ce7" table:formula="of:=(1-[.$J$47])*([.AB37]/[.AB$48])+[.$J$47]*(SUM([.$Z37:.$AE37])/[.$J$48])" office:value-type="float" office:value="0.116666666666667" calcext:value-type="float">
            <text:p>0.1167</text:p>
          </table:table-cell>
          <table:table-cell table:style-name="ce7" table:formula="of:=(1-[.$J$47])*([.AC37]/[.AC$48])+[.$J$47]*(SUM([.$Z37:.$AE37])/[.$J$48])" office:value-type="float" office:value="0.116666666666667" calcext:value-type="float">
            <text:p>0.1167</text:p>
          </table:table-cell>
          <table:table-cell table:style-name="ce7" table:formula="of:=(1-[.$J$47])*([.AD37]/[.AD$48])+[.$J$47]*(SUM([.$Z37:.$AE37])/[.$J$48])" office:value-type="float" office:value="0.141666666666667" calcext:value-type="float">
            <text:p>0.1417</text:p>
          </table:table-cell>
          <table:table-cell table:style-name="ce7" table:formula="of:=(1-[.$J$47])*([.AE37]/[.AE$48])+[.$J$47]*(SUM([.$Z37:.$AE37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pilares</text:p>
          </table:table-cell>
          <table:table-cell table:style-name="ce7" table:formula="of:=([.Z37]+[.$R$47]*(SUM([.$Z37:.$AE37])/[.$R$48]))/([.$R$48]+[.$R$47])" office:value-type="float" office:value="0.166168162180126" calcext:value-type="float">
            <text:p>0.1662</text:p>
          </table:table-cell>
          <table:table-cell table:style-name="ce7" table:formula="of:=([.AA37]+[.$R$47]*(SUM([.$Z37:.$AE37])/[.$R$48]))/([.$R$48]+[.$R$47])" office:value-type="float" office:value="0.166168162180126" calcext:value-type="float">
            <text:p>0.1662</text:p>
          </table:table-cell>
          <table:table-cell table:style-name="ce7" table:formula="of:=([.AB37]+[.$R$47]*(SUM([.$Z37:.$AE37])/[.$R$48]))/([.$R$48]+[.$R$47])" office:value-type="float" office:value="0.166168162180126" calcext:value-type="float">
            <text:p>0.1662</text:p>
          </table:table-cell>
          <table:table-cell table:style-name="ce7" table:formula="of:=([.AC37]+[.$R$47]*(SUM([.$Z37:.$AE37])/[.$R$48]))/([.$R$48]+[.$R$47])" office:value-type="float" office:value="0.166168162180126" calcext:value-type="float">
            <text:p>0.1662</text:p>
          </table:table-cell>
          <table:table-cell table:style-name="ce7" table:formula="of:=([.AD37]+[.$R$47]*(SUM([.$Z37:.$AE37])/[.$R$48]))/([.$R$48]+[.$R$47])" office:value-type="float" office:value="0.166666666666667" calcext:value-type="float">
            <text:p>0.1667</text:p>
          </table:table-cell>
          <table:table-cell table:style-name="ce7" table:formula="of:=([.AE37]+[.$R$47]*(SUM([.$Z37:.$AE37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pilares</text:p>
          </table:table-cell>
          <table:table-cell table:style-name="ce4" table:number-columns-repeated="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produccion</text:p>
          </table:table-cell>
          <table:table-cell table:style-name="ce7" table:formula="of:=[.Z38]/[.Z$48]" office:value-type="float" office:value="0" calcext:value-type="float">
            <text:p>0.0000</text:p>
          </table:table-cell>
          <table:table-cell table:style-name="ce7" table:formula="of:=[.AA38]/[.AA$48]" office:value-type="float" office:value="0.0714285714285714" calcext:value-type="float">
            <text:p>0.0714</text:p>
          </table:table-cell>
          <table:table-cell table:style-name="ce7" table:formula="of:=[.AB38]/[.AB$48]" office:value-type="float" office:value="0.153846153846154" calcext:value-type="float">
            <text:p>0.1538</text:p>
          </table:table-cell>
          <table:table-cell table:style-name="ce7" table:formula="of:=[.AC38]/[.AC$48]" office:value-type="float" office:value="0" calcext:value-type="float">
            <text:p>0.0000</text:p>
          </table:table-cell>
          <table:table-cell table:style-name="ce7" table:formula="of:=[.AD38]/[.AD$48]" office:value-type="float" office:value="0" calcext:value-type="float">
            <text:p>0.0000</text:p>
          </table:table-cell>
          <table:table-cell table:style-name="ce7" table:formula="of:=[.AE38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produccion</text:p>
          </table:table-cell>
          <table:table-cell table:style-name="ce7" table:formula="of:=(1-[.$J$47])*([.Z38]/[.Z$48])+[.$J$47]*(SUM([.$Z38:.$AE38])/[.$J$48])" office:value-type="float" office:value="0.35" calcext:value-type="float">
            <text:p>0.3500</text:p>
          </table:table-cell>
          <table:table-cell table:style-name="ce7" table:formula="of:=(1-[.$J$47])*([.AA38]/[.AA$48])+[.$J$47]*(SUM([.$Z38:.$AE38])/[.$J$48])" office:value-type="float" office:value="0.371428571428571" calcext:value-type="float">
            <text:p>0.3714</text:p>
          </table:table-cell>
          <table:table-cell table:style-name="ce7" table:formula="of:=(1-[.$J$47])*([.AB38]/[.AB$48])+[.$J$47]*(SUM([.$Z38:.$AE38])/[.$J$48])" office:value-type="float" office:value="0.396153846153846" calcext:value-type="float">
            <text:p>0.3962</text:p>
          </table:table-cell>
          <table:table-cell table:style-name="ce7" table:formula="of:=(1-[.$J$47])*([.AC38]/[.AC$48])+[.$J$47]*(SUM([.$Z38:.$AE38])/[.$J$48])" office:value-type="float" office:value="0.35" calcext:value-type="float">
            <text:p>0.3500</text:p>
          </table:table-cell>
          <table:table-cell table:style-name="ce7" table:formula="of:=(1-[.$J$47])*([.AD38]/[.AD$48])+[.$J$47]*(SUM([.$Z38:.$AE38])/[.$J$48])" office:value-type="float" office:value="0.35" calcext:value-type="float">
            <text:p>0.3500</text:p>
          </table:table-cell>
          <table:table-cell table:style-name="ce7" table:formula="of:=(1-[.$J$47])*([.AE38]/[.AE$48])+[.$J$47]*(SUM([.$Z38:.$AE38])/[.$J$48])" office:value-type="float" office:value="0.35" calcext:value-type="float">
            <text:p>0.3500</text:p>
          </table:table-cell>
          <table:table-cell table:style-name="ce3"/>
          <table:table-cell table:style-name="ce2" office:value-type="string" calcext:value-type="string">
            <text:p>produccion</text:p>
          </table:table-cell>
          <table:table-cell table:style-name="ce7" table:formula="of:=([.Z38]+[.$R$47]*(SUM([.$Z38:.$AE38])/[.$R$48]))/([.$R$48]+[.$R$47])" office:value-type="float" office:value="0.498504486540379" calcext:value-type="float">
            <text:p>0.4985</text:p>
          </table:table-cell>
          <table:table-cell table:style-name="ce7" table:formula="of:=([.AA38]+[.$R$47]*(SUM([.$Z38:.$AE38])/[.$R$48]))/([.$R$48]+[.$R$47])" office:value-type="float" office:value="0.499002991026919" calcext:value-type="float">
            <text:p>0.4990</text:p>
          </table:table-cell>
          <table:table-cell table:style-name="ce7" table:formula="of:=([.AB38]+[.$R$47]*(SUM([.$Z38:.$AE38])/[.$R$48]))/([.$R$48]+[.$R$47])" office:value-type="float" office:value="0.49950149551346" calcext:value-type="float">
            <text:p>0.4995</text:p>
          </table:table-cell>
          <table:table-cell table:style-name="ce7" table:formula="of:=([.AC38]+[.$R$47]*(SUM([.$Z38:.$AE38])/[.$R$48]))/([.$R$48]+[.$R$47])" office:value-type="float" office:value="0.498504486540379" calcext:value-type="float">
            <text:p>0.4985</text:p>
          </table:table-cell>
          <table:table-cell table:style-name="ce7" table:formula="of:=([.AD38]+[.$R$47]*(SUM([.$Z38:.$AE38])/[.$R$48]))/([.$R$48]+[.$R$47])" office:value-type="float" office:value="0.498504486540379" calcext:value-type="float">
            <text:p>0.4985</text:p>
          </table:table-cell>
          <table:table-cell table:style-name="ce7" table:formula="of:=([.AE38]+[.$R$47]*(SUM([.$Z38:.$AE38])/[.$R$48]))/([.$R$48]+[.$R$47])" office:value-type="float" office:value="0.498504486540379" calcext:value-type="float">
            <text:p>0.4985</text:p>
          </table:table-cell>
          <table:table-cell table:style-name="ce3"/>
          <table:table-cell table:style-name="ce2" office:value-type="string" calcext:value-type="string">
            <text:p>produccion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>
            <text:p>riqueza</text:p>
          </table:table-cell>
          <table:table-cell table:style-name="ce7" table:formula="of:=[.Z39]/[.Z$48]" office:value-type="float" office:value="0" calcext:value-type="float">
            <text:p>0.0000</text:p>
          </table:table-cell>
          <table:table-cell table:style-name="ce7" table:formula="of:=[.AA39]/[.AA$48]" office:value-type="float" office:value="0.0714285714285714" calcext:value-type="float">
            <text:p>0.0714</text:p>
          </table:table-cell>
          <table:table-cell table:style-name="ce7" table:formula="of:=[.AB39]/[.AB$48]" office:value-type="float" office:value="0" calcext:value-type="float">
            <text:p>0.0000</text:p>
          </table:table-cell>
          <table:table-cell table:style-name="ce7" table:formula="of:=[.AC39]/[.AC$48]" office:value-type="float" office:value="0" calcext:value-type="float">
            <text:p>0.0000</text:p>
          </table:table-cell>
          <table:table-cell table:style-name="ce7" table:formula="of:=[.AD39]/[.AD$48]" office:value-type="float" office:value="0" calcext:value-type="float">
            <text:p>0.0000</text:p>
          </table:table-cell>
          <table:table-cell table:style-name="ce7" table:formula="of:=[.AE39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riqueza</text:p>
          </table:table-cell>
          <table:table-cell table:style-name="ce7" table:formula="of:=(1-[.$J$47])*([.Z39]/[.Z$48])+[.$J$47]*(SUM([.$Z39:.$AE39])/[.$J$48])" office:value-type="float" office:value="0.116666666666667" calcext:value-type="float">
            <text:p>0.1167</text:p>
          </table:table-cell>
          <table:table-cell table:style-name="ce7" table:formula="of:=(1-[.$J$47])*([.AA39]/[.AA$48])+[.$J$47]*(SUM([.$Z39:.$AE39])/[.$J$48])" office:value-type="float" office:value="0.138095238095238" calcext:value-type="float">
            <text:p>0.1381</text:p>
          </table:table-cell>
          <table:table-cell table:style-name="ce7" table:formula="of:=(1-[.$J$47])*([.AB39]/[.AB$48])+[.$J$47]*(SUM([.$Z39:.$AE39])/[.$J$48])" office:value-type="float" office:value="0.116666666666667" calcext:value-type="float">
            <text:p>0.1167</text:p>
          </table:table-cell>
          <table:table-cell table:style-name="ce7" table:formula="of:=(1-[.$J$47])*([.AC39]/[.AC$48])+[.$J$47]*(SUM([.$Z39:.$AE39])/[.$J$48])" office:value-type="float" office:value="0.116666666666667" calcext:value-type="float">
            <text:p>0.1167</text:p>
          </table:table-cell>
          <table:table-cell table:style-name="ce7" table:formula="of:=(1-[.$J$47])*([.AD39]/[.AD$48])+[.$J$47]*(SUM([.$Z39:.$AE39])/[.$J$48])" office:value-type="float" office:value="0.116666666666667" calcext:value-type="float">
            <text:p>0.1167</text:p>
          </table:table-cell>
          <table:table-cell table:style-name="ce7" table:formula="of:=(1-[.$J$47])*([.AE39]/[.AE$48])+[.$J$47]*(SUM([.$Z39:.$AE39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riqueza</text:p>
          </table:table-cell>
          <table:table-cell table:style-name="ce7" table:formula="of:=([.Z39]+[.$R$47]*(SUM([.$Z39:.$AE39])/[.$R$48]))/([.$R$48]+[.$R$47])" office:value-type="float" office:value="0.166168162180126" calcext:value-type="float">
            <text:p>0.1662</text:p>
          </table:table-cell>
          <table:table-cell table:style-name="ce7" table:formula="of:=([.AA39]+[.$R$47]*(SUM([.$Z39:.$AE39])/[.$R$48]))/([.$R$48]+[.$R$47])" office:value-type="float" office:value="0.166666666666667" calcext:value-type="float">
            <text:p>0.1667</text:p>
          </table:table-cell>
          <table:table-cell table:style-name="ce7" table:formula="of:=([.AB39]+[.$R$47]*(SUM([.$Z39:.$AE39])/[.$R$48]))/([.$R$48]+[.$R$47])" office:value-type="float" office:value="0.166168162180126" calcext:value-type="float">
            <text:p>0.1662</text:p>
          </table:table-cell>
          <table:table-cell table:style-name="ce7" table:formula="of:=([.AC39]+[.$R$47]*(SUM([.$Z39:.$AE39])/[.$R$48]))/([.$R$48]+[.$R$47])" office:value-type="float" office:value="0.166168162180126" calcext:value-type="float">
            <text:p>0.1662</text:p>
          </table:table-cell>
          <table:table-cell table:style-name="ce7" table:formula="of:=([.AD39]+[.$R$47]*(SUM([.$Z39:.$AE39])/[.$R$48]))/([.$R$48]+[.$R$47])" office:value-type="float" office:value="0.166168162180126" calcext:value-type="float">
            <text:p>0.1662</text:p>
          </table:table-cell>
          <table:table-cell table:style-name="ce7" table:formula="of:=([.AE39]+[.$R$47]*(SUM([.$Z39:.$AE39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riqueza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93"/>
        </table:table-row>
        <table:table-row table:style-name="ro1">
          <table:table-cell table:style-name="ce2" office:value-type="string" calcext:value-type="string">
            <text:p>ser</text:p>
          </table:table-cell>
          <table:table-cell table:style-name="ce7" table:formula="of:=[.Z40]/[.Z$48]" office:value-type="float" office:value="0" calcext:value-type="float">
            <text:p>0.0000</text:p>
          </table:table-cell>
          <table:table-cell table:style-name="ce7" table:formula="of:=[.AA40]/[.AA$48]" office:value-type="float" office:value="0" calcext:value-type="float">
            <text:p>0.0000</text:p>
          </table:table-cell>
          <table:table-cell table:style-name="ce7" table:formula="of:=[.AB40]/[.AB$48]" office:value-type="float" office:value="0" calcext:value-type="float">
            <text:p>0.0000</text:p>
          </table:table-cell>
          <table:table-cell table:style-name="ce7" table:formula="of:=[.AC40]/[.AC$48]" office:value-type="float" office:value="0" calcext:value-type="float">
            <text:p>0.0000</text:p>
          </table:table-cell>
          <table:table-cell table:style-name="ce7" table:formula="of:=[.AD40]/[.AD$48]" office:value-type="float" office:value="0.0833333333333333" calcext:value-type="float">
            <text:p>0.0833</text:p>
          </table:table-cell>
          <table:table-cell table:style-name="ce7" table:formula="of:=[.AE40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ser</text:p>
          </table:table-cell>
          <table:table-cell table:style-name="ce7" table:formula="of:=(1-[.$J$47])*([.Z40]/[.Z$48])+[.$J$47]*(SUM([.$Z40:.$AE40])/[.$J$48])" office:value-type="float" office:value="0.116666666666667" calcext:value-type="float">
            <text:p>0.1167</text:p>
          </table:table-cell>
          <table:table-cell table:style-name="ce7" table:formula="of:=(1-[.$J$47])*([.AA40]/[.AA$48])+[.$J$47]*(SUM([.$Z40:.$AE40])/[.$J$48])" office:value-type="float" office:value="0.116666666666667" calcext:value-type="float">
            <text:p>0.1167</text:p>
          </table:table-cell>
          <table:table-cell table:style-name="ce7" table:formula="of:=(1-[.$J$47])*([.AB40]/[.AB$48])+[.$J$47]*(SUM([.$Z40:.$AE40])/[.$J$48])" office:value-type="float" office:value="0.116666666666667" calcext:value-type="float">
            <text:p>0.1167</text:p>
          </table:table-cell>
          <table:table-cell table:style-name="ce7" table:formula="of:=(1-[.$J$47])*([.AC40]/[.AC$48])+[.$J$47]*(SUM([.$Z40:.$AE40])/[.$J$48])" office:value-type="float" office:value="0.116666666666667" calcext:value-type="float">
            <text:p>0.1167</text:p>
          </table:table-cell>
          <table:table-cell table:style-name="ce7" table:formula="of:=(1-[.$J$47])*([.AD40]/[.AD$48])+[.$J$47]*(SUM([.$Z40:.$AE40])/[.$J$48])" office:value-type="float" office:value="0.141666666666667" calcext:value-type="float">
            <text:p>0.1417</text:p>
          </table:table-cell>
          <table:table-cell table:style-name="ce7" table:formula="of:=(1-[.$J$47])*([.AE40]/[.AE$48])+[.$J$47]*(SUM([.$Z40:.$AE40])/[.$J$48])" office:value-type="float" office:value="0.116666666666667" calcext:value-type="float">
            <text:p>0.1167</text:p>
          </table:table-cell>
          <table:table-cell table:style-name="ce3"/>
          <table:table-cell table:style-name="ce2" office:value-type="string" calcext:value-type="string">
            <text:p>ser</text:p>
          </table:table-cell>
          <table:table-cell table:style-name="ce7" table:formula="of:=([.Z40]+[.$R$47]*(SUM([.$Z40:.$AE40])/[.$R$48]))/([.$R$48]+[.$R$47])" office:value-type="float" office:value="0.166168162180126" calcext:value-type="float">
            <text:p>0.1662</text:p>
          </table:table-cell>
          <table:table-cell table:style-name="ce7" table:formula="of:=([.AA40]+[.$R$47]*(SUM([.$Z40:.$AE40])/[.$R$48]))/([.$R$48]+[.$R$47])" office:value-type="float" office:value="0.166168162180126" calcext:value-type="float">
            <text:p>0.1662</text:p>
          </table:table-cell>
          <table:table-cell table:style-name="ce7" table:formula="of:=([.AB40]+[.$R$47]*(SUM([.$Z40:.$AE40])/[.$R$48]))/([.$R$48]+[.$R$47])" office:value-type="float" office:value="0.166168162180126" calcext:value-type="float">
            <text:p>0.1662</text:p>
          </table:table-cell>
          <table:table-cell table:style-name="ce7" table:formula="of:=([.AC40]+[.$R$47]*(SUM([.$Z40:.$AE40])/[.$R$48]))/([.$R$48]+[.$R$47])" office:value-type="float" office:value="0.166168162180126" calcext:value-type="float">
            <text:p>0.1662</text:p>
          </table:table-cell>
          <table:table-cell table:style-name="ce7" table:formula="of:=([.AD40]+[.$R$47]*(SUM([.$Z40:.$AE40])/[.$R$48]))/([.$R$48]+[.$R$47])" office:value-type="float" office:value="0.166666666666667" calcext:value-type="float">
            <text:p>0.1667</text:p>
          </table:table-cell>
          <table:table-cell table:style-name="ce7" table:formula="of:=([.AE40]+[.$R$47]*(SUM([.$Z40:.$AE40])/[.$R$48]))/([.$R$48]+[.$R$47])" office:value-type="float" office:value="0.166168162180126" calcext:value-type="float">
            <text:p>0.1662</text:p>
          </table:table-cell>
          <table:table-cell table:style-name="ce3"/>
          <table:table-cell table:style-name="ce2" office:value-type="string" calcext:value-type="string">
            <text:p>ser</text:p>
          </table:table-cell>
          <table:table-cell table:style-name="ce4" table:number-columns-repeated="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soberania</text:p>
          </table:table-cell>
          <table:table-cell table:style-name="ce7" table:formula="of:=[.Z41]/[.Z$48]" office:value-type="float" office:value="0" calcext:value-type="float">
            <text:p>0.0000</text:p>
          </table:table-cell>
          <table:table-cell table:style-name="ce7" table:formula="of:=[.AA41]/[.AA$48]" office:value-type="float" office:value="0" calcext:value-type="float">
            <text:p>0.0000</text:p>
          </table:table-cell>
          <table:table-cell table:style-name="ce7" table:formula="of:=[.AB41]/[.AB$48]" office:value-type="float" office:value="0" calcext:value-type="float">
            <text:p>0.0000</text:p>
          </table:table-cell>
          <table:table-cell table:style-name="ce7" table:formula="of:=[.AC41]/[.AC$48]" office:value-type="float" office:value="0" calcext:value-type="float">
            <text:p>0.0000</text:p>
          </table:table-cell>
          <table:table-cell table:style-name="ce7" table:formula="of:=[.AD41]/[.AD$48]" office:value-type="float" office:value="0" calcext:value-type="float">
            <text:p>0.0000</text:p>
          </table:table-cell>
          <table:table-cell table:style-name="ce7" table:formula="of:=[.AE41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soberania</text:p>
          </table:table-cell>
          <table:table-cell table:style-name="ce7" table:formula="of:=(1-[.$J$47])*([.Z41]/[.Z$48])+[.$J$47]*(SUM([.$Z41:.$AE41])/[.$J$48])" office:value-type="float" office:value="0.116666666666667" calcext:value-type="float">
            <text:p>0.1167</text:p>
          </table:table-cell>
          <table:table-cell table:style-name="ce7" table:formula="of:=(1-[.$J$47])*([.AA41]/[.AA$48])+[.$J$47]*(SUM([.$Z41:.$AE41])/[.$J$48])" office:value-type="float" office:value="0.116666666666667" calcext:value-type="float">
            <text:p>0.1167</text:p>
          </table:table-cell>
          <table:table-cell table:style-name="ce7" table:formula="of:=(1-[.$J$47])*([.AB41]/[.AB$48])+[.$J$47]*(SUM([.$Z41:.$AE41])/[.$J$48])" office:value-type="float" office:value="0.116666666666667" calcext:value-type="float">
            <text:p>0.1167</text:p>
          </table:table-cell>
          <table:table-cell table:style-name="ce7" table:formula="of:=(1-[.$J$47])*([.AC41]/[.AC$48])+[.$J$47]*(SUM([.$Z41:.$AE41])/[.$J$48])" office:value-type="float" office:value="0.116666666666667" calcext:value-type="float">
            <text:p>0.1167</text:p>
          </table:table-cell>
          <table:table-cell table:style-name="ce7" table:formula="of:=(1-[.$J$47])*([.AD41]/[.AD$48])+[.$J$47]*(SUM([.$Z41:.$AE41])/[.$J$48])" office:value-type="float" office:value="0.116666666666667" calcext:value-type="float">
            <text:p>0.1167</text:p>
          </table:table-cell>
          <table:table-cell table:style-name="ce7" table:formula="of:=(1-[.$J$47])*([.AE41]/[.AE$48])+[.$J$47]*(SUM([.$Z41:.$AE41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soberania</text:p>
          </table:table-cell>
          <table:table-cell table:style-name="ce7" table:formula="of:=([.Z41]+[.$R$47]*(SUM([.$Z41:.$AE41])/[.$R$48]))/([.$R$48]+[.$R$47])" office:value-type="float" office:value="0.166168162180126" calcext:value-type="float">
            <text:p>0.1662</text:p>
          </table:table-cell>
          <table:table-cell table:style-name="ce7" table:formula="of:=([.AA41]+[.$R$47]*(SUM([.$Z41:.$AE41])/[.$R$48]))/([.$R$48]+[.$R$47])" office:value-type="float" office:value="0.166168162180126" calcext:value-type="float">
            <text:p>0.1662</text:p>
          </table:table-cell>
          <table:table-cell table:style-name="ce7" table:formula="of:=([.AB41]+[.$R$47]*(SUM([.$Z41:.$AE41])/[.$R$48]))/([.$R$48]+[.$R$47])" office:value-type="float" office:value="0.166168162180126" calcext:value-type="float">
            <text:p>0.1662</text:p>
          </table:table-cell>
          <table:table-cell table:style-name="ce7" table:formula="of:=([.AC41]+[.$R$47]*(SUM([.$Z41:.$AE41])/[.$R$48]))/([.$R$48]+[.$R$47])" office:value-type="float" office:value="0.166168162180126" calcext:value-type="float">
            <text:p>0.1662</text:p>
          </table:table-cell>
          <table:table-cell table:style-name="ce7" table:formula="of:=([.AD41]+[.$R$47]*(SUM([.$Z41:.$AE41])/[.$R$48]))/([.$R$48]+[.$R$47])" office:value-type="float" office:value="0.166168162180126" calcext:value-type="float">
            <text:p>0.1662</text:p>
          </table:table-cell>
          <table:table-cell table:style-name="ce7" table:formula="of:=([.AE41]+[.$R$47]*(SUM([.$Z41:.$AE41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soberania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7" table:formula="of:=[.Z42]/[.Z$48]" office:value-type="float" office:value="0.133333333333333" calcext:value-type="float">
            <text:p>0.1333</text:p>
          </table:table-cell>
          <table:table-cell table:style-name="ce7" table:formula="of:=[.AA42]/[.AA$48]" office:value-type="float" office:value="0" calcext:value-type="float">
            <text:p>0.0000</text:p>
          </table:table-cell>
          <table:table-cell table:style-name="ce7" table:formula="of:=[.AB42]/[.AB$48]" office:value-type="float" office:value="0.0769230769230769" calcext:value-type="float">
            <text:p>0.0769</text:p>
          </table:table-cell>
          <table:table-cell table:style-name="ce7" table:formula="of:=[.AC42]/[.AC$48]" office:value-type="float" office:value="0.222222222222222" calcext:value-type="float">
            <text:p>0.2222</text:p>
          </table:table-cell>
          <table:table-cell table:style-name="ce7" table:formula="of:=[.AD42]/[.AD$48]" office:value-type="float" office:value="0" calcext:value-type="float">
            <text:p>0.0000</text:p>
          </table:table-cell>
          <table:table-cell table:style-name="ce7" table:formula="of:=[.AE42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software</text:p>
          </table:table-cell>
          <table:table-cell table:style-name="ce7" table:formula="of:=(1-[.$J$47])*([.Z42]/[.Z$48])+[.$J$47]*(SUM([.$Z42:.$AE42])/[.$J$48])" office:value-type="float" office:value="0.74" calcext:value-type="float">
            <text:p>0.7400</text:p>
          </table:table-cell>
          <table:table-cell table:style-name="ce7" table:formula="of:=(1-[.$J$47])*([.AA42]/[.AA$48])+[.$J$47]*(SUM([.$Z42:.$AE42])/[.$J$48])" office:value-type="float" office:value="0.7" calcext:value-type="float">
            <text:p>0.7000</text:p>
          </table:table-cell>
          <table:table-cell table:style-name="ce7" table:formula="of:=(1-[.$J$47])*([.AB42]/[.AB$48])+[.$J$47]*(SUM([.$Z42:.$AE42])/[.$J$48])" office:value-type="float" office:value="0.723076923076923" calcext:value-type="float">
            <text:p>0.7231</text:p>
          </table:table-cell>
          <table:table-cell table:style-name="ce7" table:formula="of:=(1-[.$J$47])*([.AC42]/[.AC$48])+[.$J$47]*(SUM([.$Z42:.$AE42])/[.$J$48])" office:value-type="float" office:value="0.766666666666667" calcext:value-type="float">
            <text:p>0.7667</text:p>
          </table:table-cell>
          <table:table-cell table:style-name="ce7" table:formula="of:=(1-[.$J$47])*([.AD42]/[.AD$48])+[.$J$47]*(SUM([.$Z42:.$AE42])/[.$J$48])" office:value-type="float" office:value="0.7" calcext:value-type="float">
            <text:p>0.7000</text:p>
          </table:table-cell>
          <table:table-cell table:style-name="ce7" table:formula="of:=(1-[.$J$47])*([.AE42]/[.AE$48])+[.$J$47]*(SUM([.$Z42:.$AE42])/[.$J$48])" office:value-type="float" office:value="0.725" calcext:value-type="float">
            <text:p>0.7250</text:p>
          </table:table-cell>
          <table:table-cell table:style-name="ce3"/>
          <table:table-cell table:style-name="ce2" office:value-type="string" calcext:value-type="string">
            <text:p>software</text:p>
          </table:table-cell>
          <table:table-cell table:style-name="ce7" table:formula="of:=([.Z42]+[.$R$47]*(SUM([.$Z42:.$AE42])/[.$R$48]))/([.$R$48]+[.$R$47])" office:value-type="float" office:value="0.998005982053838" calcext:value-type="float">
            <text:p>0.9980</text:p>
          </table:table-cell>
          <table:table-cell table:style-name="ce7" table:formula="of:=([.AA42]+[.$R$47]*(SUM([.$Z42:.$AE42])/[.$R$48]))/([.$R$48]+[.$R$47])" office:value-type="float" office:value="0.997008973080758" calcext:value-type="float">
            <text:p>0.9970</text:p>
          </table:table-cell>
          <table:table-cell table:style-name="ce7" table:formula="of:=([.AB42]+[.$R$47]*(SUM([.$Z42:.$AE42])/[.$R$48]))/([.$R$48]+[.$R$47])" office:value-type="float" office:value="0.997507477567298" calcext:value-type="float">
            <text:p>0.9975</text:p>
          </table:table-cell>
          <table:table-cell table:style-name="ce7" table:formula="of:=([.AC42]+[.$R$47]*(SUM([.$Z42:.$AE42])/[.$R$48]))/([.$R$48]+[.$R$47])" office:value-type="float" office:value="0.998005982053838" calcext:value-type="float">
            <text:p>0.9980</text:p>
          </table:table-cell>
          <table:table-cell table:style-name="ce7" table:formula="of:=([.AD42]+[.$R$47]*(SUM([.$Z42:.$AE42])/[.$R$48]))/([.$R$48]+[.$R$47])" office:value-type="float" office:value="0.997008973080758" calcext:value-type="float">
            <text:p>0.9970</text:p>
          </table:table-cell>
          <table:table-cell table:style-name="ce7" table:formula="of:=([.AE42]+[.$R$47]*(SUM([.$Z42:.$AE42])/[.$R$48]))/([.$R$48]+[.$R$47])" office:value-type="float" office:value="0.997507477567298" calcext:value-type="float">
            <text:p>0.9975</text:p>
          </table:table-cell>
          <table:table-cell table:style-name="ce3"/>
          <table:table-cell table:style-name="ce2" office:value-type="string" calcext:value-type="string">
            <text:p>software</text:p>
          </table:table-cell>
          <table:table-cell table:style-name="ce10" office:value-type="float" office:value="2" calcext:value-type="float">
            <text:p>2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tecnologia</text:p>
          </table:table-cell>
          <table:table-cell table:style-name="ce7" table:formula="of:=[.Z43]/[.Z$48]" office:value-type="float" office:value="0" calcext:value-type="float">
            <text:p>0.0000</text:p>
          </table:table-cell>
          <table:table-cell table:style-name="ce7" table:formula="of:=[.AA43]/[.AA$48]" office:value-type="float" office:value="0" calcext:value-type="float">
            <text:p>0.0000</text:p>
          </table:table-cell>
          <table:table-cell table:style-name="ce7" table:formula="of:=[.AB43]/[.AB$48]" office:value-type="float" office:value="0.153846153846154" calcext:value-type="float">
            <text:p>0.1538</text:p>
          </table:table-cell>
          <table:table-cell table:style-name="ce7" table:formula="of:=[.AC43]/[.AC$48]" office:value-type="float" office:value="0" calcext:value-type="float">
            <text:p>0.0000</text:p>
          </table:table-cell>
          <table:table-cell table:style-name="ce7" table:formula="of:=[.AD43]/[.AD$48]" office:value-type="float" office:value="0.0833333333333333" calcext:value-type="float">
            <text:p>0.0833</text:p>
          </table:table-cell>
          <table:table-cell table:style-name="ce7" table:formula="of:=[.AE43]/[.AE$48]" office:value-type="float" office:value="0" calcext:value-type="float">
            <text:p>0.0000</text:p>
          </table:table-cell>
          <table:table-cell table:style-name="ce3"/>
          <table:table-cell table:style-name="ce2" office:value-type="string" calcext:value-type="string">
            <text:p>tecnologia</text:p>
          </table:table-cell>
          <table:table-cell table:style-name="ce7" table:formula="of:=(1-[.$J$47])*([.Z43]/[.Z$48])+[.$J$47]*(SUM([.$Z43:.$AE43])/[.$J$48])" office:value-type="float" office:value="0.35" calcext:value-type="float">
            <text:p>0.3500</text:p>
          </table:table-cell>
          <table:table-cell table:style-name="ce7" table:formula="of:=(1-[.$J$47])*([.AA43]/[.AA$48])+[.$J$47]*(SUM([.$Z43:.$AE43])/[.$J$48])" office:value-type="float" office:value="0.35" calcext:value-type="float">
            <text:p>0.3500</text:p>
          </table:table-cell>
          <table:table-cell table:style-name="ce7" table:formula="of:=(1-[.$J$47])*([.AB43]/[.AB$48])+[.$J$47]*(SUM([.$Z43:.$AE43])/[.$J$48])" office:value-type="float" office:value="0.396153846153846" calcext:value-type="float">
            <text:p>0.3962</text:p>
          </table:table-cell>
          <table:table-cell table:style-name="ce7" table:formula="of:=(1-[.$J$47])*([.AC43]/[.AC$48])+[.$J$47]*(SUM([.$Z43:.$AE43])/[.$J$48])" office:value-type="float" office:value="0.35" calcext:value-type="float">
            <text:p>0.3500</text:p>
          </table:table-cell>
          <table:table-cell table:style-name="ce7" table:formula="of:=(1-[.$J$47])*([.AD43]/[.AD$48])+[.$J$47]*(SUM([.$Z43:.$AE43])/[.$J$48])" office:value-type="float" office:value="0.375" calcext:value-type="float">
            <text:p>0.3750</text:p>
          </table:table-cell>
          <table:table-cell table:style-name="ce7" table:formula="of:=(1-[.$J$47])*([.AE43]/[.AE$48])+[.$J$47]*(SUM([.$Z43:.$AE43])/[.$J$48])" office:value-type="float" office:value="0.35" calcext:value-type="float">
            <text:p>0.3500</text:p>
          </table:table-cell>
          <table:table-cell table:style-name="ce3"/>
          <table:table-cell table:style-name="ce2" office:value-type="string" calcext:value-type="string">
            <text:p>tecnologia</text:p>
          </table:table-cell>
          <table:table-cell table:style-name="ce7" table:formula="of:=([.Z43]+[.$R$47]*(SUM([.$Z43:.$AE43])/[.$R$48]))/([.$R$48]+[.$R$47])" office:value-type="float" office:value="0.498504486540379" calcext:value-type="float">
            <text:p>0.4985</text:p>
          </table:table-cell>
          <table:table-cell table:style-name="ce7" table:formula="of:=([.AA43]+[.$R$47]*(SUM([.$Z43:.$AE43])/[.$R$48]))/([.$R$48]+[.$R$47])" office:value-type="float" office:value="0.498504486540379" calcext:value-type="float">
            <text:p>0.4985</text:p>
          </table:table-cell>
          <table:table-cell table:style-name="ce7" table:formula="of:=([.AB43]+[.$R$47]*(SUM([.$Z43:.$AE43])/[.$R$48]))/([.$R$48]+[.$R$47])" office:value-type="float" office:value="0.49950149551346" calcext:value-type="float">
            <text:p>0.4995</text:p>
          </table:table-cell>
          <table:table-cell table:style-name="ce7" table:formula="of:=([.AC43]+[.$R$47]*(SUM([.$Z43:.$AE43])/[.$R$48]))/([.$R$48]+[.$R$47])" office:value-type="float" office:value="0.498504486540379" calcext:value-type="float">
            <text:p>0.4985</text:p>
          </table:table-cell>
          <table:table-cell table:style-name="ce7" table:formula="of:=([.AD43]+[.$R$47]*(SUM([.$Z43:.$AE43])/[.$R$48]))/([.$R$48]+[.$R$47])" office:value-type="float" office:value="0.499002991026919" calcext:value-type="float">
            <text:p>0.4990</text:p>
          </table:table-cell>
          <table:table-cell table:style-name="ce7" table:formula="of:=([.AE43]+[.$R$47]*(SUM([.$Z43:.$AE43])/[.$R$48]))/([.$R$48]+[.$R$47])" office:value-type="float" office:value="0.498504486540379" calcext:value-type="float">
            <text:p>0.4985</text:p>
          </table:table-cell>
          <table:table-cell table:style-name="ce3"/>
          <table:table-cell table:style-name="ce2" office:value-type="string" calcext:value-type="string">
            <text:p>tecnologia</text:p>
          </table:table-cell>
          <table:table-cell table:style-name="ce4" table:number-columns-repeated="2"/>
          <table:table-cell table:style-name="ce10" office:value-type="float" office:value="2" calcext:value-type="float">
            <text:p>2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tecnologica</text:p>
          </table:table-cell>
          <table:table-cell table:style-name="ce7" table:formula="of:=[.Z44]/[.Z$48]" office:value-type="float" office:value="0" calcext:value-type="float">
            <text:p>0.0000</text:p>
          </table:table-cell>
          <table:table-cell table:style-name="ce7" table:formula="of:=[.AA44]/[.AA$48]" office:value-type="float" office:value="0" calcext:value-type="float">
            <text:p>0.0000</text:p>
          </table:table-cell>
          <table:table-cell table:style-name="ce7" table:formula="of:=[.AB44]/[.AB$48]" office:value-type="float" office:value="0" calcext:value-type="float">
            <text:p>0.0000</text:p>
          </table:table-cell>
          <table:table-cell table:style-name="ce7" table:formula="of:=[.AC44]/[.AC$48]" office:value-type="float" office:value="0" calcext:value-type="float">
            <text:p>0.0000</text:p>
          </table:table-cell>
          <table:table-cell table:style-name="ce7" table:formula="of:=[.AD44]/[.AD$48]" office:value-type="float" office:value="0" calcext:value-type="float">
            <text:p>0.0000</text:p>
          </table:table-cell>
          <table:table-cell table:style-name="ce7" table:formula="of:=[.AE44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tecnologica</text:p>
          </table:table-cell>
          <table:table-cell table:style-name="ce7" table:formula="of:=(1-[.$J$47])*([.Z44]/[.Z$48])+[.$J$47]*(SUM([.$Z44:.$AE44])/[.$J$48])" office:value-type="float" office:value="0.116666666666667" calcext:value-type="float">
            <text:p>0.1167</text:p>
          </table:table-cell>
          <table:table-cell table:style-name="ce7" table:formula="of:=(1-[.$J$47])*([.AA44]/[.AA$48])+[.$J$47]*(SUM([.$Z44:.$AE44])/[.$J$48])" office:value-type="float" office:value="0.116666666666667" calcext:value-type="float">
            <text:p>0.1167</text:p>
          </table:table-cell>
          <table:table-cell table:style-name="ce7" table:formula="of:=(1-[.$J$47])*([.AB44]/[.AB$48])+[.$J$47]*(SUM([.$Z44:.$AE44])/[.$J$48])" office:value-type="float" office:value="0.116666666666667" calcext:value-type="float">
            <text:p>0.1167</text:p>
          </table:table-cell>
          <table:table-cell table:style-name="ce7" table:formula="of:=(1-[.$J$47])*([.AC44]/[.AC$48])+[.$J$47]*(SUM([.$Z44:.$AE44])/[.$J$48])" office:value-type="float" office:value="0.116666666666667" calcext:value-type="float">
            <text:p>0.1167</text:p>
          </table:table-cell>
          <table:table-cell table:style-name="ce7" table:formula="of:=(1-[.$J$47])*([.AD44]/[.AD$48])+[.$J$47]*(SUM([.$Z44:.$AE44])/[.$J$48])" office:value-type="float" office:value="0.116666666666667" calcext:value-type="float">
            <text:p>0.1167</text:p>
          </table:table-cell>
          <table:table-cell table:style-name="ce7" table:formula="of:=(1-[.$J$47])*([.AE44]/[.AE$48])+[.$J$47]*(SUM([.$Z44:.$AE44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tecnologica</text:p>
          </table:table-cell>
          <table:table-cell table:style-name="ce7" table:formula="of:=([.Z44]+[.$R$47]*(SUM([.$Z44:.$AE44])/[.$R$48]))/([.$R$48]+[.$R$47])" office:value-type="float" office:value="0.166168162180126" calcext:value-type="float">
            <text:p>0.1662</text:p>
          </table:table-cell>
          <table:table-cell table:style-name="ce7" table:formula="of:=([.AA44]+[.$R$47]*(SUM([.$Z44:.$AE44])/[.$R$48]))/([.$R$48]+[.$R$47])" office:value-type="float" office:value="0.166168162180126" calcext:value-type="float">
            <text:p>0.1662</text:p>
          </table:table-cell>
          <table:table-cell table:style-name="ce7" table:formula="of:=([.AB44]+[.$R$47]*(SUM([.$Z44:.$AE44])/[.$R$48]))/([.$R$48]+[.$R$47])" office:value-type="float" office:value="0.166168162180126" calcext:value-type="float">
            <text:p>0.1662</text:p>
          </table:table-cell>
          <table:table-cell table:style-name="ce7" table:formula="of:=([.AC44]+[.$R$47]*(SUM([.$Z44:.$AE44])/[.$R$48]))/([.$R$48]+[.$R$47])" office:value-type="float" office:value="0.166168162180126" calcext:value-type="float">
            <text:p>0.1662</text:p>
          </table:table-cell>
          <table:table-cell table:style-name="ce7" table:formula="of:=([.AD44]+[.$R$47]*(SUM([.$Z44:.$AE44])/[.$R$48]))/([.$R$48]+[.$R$47])" office:value-type="float" office:value="0.166168162180126" calcext:value-type="float">
            <text:p>0.1662</text:p>
          </table:table-cell>
          <table:table-cell table:style-name="ce7" table:formula="of:=([.AE44]+[.$R$47]*(SUM([.$Z44:.$AE44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tecnologica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vital</text:p>
          </table:table-cell>
          <table:table-cell table:style-name="ce7" table:formula="of:=[.Z45]/[.Z$48]" office:value-type="float" office:value="0" calcext:value-type="float">
            <text:p>0.0000</text:p>
          </table:table-cell>
          <table:table-cell table:style-name="ce7" table:formula="of:=[.AA45]/[.AA$48]" office:value-type="float" office:value="0" calcext:value-type="float">
            <text:p>0.0000</text:p>
          </table:table-cell>
          <table:table-cell table:style-name="ce7" table:formula="of:=[.AB45]/[.AB$48]" office:value-type="float" office:value="0" calcext:value-type="float">
            <text:p>0.0000</text:p>
          </table:table-cell>
          <table:table-cell table:style-name="ce7" table:formula="of:=[.AC45]/[.AC$48]" office:value-type="float" office:value="0" calcext:value-type="float">
            <text:p>0.0000</text:p>
          </table:table-cell>
          <table:table-cell table:style-name="ce7" table:formula="of:=[.AD45]/[.AD$48]" office:value-type="float" office:value="0" calcext:value-type="float">
            <text:p>0.0000</text:p>
          </table:table-cell>
          <table:table-cell table:style-name="ce7" table:formula="of:=[.AE45]/[.AE$48]" office:value-type="float" office:value="0.0833333333333333" calcext:value-type="float">
            <text:p>0.0833</text:p>
          </table:table-cell>
          <table:table-cell table:style-name="ce3"/>
          <table:table-cell table:style-name="ce2" office:value-type="string" calcext:value-type="string">
            <text:p>vital</text:p>
          </table:table-cell>
          <table:table-cell table:style-name="ce7" table:formula="of:=(1-[.$J$47])*([.Z45]/[.Z$48])+[.$J$47]*(SUM([.$Z45:.$AE45])/[.$J$48])" office:value-type="float" office:value="0.116666666666667" calcext:value-type="float">
            <text:p>0.1167</text:p>
          </table:table-cell>
          <table:table-cell table:style-name="ce7" table:formula="of:=(1-[.$J$47])*([.AA45]/[.AA$48])+[.$J$47]*(SUM([.$Z45:.$AE45])/[.$J$48])" office:value-type="float" office:value="0.116666666666667" calcext:value-type="float">
            <text:p>0.1167</text:p>
          </table:table-cell>
          <table:table-cell table:style-name="ce7" table:formula="of:=(1-[.$J$47])*([.AB45]/[.AB$48])+[.$J$47]*(SUM([.$Z45:.$AE45])/[.$J$48])" office:value-type="float" office:value="0.116666666666667" calcext:value-type="float">
            <text:p>0.1167</text:p>
          </table:table-cell>
          <table:table-cell table:style-name="ce7" table:formula="of:=(1-[.$J$47])*([.AC45]/[.AC$48])+[.$J$47]*(SUM([.$Z45:.$AE45])/[.$J$48])" office:value-type="float" office:value="0.116666666666667" calcext:value-type="float">
            <text:p>0.1167</text:p>
          </table:table-cell>
          <table:table-cell table:style-name="ce7" table:formula="of:=(1-[.$J$47])*([.AD45]/[.AD$48])+[.$J$47]*(SUM([.$Z45:.$AE45])/[.$J$48])" office:value-type="float" office:value="0.116666666666667" calcext:value-type="float">
            <text:p>0.1167</text:p>
          </table:table-cell>
          <table:table-cell table:style-name="ce7" table:formula="of:=(1-[.$J$47])*([.AE45]/[.AE$48])+[.$J$47]*(SUM([.$Z45:.$AE45])/[.$J$48])" office:value-type="float" office:value="0.141666666666667" calcext:value-type="float">
            <text:p>0.1417</text:p>
          </table:table-cell>
          <table:table-cell table:style-name="ce3"/>
          <table:table-cell table:style-name="ce2" office:value-type="string" calcext:value-type="string">
            <text:p>vital</text:p>
          </table:table-cell>
          <table:table-cell table:style-name="ce7" table:formula="of:=([.Z45]+[.$R$47]*(SUM([.$Z45:.$AE45])/[.$R$48]))/([.$R$48]+[.$R$47])" office:value-type="float" office:value="0.166168162180126" calcext:value-type="float">
            <text:p>0.1662</text:p>
          </table:table-cell>
          <table:table-cell table:style-name="ce7" table:formula="of:=([.AA45]+[.$R$47]*(SUM([.$Z45:.$AE45])/[.$R$48]))/([.$R$48]+[.$R$47])" office:value-type="float" office:value="0.166168162180126" calcext:value-type="float">
            <text:p>0.1662</text:p>
          </table:table-cell>
          <table:table-cell table:style-name="ce7" table:formula="of:=([.AB45]+[.$R$47]*(SUM([.$Z45:.$AE45])/[.$R$48]))/([.$R$48]+[.$R$47])" office:value-type="float" office:value="0.166168162180126" calcext:value-type="float">
            <text:p>0.1662</text:p>
          </table:table-cell>
          <table:table-cell table:style-name="ce7" table:formula="of:=([.AC45]+[.$R$47]*(SUM([.$Z45:.$AE45])/[.$R$48]))/([.$R$48]+[.$R$47])" office:value-type="float" office:value="0.166168162180126" calcext:value-type="float">
            <text:p>0.1662</text:p>
          </table:table-cell>
          <table:table-cell table:style-name="ce7" table:formula="of:=([.AD45]+[.$R$47]*(SUM([.$Z45:.$AE45])/[.$R$48]))/([.$R$48]+[.$R$47])" office:value-type="float" office:value="0.166168162180126" calcext:value-type="float">
            <text:p>0.1662</text:p>
          </table:table-cell>
          <table:table-cell table:style-name="ce7" table:formula="of:=([.AE45]+[.$R$47]*(SUM([.$Z45:.$AE45])/[.$R$48]))/([.$R$48]+[.$R$47])" office:value-type="float" office:value="0.166666666666667" calcext:value-type="float">
            <text:p>0.1667</text:p>
          </table:table-cell>
          <table:table-cell table:style-name="ce3"/>
          <table:table-cell table:style-name="ce2" office:value-type="string" calcext:value-type="string">
            <text:p>vital</text:p>
          </table:table-cell>
          <table:table-cell table:style-name="ce4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table:number-columns-repeated="31"/>
          <table:table-cell table:number-columns-repeated="993"/>
        </table:table-row>
        <table:table-row table:style-name="ro1">
          <table:table-cell table:style-name="ce4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3"/>
          <table:table-cell table:style-name="ce4" office:value-type="string" calcext:value-type="string">
            <text:p>lambda</text:p>
          </table:table-cell>
          <table:table-cell table:style-name="ce10" office:value-type="float" office:value="0.7" calcext:value-type="float">
            <text:p>0.7</text:p>
          </table:table-cell>
          <table:table-cell table:style-name="ce3" table:number-columns-repeated="6"/>
          <table:table-cell table:style-name="ce4" office:value-type="string" calcext:value-type="string">
            <text:p>mu</text:p>
          </table:table-cell>
          <table:table-cell table:style-name="ce10" office:value-type="float" office:value="2000" calcext:value-type="float">
            <text:p>2000</text:p>
          </table:table-cell>
          <table:table-cell table:style-name="ce3" table:number-columns-repeated="6"/>
          <table:table-cell table:style-name="ce4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8" table:formula="of:=[.B35]*[.B13]" office:value-type="float" office:value="0" calcext:value-type="float">
            <text:p>0.000</text:p>
          </table:table-cell>
          <table:table-cell table:style-name="ce8" table:formula="of:=[.C35]*[.C13]" office:value-type="float" office:value="0.00510204081632653" calcext:value-type="float">
            <text:p>0.005</text:p>
          </table:table-cell>
          <table:table-cell table:style-name="ce8" table:formula="of:=[.D35]*[.D13]" office:value-type="float" office:value="0" calcext:value-type="float">
            <text:p>0.000</text:p>
          </table:table-cell>
          <table:table-cell table:style-name="ce8" table:formula="of:=[.E35]*[.E13]" office:value-type="float" office:value="0.0123456790123457" calcext:value-type="float">
            <text:p>0.012</text:p>
          </table:table-cell>
          <table:table-cell table:style-name="ce8" table:formula="of:=[.F35]*[.F13]" office:value-type="float" office:value="0" calcext:value-type="float">
            <text:p>0.000</text:p>
          </table:table-cell>
          <table:table-cell table:style-name="ce8" table:formula="of:=[.G35]*[.G13]" office:value-type="float" office:value="0" calcext:value-type="float">
            <text:p>0.000</text:p>
          </table:table-cell>
          <table:table-cell table:style-name="ce3"/>
          <table:table-cell table:style-name="ce4" office:value-type="string" calcext:value-type="string">
            <text:p>C </text:p>
          </table:table-cell>
          <table:table-cell table:style-name="ce10" table:formula="of:=COUNTA([.J1:.O1])" office:value-type="float" office:value="6" calcext:value-type="float">
            <text:p>6</text:p>
          </table:table-cell>
          <table:table-cell table:style-name="ce3" table:number-columns-repeated="6"/>
          <table:table-cell table:style-name="ce4" office:value-type="string" calcext:value-type="string">
            <text:p>C </text:p>
          </table:table-cell>
          <table:table-cell table:style-name="ce10" table:formula="of:=COUNTA([.R1:.W1])" office:value-type="float" office:value="6" calcext:value-type="float">
            <text:p>6</text:p>
          </table:table-cell>
          <table:table-cell table:style-name="ce3" table:number-columns-repeated="6"/>
          <table:table-cell table:style-name="ce5" office:value-type="string" calcext:value-type="string">
            <text:p>Total palabras</text:p>
          </table:table-cell>
          <table:table-cell table:style-name="ce10" table:formula="of:=SUM([.Z2:.Z45])" office:value-type="float" office:value="15" calcext:value-type="float">
            <text:p>15</text:p>
          </table:table-cell>
          <table:table-cell table:style-name="ce10" table:formula="of:=SUM([.AA2:.AA45])" office:value-type="float" office:value="14" calcext:value-type="float">
            <text:p>14</text:p>
          </table:table-cell>
          <table:table-cell table:style-name="ce10" table:formula="of:=SUM([.AB2:.AB45])" office:value-type="float" office:value="13" calcext:value-type="float">
            <text:p>13</text:p>
          </table:table-cell>
          <table:table-cell table:style-name="ce10" table:formula="of:=SUM([.AC2:.AC45])" office:value-type="float" office:value="9" calcext:value-type="float">
            <text:p>9</text:p>
          </table:table-cell>
          <table:table-cell table:style-name="ce10" table:formula="of:=SUM([.AD2:.AD45])" office:value-type="float" office:value="12" calcext:value-type="float">
            <text:p>12</text:p>
          </table:table-cell>
          <table:table-cell table:style-name="ce10" table:formula="of:=SUM([.AE2:.AE45]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q2</text:p>
          </table:table-cell>
          <table:table-cell table:style-name="ce8" table:formula="of:=[.B35]*[.B31]*[.B13]" office:value-type="float" office:value="0" calcext:value-type="float">
            <text:p>0.000</text:p>
          </table:table-cell>
          <table:table-cell table:style-name="ce8" table:formula="of:=[.C35]*[.C31]*[.C13]" office:value-type="float" office:value="0.000364431486880466" calcext:value-type="float">
            <text:p>0.000</text:p>
          </table:table-cell>
          <table:table-cell table:style-name="ce8" table:formula="of:=[.D35]*[.D31]*[.D13]" office:value-type="float" office:value="0" calcext:value-type="float">
            <text:p>0.000</text:p>
          </table:table-cell>
          <table:table-cell table:style-name="ce8" table:formula="of:=[.E35]*[.E31]*[.E13]" office:value-type="float" office:value="0.00274348422496571" calcext:value-type="float">
            <text:p>0.003</text:p>
          </table:table-cell>
          <table:table-cell table:style-name="ce8" table:formula="of:=[.F35]*[.F31]*[.F13]" office:value-type="float" office:value="0" calcext:value-type="float">
            <text:p>0.000</text:p>
          </table:table-cell>
          <table:table-cell table:style-name="ce8" table:formula="of:=[.G35]*[.G31]*[.G13]" office:value-type="float" office:value="0" calcext:value-type="float">
            <text:p>0.000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3</text:p>
          </table:table-cell>
          <table:table-cell table:style-name="ce8" table:formula="of:=[.B42]*0*0" office:value-type="float" office:value="0" calcext:value-type="float">
            <text:p>0.000</text:p>
          </table:table-cell>
          <table:table-cell table:style-name="ce8" table:formula="of:=[.C42]*0*0" office:value-type="float" office:value="0" calcext:value-type="float">
            <text:p>0.000</text:p>
          </table:table-cell>
          <table:table-cell table:style-name="ce8" table:formula="of:=[.D42]*0*0" office:value-type="float" office:value="0" calcext:value-type="float">
            <text:p>0.000</text:p>
          </table:table-cell>
          <table:table-cell table:style-name="ce8" table:formula="of:=[.E42]*0*0" office:value-type="float" office:value="0" calcext:value-type="float">
            <text:p>0.000</text:p>
          </table:table-cell>
          <table:table-cell table:style-name="ce8" table:formula="of:=[.F42]*0*0" office:value-type="float" office:value="0" calcext:value-type="float">
            <text:p>0.000</text:p>
          </table:table-cell>
          <table:table-cell table:style-name="ce8" table:formula="of:=[.G42]*0*0" office:value-type="float" office:value="0" calcext:value-type="float">
            <text:p>0.000</text:p>
          </table:table-cell>
          <table:table-cell table:style-name="ce3" table:number-columns-repeated="24"/>
          <table:table-cell table:number-columns-repeated="993"/>
        </table:table-row>
        <table:table-row table:style-name="ro1" table:number-rows-repeated="2">
          <table:table-cell table:style-name="ce3" table:number-columns-repeated="31"/>
          <table:table-cell table:number-columns-repeated="993"/>
        </table:table-row>
        <table:table-row table:style-name="ro1">
          <table:table-cell table:style-name="ce6" office:value-type="string" calcext:value-type="string">
            <text:p>Jelinek-Mercer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8" table:formula="of:=[.J35]*[.J13]" office:value-type="float" office:value="0.1225" calcext:value-type="float">
            <text:p>0.123</text:p>
          </table:table-cell>
          <table:table-cell table:style-name="ce8" table:formula="of:=[.K35]*[.K13]" office:value-type="float" office:value="0.137959183673469" calcext:value-type="float">
            <text:p>0.138</text:p>
          </table:table-cell>
          <table:table-cell table:style-name="ce8" table:formula="of:=[.L35]*[.L13]" office:value-type="float" office:value="0.130576923076923" calcext:value-type="float">
            <text:p>0.131</text:p>
          </table:table-cell>
          <table:table-cell table:style-name="ce8" table:formula="of:=[.M35]*[.M13]" office:value-type="float" office:value="0.146944444444444" calcext:value-type="float">
            <text:p>0.147</text:p>
          </table:table-cell>
          <table:table-cell table:style-name="ce8" table:formula="of:=[.N35]*[.N13]" office:value-type="float" office:value="0.13125" calcext:value-type="float">
            <text:p>0.131</text:p>
          </table:table-cell>
          <table:table-cell table:style-name="ce8" table:formula="of:=[.O35]*[.O13]" office:value-type="float" office:value="0.1225" calcext:value-type="float">
            <text:p>0.123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2</text:p>
          </table:table-cell>
          <table:table-cell table:style-name="ce8" table:formula="of:=[.J35]*[.J31]*[.J13]" office:value-type="float" office:value="0.0882" calcext:value-type="float">
            <text:p>0.088</text:p>
          </table:table-cell>
          <table:table-cell table:style-name="ce8" table:formula="of:=[.K35]*[.K31]*[.K13]" office:value-type="float" office:value="0.0995276967930029" calcext:value-type="float">
            <text:p>0.100</text:p>
          </table:table-cell>
          <table:table-cell table:style-name="ce8" table:formula="of:=[.L35]*[.L31]*[.L13]" office:value-type="float" office:value="0.0914038461538462" calcext:value-type="float">
            <text:p>0.091</text:p>
          </table:table-cell>
          <table:table-cell table:style-name="ce8" table:formula="of:=[.M35]*[.M31]*[.M13]" office:value-type="float" office:value="0.112657407407407" calcext:value-type="float">
            <text:p>0.113</text:p>
          </table:table-cell>
          <table:table-cell table:style-name="ce8" table:formula="of:=[.N35]*[.N31]*[.N13]" office:value-type="float" office:value="0.09515625" calcext:value-type="float">
            <text:p>0.095</text:p>
          </table:table-cell>
          <table:table-cell table:style-name="ce8" table:formula="of:=[.O35]*[.O31]*[.O13]" office:value-type="float" office:value="0.0888125" calcext:value-type="float">
            <text:p>0.089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3</text:p>
          </table:table-cell>
          <table:table-cell table:style-name="ce8" table:formula="of:=[.J42]*0*0" office:value-type="float" office:value="0" calcext:value-type="float">
            <text:p>0.000</text:p>
          </table:table-cell>
          <table:table-cell table:style-name="ce8" table:formula="of:=[.K42]*0*0" office:value-type="float" office:value="0" calcext:value-type="float">
            <text:p>0.000</text:p>
          </table:table-cell>
          <table:table-cell table:style-name="ce8" table:formula="of:=[.L42]*0*0" office:value-type="float" office:value="0" calcext:value-type="float">
            <text:p>0.000</text:p>
          </table:table-cell>
          <table:table-cell table:style-name="ce8" table:formula="of:=[.M42]*0*0" office:value-type="float" office:value="0" calcext:value-type="float">
            <text:p>0.000</text:p>
          </table:table-cell>
          <table:table-cell table:style-name="ce8" table:formula="of:=[.N42]*0*0" office:value-type="float" office:value="0" calcext:value-type="float">
            <text:p>0.000</text:p>
          </table:table-cell>
          <table:table-cell table:style-name="ce8" table:formula="of:=[.O42]*0*0" office:value-type="float" office:value="0" calcext:value-type="float">
            <text:p>0.000</text:p>
          </table:table-cell>
          <table:table-cell table:style-name="ce3" table:number-columns-repeated="24"/>
          <table:table-cell table:number-columns-repeated="993"/>
        </table:table-row>
        <table:table-row table:style-name="ro1" table:number-rows-repeated="2">
          <table:table-cell table:style-name="ce3" table:number-columns-repeated="31"/>
          <table:table-cell table:number-columns-repeated="993"/>
        </table:table-row>
        <table:table-row table:style-name="ro1">
          <table:table-cell table:style-name="ce6" office:value-type="string" calcext:value-type="string">
            <text:p>Kullbak-Leiber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7" table:formula="of:=(0.5*LN(0.5/[.R35]))+(0.5*LN(0.5/[.R13]))" office:value-type="float" office:value="0.00299550897979837" calcext:value-type="float">
            <text:p>0.0030</text:p>
          </table:table-cell>
          <table:table-cell table:style-name="ce7" table:formula="of:=(0.5*LN(0.5/[.S35]))+(0.5*LN(0.5/[.S13]))" office:value-type="float" office:value="0.00199600864671488" calcext:value-type="float">
            <text:p>0.0020</text:p>
          </table:table-cell>
          <table:table-cell table:style-name="ce7" table:formula="of:=(0.5*LN(0.5/[.T35]))+(0.5*LN(0.5/[.T13]))" office:value-type="float" office:value="0.00249575881325662" calcext:value-type="float">
            <text:p>0.0025</text:p>
          </table:table-cell>
          <table:table-cell table:style-name="ce7" table:formula="of:=(0.5*LN(0.5/[.U35]))+(0.5*LN(0.5/[.U13]))" office:value-type="float" office:value="0.00199600864671488" calcext:value-type="float">
            <text:p>0.0020</text:p>
          </table:table-cell>
          <table:table-cell table:style-name="ce7" table:formula="of:=(0.5*LN(0.5/[.V35]))+(0.5*LN(0.5/[.V13]))" office:value-type="float" office:value="0.00249575881325662" calcext:value-type="float">
            <text:p>0.0025</text:p>
          </table:table-cell>
          <table:table-cell table:style-name="ce7" table:formula="of:=(0.5*LN(0.5/[.W35]))+(0.5*LN(0.5/[.W13]))" office:value-type="float" office:value="0.00299550897979837" calcext:value-type="float">
            <text:p>0.0030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2</text:p>
          </table:table-cell>
          <table:table-cell table:style-name="ce7" table:formula="of:=(0.333*LN(0.333/[.R35]))+(0.333*LN(0.333/[.R13]))+(0.333*LN(0.333/[.R31]))" office:value-type="float" office:value="-0.634051098877819" calcext:value-type="float">
            <text:p>-0.6341</text:p>
          </table:table-cell>
          <table:table-cell table:style-name="ce7" table:formula="of:=(0.333*LN(0.333/[.S35]))+(0.333*LN(0.333/[.S13]))+(0.333*LN(0.333/[.S31]))" office:value-type="float" office:value="-0.634716766099653" calcext:value-type="float">
            <text:p>-0.6347</text:p>
          </table:table-cell>
          <table:table-cell table:style-name="ce7" table:formula="of:=(0.333*LN(0.333/[.T35]))+(0.333*LN(0.333/[.T13]))+(0.333*LN(0.333/[.T31]))" office:value-type="float" office:value="-0.634217474099866" calcext:value-type="float">
            <text:p>-0.6342</text:p>
          </table:table-cell>
          <table:table-cell table:style-name="ce7" table:formula="of:=(0.333*LN(0.333/[.U35]))+(0.333*LN(0.333/[.U13]))+(0.333*LN(0.333/[.U31]))" office:value-type="float" office:value="-0.6348831413217" calcext:value-type="float">
            <text:p>-0.6349</text:p>
          </table:table-cell>
          <table:table-cell table:style-name="ce7" table:formula="of:=(0.333*LN(0.333/[.V35]))+(0.333*LN(0.333/[.V13]))+(0.333*LN(0.333/[.V31]))" office:value-type="float" office:value="-0.634383932488736" calcext:value-type="float">
            <text:p>-0.6344</text:p>
          </table:table-cell>
          <table:table-cell table:style-name="ce7" table:formula="of:=(0.333*LN(0.333/[.W35]))+(0.333*LN(0.333/[.W13]))+(0.333*LN(0.333/[.W31]))" office:value-type="float" office:value="-0.634051098877819" calcext:value-type="float">
            <text:p>-0.6341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5" office:value-type="string" calcext:value-type="string">
            <text:p>q3</text:p>
          </table:table-cell>
          <table:table-cell table:style-name="ce9" table:formula="of:=(0.333*LN(0.333/[.R42]))+(0.333*LN(0.333/0))+(0.333*LN(0.333/0))" office:value-type="string" office:string-value="" calcext:value-type="error">
            <text:p>#DIV/0!</text:p>
          </table:table-cell>
          <table:table-cell table:style-name="ce9" table:formula="of:=(0.333*LN(0.333/[.S42]))+(0.333*LN(0.333/0))+(0.333*LN(0.333/0))" office:value-type="string" office:string-value="" calcext:value-type="error">
            <text:p>#DIV/0!</text:p>
          </table:table-cell>
          <table:table-cell table:style-name="ce9" table:formula="of:=(0.333*LN(0.333/[.T42]))+(0.333*LN(0.333/0))+(0.333*LN(0.333/0))" office:value-type="string" office:string-value="" calcext:value-type="error">
            <text:p>#DIV/0!</text:p>
          </table:table-cell>
          <table:table-cell table:style-name="ce9" table:formula="of:=(0.333*LN(0.333/[.U42]))+(0.333*LN(0.333/0))+(0.333*LN(0.333/0))" office:value-type="string" office:string-value="" calcext:value-type="error">
            <text:p>#DIV/0!</text:p>
          </table:table-cell>
          <table:table-cell table:style-name="ce9" table:formula="of:=(0.333*LN(0.333/[.V42]))+(0.333*LN(0.333/0))+(0.333*LN(0.333/0))" office:value-type="string" office:string-value="" calcext:value-type="error">
            <text:p>#DIV/0!</text:p>
          </table:table-cell>
          <table:table-cell table:style-name="ce9" table:formula="of:=(0.333*LN(0.333/[.W42]))+(0.333*LN(0.333/0))+(0.333*LN(0.333/0))" office:value-type="string" office:string-value="" calcext:value-type="error">
            <text:p>#DIV/0!</text:p>
          </table:table-cell>
          <table:table-cell table:style-name="ce3" table:number-columns-repeated="24"/>
          <table:table-cell table:number-columns-repeated="993"/>
        </table:table-row>
        <table:table-row table:style-name="ro1" table:number-rows-repeated="3">
          <table:table-cell table:style-name="ce3" table:number-columns-repeated="31"/>
          <table:table-cell table:number-columns-repeated="99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9" meta:object-count="0"/>
    <meta:generator>LibreOfficeDev/6.0.5.2$Linux_X86_64 LibreOffice_project/</meta:generator>
  </office:meta>
</office:document-meta>
</file>